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08cm"/>
    </style:style>
    <style:style style:name="co3" style:family="table-column">
      <style:table-column-properties fo:break-before="auto" style:column-width="6.188cm"/>
    </style:style>
    <style:style style:name="co4" style:family="table-column">
      <style:table-column-properties fo:break-before="auto" style:column-width="13.75cm"/>
    </style:style>
    <style:style style:name="co5" style:family="table-column">
      <style:table-column-properties fo:break-before="auto" style:column-width="3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$A2]=1)" style:apply-style-name="Good" style:base-cell-address="'Auto (select correct)'.A2"/>
    </style:style>
  </office:automatic-styles>
  <office:body>
    <office:spreadsheet>
      <table:table table:name="Auto (select correct)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visibility="collapse" table:number-columns-repeated="9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external_i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winery_name</text:p>
          </table:table-cell>
          <table:table-cell table:style-name="Default" office:value-type="string" calcext:value-type="string">
            <text:p>info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vintage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purchase_pric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storage_area</text:p>
          </table:table-cell>
          <table:table-cell table:style-name="Default" office:value-type="string" calcext:value-type="string">
            <text:p>internal_notes</text:p>
          </table:table-cell>
          <table:table-cell table:style-name="Default" office:value-type="string" calcext:value-type="string">
            <text:p>matched_id</text:p>
          </table:table-cell>
          <table:table-cell table:style-name="Default" office:value-type="string" calcext:value-type="string">
            <text:p>matched_type</text:p>
          </table:table-cell>
          <table:table-cell table:style-name="Default" office:value-type="string" calcext:value-type="string">
            <text:p>matched_name</text:p>
          </table:table-cell>
          <table:table-cell table:style-name="Default" office:value-type="string" calcext:value-type="string">
            <text:p>matched_winery_nam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XTRA BRUT CUVEE' MARIANNA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S/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1.679745" calcext:value-type="float">
            <text:p>41,679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rdtvnd5fjvjwac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Biondi-Santi</text:p>
          </table:table-cell>
          <table:table-cell office:value-type="float" office:value="47.954277" calcext:value-type="float">
            <text:p>47,954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BAROLO BUSSIA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e3rp062s7tdk2s8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Aldo Conterno</text:p>
          </table:table-cell>
          <table:table-cell office:value-type="float" office:value="48.84518" calcext:value-type="float">
            <text:p>48,84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CONTRADA C</text:p>
          </table:table-cell>
          <table:table-cell office:value-type="string" calcext:value-type="string">
            <text:p>PASSOPISCIAR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nyg0cq26r15ngrkwz3kam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rada C</text:p>
          </table:table-cell>
          <table:table-cell office:value-type="string" calcext:value-type="string">
            <text:p>Passopisciaro</text:p>
          </table:table-cell>
          <table:table-cell office:value-type="float" office:value="48.36586" calcext:value-type="float">
            <text:p>48,36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ETNA ROSSO</text:p>
          </table:table-cell>
          <table:table-cell office:value-type="string" calcext:value-type="string">
            <text:p>BENA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hqzr4a6760mjm39x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</text:p>
          </table:table-cell>
          <table:table-cell office:value-type="string" calcext:value-type="string">
            <text:p>Benanti</text:p>
          </table:table-cell>
          <table:table-cell office:value-type="float" office:value="35.785133" calcext:value-type="float">
            <text:p>35,785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NERO D'AVOLA VRUCARA</text:p>
          </table:table-cell>
          <table:table-cell office:value-type="string" calcext:value-type="string">
            <text:p>FEUDO MONTO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64mstmytk3786fpe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rucara Nero d'Avola</text:p>
          </table:table-cell>
          <table:table-cell office:value-type="string" calcext:value-type="string">
            <text:p>Feudo Montoni</text:p>
          </table:table-cell>
          <table:table-cell office:value-type="float" office:value="57.83082" calcext:value-type="float">
            <text:p>57,83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NERO D'AVOLA VRUCARA</text:p>
          </table:table-cell>
          <table:table-cell office:value-type="string" calcext:value-type="string">
            <text:p>FEUDO MONTON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64mstmytk3786fpe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rucara Nero d'Avola</text:p>
          </table:table-cell>
          <table:table-cell office:value-type="string" calcext:value-type="string">
            <text:p>Feudo Montoni</text:p>
          </table:table-cell>
          <table:table-cell office:value-type="float" office:value="57.83082" calcext:value-type="float">
            <text:p>57,83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MORMORETO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zvmsb439qg392b793x0mh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moreto</text:p>
          </table:table-cell>
          <table:table-cell office:value-type="string" calcext:value-type="string">
            <text:p>Frescobaldi</text:p>
          </table:table-cell>
          <table:table-cell office:value-type="float" office:value="41.19737" calcext:value-type="float">
            <text:p>41,19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L'APPARITA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60sygzpm3fmahg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'Apparita</text:p>
          </table:table-cell>
          <table:table-cell office:value-type="string" calcext:value-type="string">
            <text:p>Castello di Ama</text:p>
          </table:table-cell>
          <table:table-cell office:value-type="float" office:value="46.430412" calcext:value-type="float">
            <text:p>46,430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321213" calcext:value-type="float">
            <text:p>46,321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321213" calcext:value-type="float">
            <text:p>46,321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321213" calcext:value-type="float">
            <text:p>46,321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321213" calcext:value-type="float">
            <text:p>46,321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321213" calcext:value-type="float">
            <text:p>46,321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/>
          <table:table-cell table:number-columns-repeated="2" office:value-type="string" calcext:value-type="string">
            <text:p>TENUTA DI TRINOR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nyzxbx1wjeqezkhzyek4ph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Tenuta di Trinoro</text:p>
          </table:table-cell>
          <table:table-cell office:value-type="float" office:value="55.156784" calcext:value-type="float">
            <text:p>55,156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rdtvnd5fjvjwac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Biondi-Santi</text:p>
          </table:table-cell>
          <table:table-cell office:value-type="float" office:value="47.954277" calcext:value-type="float">
            <text:p>47,954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g1y065j77e42zysr9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Massolino</text:p>
          </table:table-cell>
          <table:table-cell office:value-type="float" office:value="34.616455" calcext:value-type="float">
            <text:p>34,616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rdtvnd5fjvjwac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Biondi-Santi</text:p>
          </table:table-cell>
          <table:table-cell office:value-type="float" office:value="47.954277" calcext:value-type="float">
            <text:p>47,954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VAL DI SUG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f2k9dm5jfszkq1y2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Val di Suga</text:p>
          </table:table-cell>
          <table:table-cell office:value-type="float" office:value="49.081863" calcext:value-type="float">
            <text:p>49,081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BRUNELLO DI MONTALCINO CASTELGIOCONDO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ygmc83nked2r19hp8dz8km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Giocondo Brunello di Montalcino</text:p>
          </table:table-cell>
          <table:table-cell office:value-type="string" calcext:value-type="string">
            <text:p>Frescobaldi</text:p>
          </table:table-cell>
          <table:table-cell office:value-type="float" office:value="49.2977" calcext:value-type="float">
            <text:p>49,2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rqwm76qr0hvpr258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oggio di Sotto</text:p>
          </table:table-cell>
          <table:table-cell office:value-type="float" office:value="45.286148" calcext:value-type="float">
            <text:p>45,286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s1jdc5sdvfensx9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Poggio di Sotto</text:p>
          </table:table-cell>
          <table:table-cell office:value-type="float" office:value="46.878677" calcext:value-type="float">
            <text:p>46,878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BRUNELLO DI MONTALCINO TENUTA NUOVA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Nuova Brunello di Montalcino</text:p>
          </table:table-cell>
          <table:table-cell office:value-type="string" calcext:value-type="string">
            <text:p>Casanova di Neri</text:p>
          </table:table-cell>
          <table:table-cell office:value-type="float" office:value="59.346947" calcext:value-type="float">
            <text:p>59,346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BRUNELLO DI MONTALCINO TENUTA NUOVA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Nuova Brunello di Montalcino</text:p>
          </table:table-cell>
          <table:table-cell office:value-type="string" calcext:value-type="string">
            <text:p>Casanova di Neri</text:p>
          </table:table-cell>
          <table:table-cell office:value-type="float" office:value="59.346947" calcext:value-type="float">
            <text:p>59,346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BRUNELLO DI MONTALCINO TENUTA NUOVA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Nuova Brunello di Montalcino</text:p>
          </table:table-cell>
          <table:table-cell office:value-type="string" calcext:value-type="string">
            <text:p>Casanova di Neri</text:p>
          </table:table-cell>
          <table:table-cell office:value-type="float" office:value="59.346947" calcext:value-type="float">
            <text:p>59,346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SOLDER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we0bq3aah1mz4fs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Soldera</text:p>
          </table:table-cell>
          <table:table-cell office:value-type="float" office:value="44.792347" calcext:value-type="float">
            <text:p>44,792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SOLDER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we0bq3aah1mz4fs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Soldera</text:p>
          </table:table-cell>
          <table:table-cell office:value-type="float" office:value="44.792347" calcext:value-type="float">
            <text:p>44,792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SOLDER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we0bq3aah1mz4fs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Soldera</text:p>
          </table:table-cell>
          <table:table-cell office:value-type="float" office:value="44.792347" calcext:value-type="float">
            <text:p>44,792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SOLDER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we0bq3aah1mz4fs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Soldera</text:p>
          </table:table-cell>
          <table:table-cell office:value-type="float" office:value="44.792347" calcext:value-type="float">
            <text:p>44,792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MASTROJAN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xxn6av2sket6k35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Mastrojanni</text:p>
          </table:table-cell>
          <table:table-cell office:value-type="float" office:value="43.80083" calcext:value-type="float">
            <text:p>43,80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BAROLO RISERVA VIGNA RIONDA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g1d9p9wspfm7cy9nw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Vigna Rionda</text:p>
          </table:table-cell>
          <table:table-cell office:value-type="string" calcext:value-type="string">
            <text:p>Massolino</text:p>
          </table:table-cell>
          <table:table-cell office:value-type="float" office:value="49.851334" calcext:value-type="float">
            <text:p>49,851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BRUNELLO DI MONTALCINO VIGNA LORETO</text:p>
          </table:table-cell>
          <table:table-cell office:value-type="string" calcext:value-type="string">
            <text:p>MASTROJAN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2dvjcvwvkvt0kc15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Loreto Brunello di Montalcino</text:p>
          </table:table-cell>
          <table:table-cell office:value-type="string" calcext:value-type="string">
            <text:p>Mastrojanni</text:p>
          </table:table-cell>
          <table:table-cell office:value-type="float" office:value="52.428497" calcext:value-type="float">
            <text:p>52,428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51q4w7zb2qqpsr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 office:value-type="float" office:value="51.466217" calcext:value-type="float">
            <text:p>51,466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BAROLO FALLETTO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f0kx7ckz2qer388k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olo</text:p>
          </table:table-cell>
          <table:table-cell office:value-type="string" calcext:value-type="string">
            <text:p>Bruno Giacosa</text:p>
          </table:table-cell>
          <table:table-cell office:value-type="float" office:value="50.355164" calcext:value-type="float">
            <text:p>50,355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BAROLO FALLETTO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f0kx7ckz2qer388k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olo</text:p>
          </table:table-cell>
          <table:table-cell office:value-type="string" calcext:value-type="string">
            <text:p>Bruno Giacosa</text:p>
          </table:table-cell>
          <table:table-cell office:value-type="float" office:value="50.355164" calcext:value-type="float">
            <text:p>50,355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BAROLO FALLETTO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f0kx7ckz2qer388k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olo</text:p>
          </table:table-cell>
          <table:table-cell office:value-type="string" calcext:value-type="string">
            <text:p>Bruno Giacosa</text:p>
          </table:table-cell>
          <table:table-cell office:value-type="float" office:value="50.355164" calcext:value-type="float">
            <text:p>50,355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f125hj0bgamgb4v5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éva</text:p>
          </table:table-cell>
          <table:table-cell office:value-type="float" office:value="28.221802" calcext:value-type="float">
            <text:p>28,2218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CRISSANTE ALESSANDR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xnejvyarwk68n4r68pgz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rissante Alessandria</text:p>
          </table:table-cell>
          <table:table-cell office:value-type="float" office:value="48.52276" calcext:value-type="float">
            <text:p>48,52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CRISSANTE ALESSANDRI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xnejvyarwk68n4r68pgz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rissante Alessandria</text:p>
          </table:table-cell>
          <table:table-cell office:value-type="float" office:value="48.52276" calcext:value-type="float">
            <text:p>48,52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eyrqektavb3gyamfh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Trediberri</text:p>
          </table:table-cell>
          <table:table-cell office:value-type="float" office:value="36.18706" calcext:value-type="float">
            <text:p>36,18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BAROLO CONTEISA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pcr6xzdrpj8vew8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eisa Barolo</text:p>
          </table:table-cell>
          <table:table-cell office:value-type="string" calcext:value-type="string">
            <text:p>Gaja</text:p>
          </table:table-cell>
          <table:table-cell office:value-type="float" office:value="38.746258" calcext:value-type="float">
            <text:p>38,746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BAROLO ARIONE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0gxw2pcv1ns9ct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rione</text:p>
          </table:table-cell>
          <table:table-cell office:value-type="string" calcext:value-type="string">
            <text:p>Giacomo Conterno</text:p>
          </table:table-cell>
          <table:table-cell office:value-type="float" office:value="49.77059" calcext:value-type="float">
            <text:p>49,77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BAROLO ARIONE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0gxw2pcv1ns9ct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rione</text:p>
          </table:table-cell>
          <table:table-cell office:value-type="string" calcext:value-type="string">
            <text:p>Giacomo Conterno</text:p>
          </table:table-cell>
          <table:table-cell office:value-type="float" office:value="49.77059" calcext:value-type="float">
            <text:p>49,77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BAROLO ARIONE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0gxw2pcv1ns9ct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rione</text:p>
          </table:table-cell>
          <table:table-cell office:value-type="string" calcext:value-type="string">
            <text:p>Giacomo Conterno</text:p>
          </table:table-cell>
          <table:table-cell office:value-type="float" office:value="49.77059" calcext:value-type="float">
            <text:p>49,77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BAROLO ARIONE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0gxw2pcv1ns9ct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rione</text:p>
          </table:table-cell>
          <table:table-cell office:value-type="string" calcext:value-type="string">
            <text:p>Giacomo Conterno</text:p>
          </table:table-cell>
          <table:table-cell office:value-type="float" office:value="49.77059" calcext:value-type="float">
            <text:p>49,77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BAROLO ARIONE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7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0gxw2pcv1ns9ct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rione</text:p>
          </table:table-cell>
          <table:table-cell office:value-type="string" calcext:value-type="string">
            <text:p>Giacomo Conterno</text:p>
          </table:table-cell>
          <table:table-cell office:value-type="float" office:value="49.77059" calcext:value-type="float">
            <text:p>49,77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51q4w7zb2qqpsr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 office:value-type="float" office:value="51.466217" calcext:value-type="float">
            <text:p>51,466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51q4w7zb2qqpsr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 office:value-type="float" office:value="51.466217" calcext:value-type="float">
            <text:p>51,466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51q4w7zb2qqpsr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 office:value-type="float" office:value="51.466217" calcext:value-type="float">
            <text:p>51,466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8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51q4w7zb2qqpsr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 office:value-type="float" office:value="51.466217" calcext:value-type="float">
            <text:p>51,466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51q4w7zb2qqpsr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retta</text:p>
          </table:table-cell>
          <table:table-cell office:value-type="string" calcext:value-type="string">
            <text:p>Giacomo Conterno</text:p>
          </table:table-cell>
          <table:table-cell office:value-type="float" office:value="51.466217" calcext:value-type="float">
            <text:p>51,466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0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0</text:p>
          </table:table-cell>
          <table:table-cell office:value-type="float" office:value="8800" calcext:value-type="float">
            <text:p>8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3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4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3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4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5.657333" calcext:value-type="float">
            <text:p>55,657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MASTROJANN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xxn6av2sket6k35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Mastrojanni</text:p>
          </table:table-cell>
          <table:table-cell office:value-type="float" office:value="43.80083" calcext:value-type="float">
            <text:p>43,80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RIDOLF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qf34xver4t352gbb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Ridolfi</text:p>
          </table:table-cell>
          <table:table-cell office:value-type="float" office:value="43.80083" calcext:value-type="float">
            <text:p>43,80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3tsvckfc82dvphp0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 office:value-type="float" office:value="39.229435" calcext:value-type="float">
            <text:p>39,229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string" calcext:value-type="string">
            <text:p>MOREY SAINT DENIS</text:p>
          </table:table-cell>
          <table:table-cell office:value-type="string" calcext:value-type="string">
            <text:p>DOMAINE DUJA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yqn4kwjqna58gfds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y-Saint-Denis</text:p>
          </table:table-cell>
          <table:table-cell office:value-type="string" calcext:value-type="string">
            <text:p>Domaine Dujac</text:p>
          </table:table-cell>
          <table:table-cell office:value-type="float" office:value="43.931297" calcext:value-type="float">
            <text:p>43,931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DONA' ROUGE</text:p>
          </table:table-cell>
          <table:table-cell office:value-type="string" calcext:value-type="string">
            <text:p>DONA' HARTMAN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v5edspk5wgk87pdf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à Rouge</text:p>
          </table:table-cell>
          <table:table-cell office:value-type="string" calcext:value-type="string">
            <text:p>Hartmann Donà</text:p>
          </table:table-cell>
          <table:table-cell office:value-type="float" office:value="43.48123" calcext:value-type="float">
            <text:p>43,48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GRANATO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ato</text:p>
          </table:table-cell>
          <table:table-cell office:value-type="string" calcext:value-type="string">
            <text:p>Foradori</text:p>
          </table:table-cell>
          <table:table-cell office:value-type="float" office:value="38.52275" calcext:value-type="float">
            <text:p>38,52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MERLOT RISERVA KASTELAZ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6jr9a27wz76vak5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stelaz Riserva Merlot</text:p>
          </table:table-cell>
          <table:table-cell office:value-type="string" calcext:value-type="string">
            <text:p>Elena Walch</text:p>
          </table:table-cell>
          <table:table-cell office:value-type="float" office:value="53.481247" calcext:value-type="float">
            <text:p>53,481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PINOT NERO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nmd61hkk9sxtdtzj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Franz Haas</text:p>
          </table:table-cell>
          <table:table-cell office:value-type="float" office:value="36.86559" calcext:value-type="float">
            <text:p>36,86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PINOT NERO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nmd61hkk9sxtdtzj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Franz Haas</text:p>
          </table:table-cell>
          <table:table-cell office:value-type="float" office:value="36.86559" calcext:value-type="float">
            <text:p>36,86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PINOT NERO SCHWEIZER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c5nxx59wbtgq5eja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Schweizer</text:p>
          </table:table-cell>
          <table:table-cell office:value-type="string" calcext:value-type="string">
            <text:p>Franz Haas</text:p>
          </table:table-cell>
          <table:table-cell office:value-type="float" office:value="45.255936" calcext:value-type="float">
            <text:p>45,255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PINOT NERO AGOLE</text:p>
          </table:table-cell>
          <table:table-cell office:value-type="string" calcext:value-type="string">
            <text:p>CORVE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zaz8exm4vz0zf4kt7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Àgole Pinot Nero</text:p>
          </table:table-cell>
          <table:table-cell office:value-type="string" calcext:value-type="string">
            <text:p>Corvée</text:p>
          </table:table-cell>
          <table:table-cell office:value-type="float" office:value="46.693214" calcext:value-type="float">
            <text:p>46,693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CHEMIN DES MOINES DE VERGY</text:p>
          </table:table-cell>
          <table:table-cell office:value-type="string" calcext:value-type="string">
            <text:p>DOMAINE GROS FRERE ET SOE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6a9rg4gbnp7ce6dx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emin des Moines de Vergy</text:p>
          </table:table-cell>
          <table:table-cell office:value-type="string" calcext:value-type="string">
            <text:p>Domaine Gros Frère et Soeur</text:p>
          </table:table-cell>
          <table:table-cell office:value-type="float" office:value="63.092567" calcext:value-type="float">
            <text:p>63,092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string" calcext:value-type="string">
            <text:p>FIXIN VIEILLES VIGNES</text:p>
          </table:table-cell>
          <table:table-cell office:value-type="string" calcext:value-type="string">
            <text:p>DOMINIQUE LAUREN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kz1qzcj81d635gn2r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xin Vieilles Vignes</text:p>
          </table:table-cell>
          <table:table-cell office:value-type="string" calcext:value-type="string">
            <text:p>Dominique Laurent</text:p>
          </table:table-cell>
          <table:table-cell office:value-type="float" office:value="44.588623" calcext:value-type="float">
            <text:p>44,588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string" calcext:value-type="string">
            <text:p>GEVREY-CHAMBERTIN</text:p>
          </table:table-cell>
          <table:table-cell office:value-type="string" calcext:value-type="string">
            <text:p>PHILIPPE PACAL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6tc35qgj71eyb2vgv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Philippe Pacalet</text:p>
          </table:table-cell>
          <table:table-cell office:value-type="float" office:value="44.50446" calcext:value-type="float">
            <text:p>44,504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string" calcext:value-type="string">
            <text:p>GEVREY-CHAMBERTIN</text:p>
          </table:table-cell>
          <table:table-cell office:value-type="string" calcext:value-type="string">
            <text:p>PHILIPPE PACAL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6tc35qgj71eyb2vgv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Philippe Pacalet</text:p>
          </table:table-cell>
          <table:table-cell office:value-type="float" office:value="44.50446" calcext:value-type="float">
            <text:p>44,504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GEVREY-CHAMBERTIN</text:p>
          </table:table-cell>
          <table:table-cell office:value-type="string" calcext:value-type="string">
            <text:p>DAVID DUBAN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m2qyfzjfs8fprrtb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avid Duband</text:p>
          </table:table-cell>
          <table:table-cell office:value-type="float" office:value="43.89297" calcext:value-type="float">
            <text:p>43,89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GEVREY-CHAMBERTIN</text:p>
          </table:table-cell>
          <table:table-cell office:value-type="string" calcext:value-type="string">
            <text:p>CLAUDE DUGA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zqq1nc5ssy5wxa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Claude Dugat</text:p>
          </table:table-cell>
          <table:table-cell office:value-type="float" office:value="46.747528" calcext:value-type="float">
            <text:p>46,747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string" calcext:value-type="string">
            <text:p>MOREY SAINT DENIS</text:p>
          </table:table-cell>
          <table:table-cell office:value-type="string" calcext:value-type="string">
            <text:p>DOMAINE DUJA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yqn4kwjqna58gfds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y-Saint-Denis</text:p>
          </table:table-cell>
          <table:table-cell office:value-type="string" calcext:value-type="string">
            <text:p>Domaine Dujac</text:p>
          </table:table-cell>
          <table:table-cell office:value-type="float" office:value="43.931297" calcext:value-type="float">
            <text:p>43,931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string" calcext:value-type="string">
            <text:p>MOREY SAINT DENIS</text:p>
          </table:table-cell>
          <table:table-cell office:value-type="string" calcext:value-type="string">
            <text:p>DOMAINE DES LAMBRAY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k5dfxp5fyqqeee4zk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y-Saint-Denis</text:p>
          </table:table-cell>
          <table:table-cell office:value-type="string" calcext:value-type="string">
            <text:p>Domaine des Lambrays</text:p>
          </table:table-cell>
          <table:table-cell office:value-type="float" office:value="46.861702" calcext:value-type="float">
            <text:p>46,861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VOSNE ROMANEE 1ER CRU AUX MALCONSORTS</text:p>
          </table:table-cell>
          <table:table-cell office:value-type="string" calcext:value-type="string">
            <text:p>DOMAINE SYLVAIN CATHIAR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axttnaw8h36fgzebv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 1er Cru 'Aux Malconsorts'</text:p>
          </table:table-cell>
          <table:table-cell office:value-type="string" calcext:value-type="string">
            <text:p>Domaine Sylvain Cathiard</text:p>
          </table:table-cell>
          <table:table-cell office:value-type="float" office:value="62.971436" calcext:value-type="float">
            <text:p>62,971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VOSNE ROMANEE</text:p>
          </table:table-cell>
          <table:table-cell office:value-type="string" calcext:value-type="string">
            <text:p>DOMAINE DU COMTE LIGER-BELAI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axbwbpzg37nxhzxha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du Comte Liger-Belair</text:p>
          </table:table-cell>
          <table:table-cell office:value-type="float" office:value="53.187386" calcext:value-type="float">
            <text:p>53,187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VOLNAY</text:p>
          </table:table-cell>
          <table:table-cell office:value-type="string" calcext:value-type="string">
            <text:p>DOMINIQUE LAUREN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m17t3qzttnej90era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</text:p>
          </table:table-cell>
          <table:table-cell office:value-type="string" calcext:value-type="string">
            <text:p>Dominique Laurent</text:p>
          </table:table-cell>
          <table:table-cell office:value-type="float" office:value="35.64571" calcext:value-type="float">
            <text:p>35,64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CHATEAUNEUF-DU-PAPE ROUGE LES SINARDS</text:p>
          </table:table-cell>
          <table:table-cell office:value-type="string" calcext:value-type="string">
            <text:p>FAMILLE PERR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a7sse8e3qzgmxmy6m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 Les Sinards Rouge</text:p>
          </table:table-cell>
          <table:table-cell office:value-type="string" calcext:value-type="string">
            <text:p>Famille Perrin</text:p>
          </table:table-cell>
          <table:table-cell office:value-type="float" office:value="53.718834" calcext:value-type="float">
            <text:p>53,718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PINOT NOIR ROYAL ST. ROBERT CUVEE</text:p>
          </table:table-cell>
          <table:table-cell office:value-type="string" calcext:value-type="string">
            <text:p>RAE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mwp909xkhjg2kby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yal St Robert Cuvée Pinot Noir</text:p>
          </table:table-cell>
          <table:table-cell office:value-type="string" calcext:value-type="string">
            <text:p>Raen</text:p>
          </table:table-cell>
          <table:table-cell office:value-type="float" office:value="47.75276" calcext:value-type="float">
            <text:p>47,75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GRANGE</text:p>
          </table:table-cell>
          <table:table-cell office:value-type="string" calcext:value-type="string">
            <text:p>PENFOLD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aq4bhnqr3egpfp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ge</text:p>
          </table:table-cell>
          <table:table-cell office:value-type="string" calcext:value-type="string">
            <text:p>Penfolds</text:p>
          </table:table-cell>
          <table:table-cell office:value-type="float" office:value="28.05931" calcext:value-type="float">
            <text:p>28,059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PASSITO MONDESERTO</text:p>
          </table:table-cell>
          <table:table-cell office:value-type="string" calcext:value-type="string">
            <text:p>AGOSTINETTO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20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0pyetgrwnmecevvyq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ndeserto Passito</text:p>
          </table:table-cell>
          <table:table-cell office:value-type="string" calcext:value-type="string">
            <text:p>Agostinetto</text:p>
          </table:table-cell>
          <table:table-cell office:value-type="float" office:value="48.88594" calcext:value-type="float">
            <text:p>48,88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PASSITO MONDESERTO</text:p>
          </table:table-cell>
          <table:table-cell office:value-type="string" calcext:value-type="string">
            <text:p>AGOSTINETT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0pyetgrwnmecevvyq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ndeserto Passito</text:p>
          </table:table-cell>
          <table:table-cell office:value-type="string" calcext:value-type="string">
            <text:p>Agostinetto</text:p>
          </table:table-cell>
          <table:table-cell office:value-type="float" office:value="48.88594" calcext:value-type="float">
            <text:p>48,88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PASSITO MONDESERTO</text:p>
          </table:table-cell>
          <table:table-cell office:value-type="string" calcext:value-type="string">
            <text:p>AGOSTINETT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0pyetgrwnmecevvyq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ndeserto Passito</text:p>
          </table:table-cell>
          <table:table-cell office:value-type="string" calcext:value-type="string">
            <text:p>Agostinetto</text:p>
          </table:table-cell>
          <table:table-cell office:value-type="float" office:value="48.88594" calcext:value-type="float">
            <text:p>48,88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RABOSO PASSITO</text:p>
          </table:table-cell>
          <table:table-cell office:value-type="string" calcext:value-type="string">
            <text:p>BONOTTO DELLE TEZZE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20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dt4fqnqbeqct6yn4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aboso Passito</text:p>
          </table:table-cell>
          <table:table-cell office:value-type="string" calcext:value-type="string">
            <text:p>Bonotto delle Tezze</text:p>
          </table:table-cell>
          <table:table-cell office:value-type="float" office:value="60.255726" calcext:value-type="float">
            <text:p>60,255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RABOSO PASSITO</text:p>
          </table:table-cell>
          <table:table-cell office:value-type="string" calcext:value-type="string">
            <text:p>BONOTTO DELLE TEZZE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200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dt4fqnqbeqct6yn4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aboso Passito</text:p>
          </table:table-cell>
          <table:table-cell office:value-type="string" calcext:value-type="string">
            <text:p>Bonotto delle Tezze</text:p>
          </table:table-cell>
          <table:table-cell office:value-type="float" office:value="60.255726" calcext:value-type="float">
            <text:p>60,255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string" calcext:value-type="string">
            <text:p>MOSCATO ROSA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61bkevhz3sm6zdaj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</text:p>
          </table:table-cell>
          <table:table-cell office:value-type="string" calcext:value-type="string">
            <text:p>Elena Walch</text:p>
          </table:table-cell>
          <table:table-cell office:value-type="float" office:value="46.116882" calcext:value-type="float">
            <text:p>46,116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MATHUSALEM</text:p>
          </table:table-cell>
          <table:table-cell office:value-type="string" calcext:value-type="string">
            <text:p>202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RIDOLF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qf34xver4t352gbb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Ridolfi</text:p>
          </table:table-cell>
          <table:table-cell office:value-type="float" office:value="43.80083" calcext:value-type="float">
            <text:p>43,80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8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BRUNELLO DI MONTALCINO PELAGRILLI</text:p>
          </table:table-cell>
          <table:table-cell office:value-type="string" calcext:value-type="string">
            <text:p>SIRO PACE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b4rjfbxec4wbns09s0pa7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lagrilli Brunello di Montalcino</text:p>
          </table:table-cell>
          <table:table-cell office:value-type="string" calcext:value-type="string">
            <text:p>Siro Pacenti</text:p>
          </table:table-cell>
          <table:table-cell office:value-type="float" office:value="66.84744" calcext:value-type="float">
            <text:p>66,84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BRUNELLO DI MONTALCINO VIGNA MONTOSOLI</text:p>
          </table:table-cell>
          <table:table-cell office:value-type="string" calcext:value-type="string">
            <text:p>CANALICCHIO DI SOPR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951wgvxyhjdfv9t52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Montosoli Brunello di Montalcino</text:p>
          </table:table-cell>
          <table:table-cell office:value-type="string" calcext:value-type="string">
            <text:p>Canalicchio di Sopra</text:p>
          </table:table-cell>
          <table:table-cell office:value-type="float" office:value="65.437195" calcext:value-type="float">
            <text:p>65,437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/>
          <table:table-cell table:number-columns-repeated="2" office:value-type="string" calcext:value-type="string">
            <text:p>MASSE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4.145687" calcext:value-type="float">
            <text:p>34,145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/>
          <table:table-cell table:number-columns-repeated="2" office:value-type="string" calcext:value-type="string">
            <text:p>MASSE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4.145687" calcext:value-type="float">
            <text:p>34,145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/>
          <table:table-cell table:number-columns-repeated="2" office:value-type="string" calcext:value-type="string">
            <text:p>MASSE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4.145687" calcext:value-type="float">
            <text:p>34,145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/>
          <table:table-cell table:number-columns-repeated="2" office:value-type="string" calcext:value-type="string">
            <text:p>MASSE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4.145687" calcext:value-type="float">
            <text:p>34,145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/>
          <table:table-cell table:number-columns-repeated="2" office:value-type="string" calcext:value-type="string">
            <text:p>MASSE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4.145687" calcext:value-type="float">
            <text:p>34,145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/>
          <table:table-cell table:number-columns-repeated="2" office:value-type="string" calcext:value-type="string">
            <text:p>MASSET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4.145687" calcext:value-type="float">
            <text:p>34,145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/>
          <table:table-cell table:number-columns-repeated="2" office:value-type="string" calcext:value-type="string">
            <text:p>MASSETO</text:p>
          </table:table-cell>
          <table:table-cell/>
          <table:table-cell office:value-type="string" calcext:value-type="string">
            <text:p>MATHUSALEM</text:p>
          </table:table-cell>
          <table:table-cell office:value-type="string" calcext:value-type="string">
            <text:p>2016</text:p>
          </table:table-cell>
          <table:table-cell office:value-type="float" office:value="16800" calcext:value-type="float">
            <text:p>16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4.145687" calcext:value-type="float">
            <text:p>34,145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MASSETINO</text:p>
          </table:table-cell>
          <table:table-cell office:value-type="string" calcext:value-type="string">
            <text:p>MASSE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7p6pjy25vtpkmbkq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ino</text:p>
          </table:table-cell>
          <table:table-cell office:value-type="string" calcext:value-type="string">
            <text:p>Masseto</text:p>
          </table:table-cell>
          <table:table-cell office:value-type="float" office:value="42.891888" calcext:value-type="float">
            <text:p>42,891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MASSETINO</text:p>
          </table:table-cell>
          <table:table-cell office:value-type="string" calcext:value-type="string">
            <text:p>MASSE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7p6pjy25vtpkmbkq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ino</text:p>
          </table:table-cell>
          <table:table-cell office:value-type="string" calcext:value-type="string">
            <text:p>Masseto</text:p>
          </table:table-cell>
          <table:table-cell office:value-type="float" office:value="42.891888" calcext:value-type="float">
            <text:p>42,891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MASSETINO</text:p>
          </table:table-cell>
          <table:table-cell office:value-type="string" calcext:value-type="string">
            <text:p>MASSE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7p6pjy25vtpkmbkq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ino</text:p>
          </table:table-cell>
          <table:table-cell office:value-type="string" calcext:value-type="string">
            <text:p>Masseto</text:p>
          </table:table-cell>
          <table:table-cell office:value-type="float" office:value="42.891888" calcext:value-type="float">
            <text:p>42,891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7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9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8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3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4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1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7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3tsvckfc82dvphp0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 office:value-type="float" office:value="39.229435" calcext:value-type="float">
            <text:p>39,229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BAROLO RISERVA VILLERO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7rfxxdhhr6mb1kpkk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Villero</text:p>
          </table:table-cell>
          <table:table-cell office:value-type="string" calcext:value-type="string">
            <text:p>Vietti</text:p>
          </table:table-cell>
          <table:table-cell office:value-type="float" office:value="45.533558" calcext:value-type="float">
            <text:p>45,533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HIANTI CLASSICO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0f0t49p6s4b6nvk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Fontodi</text:p>
          </table:table-cell>
          <table:table-cell office:value-type="float" office:value="39.02343" calcext:value-type="float">
            <text:p>39,02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5s79cmyjcmq5k4b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 office:value-type="float" office:value="40.018585" calcext:value-type="float">
            <text:p>40,018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ALTURE BIANCO</text:p>
          </table:table-cell>
          <table:table-cell office:value-type="string" calcext:value-type="string">
            <text:p>GASPARE BUSCEM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gkd363dz8wazzs9t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ure Bianco</text:p>
          </table:table-cell>
          <table:table-cell office:value-type="string" calcext:value-type="string">
            <text:p>Gaspare Buscemi</text:p>
          </table:table-cell>
          <table:table-cell office:value-type="float" office:value="53.16091" calcext:value-type="float">
            <text:p>53,16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BIANCOSESTO</text:p>
          </table:table-cell>
          <table:table-cell office:value-type="string" calcext:value-type="string">
            <text:p>LA TUNELL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9p4jtcg4nbywchx8v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sesto</text:p>
          </table:table-cell>
          <table:table-cell office:value-type="string" calcext:value-type="string">
            <text:p>La Tunella</text:p>
          </table:table-cell>
          <table:table-cell office:value-type="float" office:value="45.238968" calcext:value-type="float">
            <text:p>45,238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66zzbqjtb85c2f5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Miani</text:p>
          </table:table-cell>
          <table:table-cell office:value-type="float" office:value="28.328161" calcext:value-type="float">
            <text:p>28,328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OLLIO BIANCO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vs7adt53p5t6dv3xp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Bianco</text:p>
          </table:table-cell>
          <table:table-cell office:value-type="string" calcext:value-type="string">
            <text:p>Borgo del Tiglio</text:p>
          </table:table-cell>
          <table:table-cell office:value-type="float" office:value="41.975548" calcext:value-type="float">
            <text:p>41,975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51jnpkk9pxe4ygtv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 office:value-type="float" office:value="51.72847" calcext:value-type="float">
            <text:p>51,728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51jnpkk9pxe4ygtv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 office:value-type="float" office:value="51.72847" calcext:value-type="float">
            <text:p>51,728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MALVASIA DIS CUMIER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yjyzv1ammcyyv7bgcp5yrh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is Cumieris Malvasia</text:p>
          </table:table-cell>
          <table:table-cell office:value-type="string" calcext:value-type="string">
            <text:p>Vie di Romans</text:p>
          </table:table-cell>
          <table:table-cell office:value-type="float" office:value="52.12097" calcext:value-type="float">
            <text:p>52,12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ssimis Pinot Grigio</text:p>
          </table:table-cell>
          <table:table-cell office:value-type="string" calcext:value-type="string">
            <text:p>Vie di Romans</text:p>
          </table:table-cell>
          <table:table-cell office:value-type="float" office:value="52.30465" calcext:value-type="float">
            <text:p>52,30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ssimis Pinot Grigio</text:p>
          </table:table-cell>
          <table:table-cell office:value-type="string" calcext:value-type="string">
            <text:p>Vie di Romans</text:p>
          </table:table-cell>
          <table:table-cell office:value-type="float" office:value="52.30465" calcext:value-type="float">
            <text:p>52,30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1.170124" calcext:value-type="float">
            <text:p>41,170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RIBOLLA GIALLA</text:p>
          </table:table-cell>
          <table:table-cell office:value-type="string" calcext:value-type="string">
            <text:p>TENUTA STEL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qd8km47xh7qfxcr9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Tenuta Stella</text:p>
          </table:table-cell>
          <table:table-cell office:value-type="float" office:value="40.974007" calcext:value-type="float">
            <text:p>40,974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SAUVIGNON</text:p>
          </table:table-cell>
          <table:table-cell office:value-type="string" calcext:value-type="string">
            <text:p>MERO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mhxm0y1ms8d03q6r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Meroi</text:p>
          </table:table-cell>
          <table:table-cell office:value-type="float" office:value="29.729057" calcext:value-type="float">
            <text:p>29,7290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SAUVIGNON RUTTARS</text:p>
          </table:table-cell>
          <table:table-cell office:value-type="string" calcext:value-type="string">
            <text:p>VILLA PAREN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bytq71nz8v5312vcp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uttars</text:p>
          </table:table-cell>
          <table:table-cell office:value-type="string" calcext:value-type="string">
            <text:p>Villa Parens</text:p>
          </table:table-cell>
          <table:table-cell office:value-type="float" office:value="44.928482" calcext:value-type="float">
            <text:p>44,928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5s79cmyjcmq5k4b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 office:value-type="float" office:value="40.018585" calcext:value-type="float">
            <text:p>40,018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ALTURE BIANCO RISERVA MASSIMA</text:p>
          </table:table-cell>
          <table:table-cell office:value-type="string" calcext:value-type="string">
            <text:p>GASPARE BUSCEM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gkjtn5vp1at82zz1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ure Riserva Massima Bianco</text:p>
          </table:table-cell>
          <table:table-cell office:value-type="string" calcext:value-type="string">
            <text:p>Gaspare Buscemi</text:p>
          </table:table-cell>
          <table:table-cell office:value-type="float" office:value="62.16469" calcext:value-type="float">
            <text:p>62,16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5s79cmyjcmq5k4b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Zidarich</text:p>
          </table:table-cell>
          <table:table-cell office:value-type="float" office:value="40.018585" calcext:value-type="float">
            <text:p>40,018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VITOVSKA</text:p>
          </table:table-cell>
          <table:table-cell office:value-type="string" calcext:value-type="string">
            <text:p>VODOPIVE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tgfhzehf4pngw112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Vodopivec</text:p>
          </table:table-cell>
          <table:table-cell office:value-type="float" office:value="42.682312" calcext:value-type="float">
            <text:p>42,682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MARINA CVET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pkdm7peeafhc51g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Marina Cvetić</text:p>
          </table:table-cell>
          <table:table-cell office:value-type="float" office:value="40.436836" calcext:value-type="float">
            <text:p>40,436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krmx1tmzcfkpsw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 office:value-type="float" office:value="32.482235" calcext:value-type="float">
            <text:p>32,482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krmx1tmzcfkpsw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 office:value-type="float" office:value="32.482235" calcext:value-type="float">
            <text:p>32,482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krmx1tmzcfkpsw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 office:value-type="float" office:value="32.482235" calcext:value-type="float">
            <text:p>32,482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krmx1tmzcfkpsw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 office:value-type="float" office:value="32.482235" calcext:value-type="float">
            <text:p>32,482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krmx1tmzcfkpswt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Valentini</text:p>
          </table:table-cell>
          <table:table-cell office:value-type="float" office:value="32.482235" calcext:value-type="float">
            <text:p>32,482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SAMARCANDA</text:p>
          </table:table-cell>
          <table:table-cell office:value-type="string" calcext:value-type="string">
            <text:p>FONTEZOPP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633hqabn7wbjmk64a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marcanda</text:p>
          </table:table-cell>
          <table:table-cell office:value-type="string" calcext:value-type="string">
            <text:p>Fontezoppa</text:p>
          </table:table-cell>
          <table:table-cell office:value-type="float" office:value="39.404594" calcext:value-type="float">
            <text:p>39,404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CHARDONNAY PIODILEI</text:p>
          </table:table-cell>
          <table:table-cell office:value-type="string" calcext:value-type="string">
            <text:p>PIO CESAR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g913wn0by6c7hytwa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odilei Chardonnay</text:p>
          </table:table-cell>
          <table:table-cell office:value-type="string" calcext:value-type="string">
            <text:p>Pio Cesare</text:p>
          </table:table-cell>
          <table:table-cell office:value-type="float" office:value="52.859512" calcext:value-type="float">
            <text:p>52,859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ROERO ARNEIS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rfddxje37nb8mgzds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ro Arneis</text:p>
          </table:table-cell>
          <table:table-cell office:value-type="string" calcext:value-type="string">
            <text:p>Bruno Giacosa</text:p>
          </table:table-cell>
          <table:table-cell office:value-type="float" office:value="47.025284" calcext:value-type="float">
            <text:p>47,025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ETNA BIANCO ROCCA COELI</text:p>
          </table:table-cell>
          <table:table-cell office:value-type="string" calcext:value-type="string">
            <text:p>PALA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ja7neg5pd7pnyc3jg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cca Coeli Etna Bianco</text:p>
          </table:table-cell>
          <table:table-cell office:value-type="string" calcext:value-type="string">
            <text:p>Palari</text:p>
          </table:table-cell>
          <table:table-cell office:value-type="float" office:value="51.414593" calcext:value-type="float">
            <text:p>51,414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TIRSAT</text:p>
          </table:table-cell>
          <table:table-cell office:value-type="string" calcext:value-type="string">
            <text:p>FEUDI DEL PISCI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nfpfxp3j2yb1q05a4hanv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rsat</text:p>
          </table:table-cell>
          <table:table-cell office:value-type="string" calcext:value-type="string">
            <text:p>Feudi del Pisciotto</text:p>
          </table:table-cell>
          <table:table-cell office:value-type="float" office:value="46.44319" calcext:value-type="float">
            <text:p>46,44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ALTURE BIANCO</text:p>
          </table:table-cell>
          <table:table-cell office:value-type="string" calcext:value-type="string">
            <text:p>GASPARE BUSCEM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gkd363dz8wazzs9t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ure Bianco</text:p>
          </table:table-cell>
          <table:table-cell office:value-type="string" calcext:value-type="string">
            <text:p>Gaspare Buscemi</text:p>
          </table:table-cell>
          <table:table-cell office:value-type="float" office:value="53.16091" calcext:value-type="float">
            <text:p>53,16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ALTURE BIANCO RISERVA MASSIMA</text:p>
          </table:table-cell>
          <table:table-cell office:value-type="string" calcext:value-type="string">
            <text:p>GASPARE BUSCEM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gkjtn5vp1at82zz1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ure Riserva Massima Bianco</text:p>
          </table:table-cell>
          <table:table-cell office:value-type="string" calcext:value-type="string">
            <text:p>Gaspare Buscemi</text:p>
          </table:table-cell>
          <table:table-cell office:value-type="float" office:value="62.16469" calcext:value-type="float">
            <text:p>62,16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SAINT ROMAIN</text:p>
          </table:table-cell>
          <table:table-cell office:value-type="string" calcext:value-type="string">
            <text:p>OLIVIER LEFLAIV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rvcmenekdm8bbasvtk0sm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-Romain</text:p>
          </table:table-cell>
          <table:table-cell office:value-type="string" calcext:value-type="string">
            <text:p>Olivier Leflaive</text:p>
          </table:table-cell>
          <table:table-cell office:value-type="float" office:value="41.56836" calcext:value-type="float">
            <text:p>41,56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BRUT CHAMPAGNE</text:p>
          </table:table-cell>
          <table:table-cell office:value-type="string" calcext:value-type="string">
            <text:p>GOSS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xnejwwbckmqegfz3v412a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Champagne</text:p>
          </table:table-cell>
          <table:table-cell office:value-type="string" calcext:value-type="string">
            <text:p>Gosset</text:p>
          </table:table-cell>
          <table:table-cell office:value-type="float" office:value="31.611902" calcext:value-type="float">
            <text:p>31,61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XTRA BRUT CUVEE' MARIANNA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1.679745" calcext:value-type="float">
            <text:p>41,679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RUT FRANCIACORTA DOPPIO ERRE DI</text:p>
          </table:table-cell>
          <table:table-cell office:value-type="string" calcext:value-type="string">
            <text:p>DERBUSCO CIVE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e4bg9s9j5b4s29c4d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 Doppio Erre Di</text:p>
          </table:table-cell>
          <table:table-cell office:value-type="string" calcext:value-type="string">
            <text:p>Derbusco Cives</text:p>
          </table:table-cell>
          <table:table-cell office:value-type="float" office:value="57.628937" calcext:value-type="float">
            <text:p>57,6289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BRUT FRANCIACORTA ALMA GRANDE CUVEE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z8rdfpgmgkvghev9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ée Alma Brut</text:p>
          </table:table-cell>
          <table:table-cell office:value-type="string" calcext:value-type="string">
            <text:p>Bellavista</text:p>
          </table:table-cell>
          <table:table-cell office:value-type="float" office:value="42.616783" calcext:value-type="float">
            <text:p>42,616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BRUT FRANCIACORTA ALMA GRANDE CUVEE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z8rdfpgmgkvghev9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ée Alma Brut</text:p>
          </table:table-cell>
          <table:table-cell office:value-type="string" calcext:value-type="string">
            <text:p>Bellavista</text:p>
          </table:table-cell>
          <table:table-cell office:value-type="float" office:value="42.616783" calcext:value-type="float">
            <text:p>42,616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RUT FRANCIACORTA ALMA GRANDE CUVEE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z8rdfpgmgkvghev9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ée Alma Brut</text:p>
          </table:table-cell>
          <table:table-cell office:value-type="string" calcext:value-type="string">
            <text:p>Bellavista</text:p>
          </table:table-cell>
          <table:table-cell office:value-type="float" office:value="42.616783" calcext:value-type="float">
            <text:p>42,616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ROSECCO EXTRA DRY</text:p>
          </table:table-cell>
          <table:table-cell office:value-type="string" calcext:value-type="string">
            <text:p>TORRESEL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xdxc0p1jdjxywpra6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Torresella</text:p>
          </table:table-cell>
          <table:table-cell office:value-type="float" office:value="40.274895" calcext:value-type="float">
            <text:p>40,274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ROSECCO BRUT</text:p>
          </table:table-cell>
          <table:table-cell office:value-type="string" calcext:value-type="string">
            <text:p>BIANCAVIGN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n7s32jqmgxrwcxyb4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Brut</text:p>
          </table:table-cell>
          <table:table-cell office:value-type="string" calcext:value-type="string">
            <text:p>BiancaVigna</text:p>
          </table:table-cell>
          <table:table-cell office:value-type="float" office:value="35.382683" calcext:value-type="float">
            <text:p>35,382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BRUT CHAMPAGNE PREMIERE CUVEE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ygjgaa4mnpg4cxnemd8vfb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 Premiere Cuvee</text:p>
          </table:table-cell>
          <table:table-cell office:value-type="string" calcext:value-type="string">
            <text:p>Bruno Paillard</text:p>
          </table:table-cell>
          <table:table-cell office:value-type="float" office:value="42.29986" calcext:value-type="float">
            <text:p>42,29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BRUT CHAMPAGNE MILLESIME</text:p>
          </table:table-cell>
          <table:table-cell office:value-type="string" calcext:value-type="string">
            <text:p>THIEN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ds7vbey7sfry1fheez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Millésimé Champagne</text:p>
          </table:table-cell>
          <table:table-cell office:value-type="string" calcext:value-type="string">
            <text:p>Thienot</text:p>
          </table:table-cell>
          <table:table-cell office:value-type="float" office:value="40.140472" calcext:value-type="float">
            <text:p>40,140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CHAMPAGNE BRUT RESERVE EXCLUSIVE</text:p>
          </table:table-cell>
          <table:table-cell office:value-type="string" calcext:value-type="string">
            <text:p>NICOLAS FEUILLATT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snh4e896nvqvz6f5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éserve Exclusive Brut Champagne</text:p>
          </table:table-cell>
          <table:table-cell office:value-type="string" calcext:value-type="string">
            <text:p>Nicolas Feuillatte</text:p>
          </table:table-cell>
          <table:table-cell office:value-type="float" office:value="49.503227" calcext:value-type="float">
            <text:p>49,503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BRUT CHAMPAGNE INTUITION</text:p>
          </table:table-cell>
          <table:table-cell office:value-type="string" calcext:value-type="string">
            <text:p>LEGRAS &amp; HAA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dmz0cfn438m5mf9zse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ntuition Brut Champagne</text:p>
          </table:table-cell>
          <table:table-cell office:value-type="string" calcext:value-type="string">
            <text:p>Legras &amp; Haas</text:p>
          </table:table-cell>
          <table:table-cell office:value-type="float" office:value="50.358555" calcext:value-type="float">
            <text:p>50,358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BRUT CHAMPAGNE L'ASSEMBLAGE</text:p>
          </table:table-cell>
          <table:table-cell office:value-type="string" calcext:value-type="string">
            <text:p>PERTOIS MORIS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hf450gmej3xcj6c3v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'Assemblage Brut Champagne</text:p>
          </table:table-cell>
          <table:table-cell office:value-type="string" calcext:value-type="string">
            <text:p>Pertois-Moriset</text:p>
          </table:table-cell>
          <table:table-cell office:value-type="float" office:value="53.746853" calcext:value-type="float">
            <text:p>53,746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VADUM CAESARIS</text:p>
          </table:table-cell>
          <table:table-cell office:value-type="string" calcext:value-type="string">
            <text:p>VALLAROM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4cqs8dyd1gha5w45k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adum Caesaris</text:p>
          </table:table-cell>
          <table:table-cell office:value-type="string" calcext:value-type="string">
            <text:p>Vallarom</text:p>
          </table:table-cell>
          <table:table-cell office:value-type="float" office:value="54.098167" calcext:value-type="float">
            <text:p>54,098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BRUT CHAMPAGNE RESERVE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btrxfra499jsfa2z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éserve Brut Champagne</text:p>
          </table:table-cell>
          <table:table-cell office:value-type="string" calcext:value-type="string">
            <text:p>Pol Roger</text:p>
          </table:table-cell>
          <table:table-cell office:value-type="float" office:value="39.751328" calcext:value-type="float">
            <text:p>39,751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BRUT CHAMPAGNE VINTAGE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bdmpbe7tzvxcphqc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Vintage Champagne</text:p>
          </table:table-cell>
          <table:table-cell office:value-type="string" calcext:value-type="string">
            <text:p>Pol Roger</text:p>
          </table:table-cell>
          <table:table-cell office:value-type="float" office:value="42.459755" calcext:value-type="float">
            <text:p>42,459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EXTRA BRUT CHAMPAGNE QUINTE ESSENCE</text:p>
          </table:table-cell>
          <table:table-cell office:value-type="string" calcext:value-type="string">
            <text:p>FRANCK PASCA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Quinte Essence Extra Brut Champagne</text:p>
          </table:table-cell>
          <table:table-cell office:value-type="string" calcext:value-type="string">
            <text:p>Franck Pascal</text:p>
          </table:table-cell>
          <table:table-cell office:value-type="float" office:value="51.657578" calcext:value-type="float">
            <text:p>51,657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EXTRA BRUT CHAMPAGNE QUINTE ESSENCE</text:p>
          </table:table-cell>
          <table:table-cell office:value-type="string" calcext:value-type="string">
            <text:p>FRANCK PASCA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Quinte Essence Extra Brut Champagne</text:p>
          </table:table-cell>
          <table:table-cell office:value-type="string" calcext:value-type="string">
            <text:p>Franck Pascal</text:p>
          </table:table-cell>
          <table:table-cell office:value-type="float" office:value="51.657578" calcext:value-type="float">
            <text:p>51,657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BRUT CHAMPAGNE GRAND BLANC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3wfk2356v53tm3gk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 Blanc Brut Champagne</text:p>
          </table:table-cell>
          <table:table-cell office:value-type="string" calcext:value-type="string">
            <text:p>Philipponnat</text:p>
          </table:table-cell>
          <table:table-cell office:value-type="float" office:value="36.627613" calcext:value-type="float">
            <text:p>36,627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UGANA</text:p>
          </table:table-cell>
          <table:table-cell office:value-type="string" calcext:value-type="string">
            <text:p>OLIV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0b7qp7kq1pccfps7h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Olivini</text:p>
          </table:table-cell>
          <table:table-cell office:value-type="float" office:value="36.10019" calcext:value-type="float">
            <text:p>36,10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LUGANA RISERVA MOLCEO</text:p>
          </table:table-cell>
          <table:table-cell office:value-type="string" calcext:value-type="string">
            <text:p>OTTEL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y47x8wjdr8gd17n0k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lceo Lugana Riserva</text:p>
          </table:table-cell>
          <table:table-cell office:value-type="string" calcext:value-type="string">
            <text:p>Ottella</text:p>
          </table:table-cell>
          <table:table-cell office:value-type="float" office:value="43.10561" calcext:value-type="float">
            <text:p>43,10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7.006565" calcext:value-type="float">
            <text:p>57,006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VALLAROM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4cd1vwhr15ccs3m8z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allarom</text:p>
          </table:table-cell>
          <table:table-cell office:value-type="float" office:value="30.673782" calcext:value-type="float">
            <text:p>30,673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DONA’ BLANC</text:p>
          </table:table-cell>
          <table:table-cell office:value-type="string" calcext:value-type="string">
            <text:p>DONA' HARTMAN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v50ycesemx1rez16e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nà Blanc</text:p>
          </table:table-cell>
          <table:table-cell office:value-type="string" calcext:value-type="string">
            <text:p>Hartmann Donà</text:p>
          </table:table-cell>
          <table:table-cell office:value-type="float" office:value="42.330845" calcext:value-type="float">
            <text:p>42,330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FOLL</text:p>
          </table:table-cell>
          <table:table-cell office:value-type="string" calcext:value-type="string">
            <text:p>CANTINA TOBL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xwaayp8anmjb3vn03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oll</text:p>
          </table:table-cell>
          <table:table-cell office:value-type="string" calcext:value-type="string">
            <text:p>Cantina Toblino</text:p>
          </table:table-cell>
          <table:table-cell office:value-type="float" office:value="42.274902" calcext:value-type="float">
            <text:p>42,274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INOT GRIGIO CORVAIA</text:p>
          </table:table-cell>
          <table:table-cell office:value-type="string" calcext:value-type="string">
            <text:p>CORVE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92t2rf4h2vna6m4yfj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vàia Pinot Grigio</text:p>
          </table:table-cell>
          <table:table-cell office:value-type="string" calcext:value-type="string">
            <text:p>Corvée</text:p>
          </table:table-cell>
          <table:table-cell office:value-type="float" office:value="41.60583" calcext:value-type="float">
            <text:p>41,60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glar Sauvignon</text:p>
          </table:table-cell>
          <table:table-cell office:value-type="string" calcext:value-type="string">
            <text:p>Peter Dipoli</text:p>
          </table:table-cell>
          <table:table-cell office:value-type="float" office:value="50.444344" calcext:value-type="float">
            <text:p>50,444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PINOT BLANC</text:p>
          </table:table-cell>
          <table:table-cell office:value-type="string" calcext:value-type="string">
            <text:p>DOMAINE WEINBACH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a5ss4dv66h835pr4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</text:p>
          </table:table-cell>
          <table:table-cell office:value-type="string" calcext:value-type="string">
            <text:p>Domaine Weinbach</text:p>
          </table:table-cell>
          <table:table-cell office:value-type="float" office:value="31.99946" calcext:value-type="float">
            <text:p>31,99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CORTON CHARLEMAGNE</text:p>
          </table:table-cell>
          <table:table-cell office:value-type="string" calcext:value-type="string">
            <text:p>DOMAINE DE LA ROMANEE 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0600" calcext:value-type="float">
            <text:p>10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kpzm3mdjsy41s4nwk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on-Charlemagne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45.91883" calcext:value-type="float">
            <text:p>45,91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BAROLO MONVIGLIERO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7rj5cr0yb5mrzshzt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Vietti</text:p>
          </table:table-cell>
          <table:table-cell office:value-type="float" office:value="43.704502" calcext:value-type="float">
            <text:p>43,704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AROLO TRE TINE</text:p>
          </table:table-cell>
          <table:table-cell office:value-type="string" calcext:value-type="string">
            <text:p>GIUSEPPE RIN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x00y8jhtcs3gw1v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 Tine Barolo</text:p>
          </table:table-cell>
          <table:table-cell office:value-type="string" calcext:value-type="string">
            <text:p>Giuseppe Rinaldi</text:p>
          </table:table-cell>
          <table:table-cell office:value-type="float" office:value="49.998264" calcext:value-type="float">
            <text:p>49,998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REFOSCO COSSUT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7dfr3jwtwh28199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ssut Refosco</text:p>
          </table:table-cell>
          <table:table-cell office:value-type="string" calcext:value-type="string">
            <text:p>Miani</text:p>
          </table:table-cell>
          <table:table-cell office:value-type="float" office:value="41.260326" calcext:value-type="float">
            <text:p>41,260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RUJNO ROSSO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sf0snnv0rxb9886j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jno Rosso</text:p>
          </table:table-cell>
          <table:table-cell office:value-type="string" calcext:value-type="string">
            <text:p>Gravner</text:p>
          </table:table-cell>
          <table:table-cell office:value-type="float" office:value="44.6407" calcext:value-type="float">
            <text:p>44,6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RUJNO ROSSO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06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sf0snnv0rxb9886j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jno Rosso</text:p>
          </table:table-cell>
          <table:table-cell office:value-type="string" calcext:value-type="string">
            <text:p>Gravner</text:p>
          </table:table-cell>
          <table:table-cell office:value-type="float" office:value="44.6407" calcext:value-type="float">
            <text:p>44,6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GATTINARA</text:p>
          </table:table-cell>
          <table:table-cell office:value-type="string" calcext:value-type="string">
            <text:p>NERV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e5v0yqw6m7wxs5y3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ttinara</text:p>
          </table:table-cell>
          <table:table-cell office:value-type="string" calcext:value-type="string">
            <text:p>Nervi</text:p>
          </table:table-cell>
          <table:table-cell office:value-type="float" office:value="34.16588" calcext:value-type="float">
            <text:p>34,16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MONLEALE</text:p>
          </table:table-cell>
          <table:table-cell office:value-type="string" calcext:value-type="string">
            <text:p>VIGNETI MAS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zzxg62wzrjnvw7y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leale</text:p>
          </table:table-cell>
          <table:table-cell office:value-type="string" calcext:value-type="string">
            <text:p>Vigneti Massa</text:p>
          </table:table-cell>
          <table:table-cell office:value-type="float" office:value="45.87771" calcext:value-type="float">
            <text:p>45,877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BARBARESCO CRICHET PAJE'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eqfvgpdtwagtfbpa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ichet Pajè Barbaresco</text:p>
          </table:table-cell>
          <table:table-cell office:value-type="string" calcext:value-type="string">
            <text:p>Roagna</text:p>
          </table:table-cell>
          <table:table-cell office:value-type="float" office:value="46.799057" calcext:value-type="float">
            <text:p>46,7990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BARBARESCO CRICHET PAJE'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eqfvgpdtwagtfbpa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ichet Pajè Barbaresco</text:p>
          </table:table-cell>
          <table:table-cell office:value-type="string" calcext:value-type="string">
            <text:p>Roagna</text:p>
          </table:table-cell>
          <table:table-cell office:value-type="float" office:value="46.799057" calcext:value-type="float">
            <text:p>46,7990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0.75072" calcext:value-type="float">
            <text:p>30,75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0.75072" calcext:value-type="float">
            <text:p>30,75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BAROLO BRUNATE</text:p>
          </table:table-cell>
          <table:table-cell office:value-type="string" calcext:value-type="string">
            <text:p>GIUSEPPE RIN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x1mgms96rwcdamv5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ate Barolo</text:p>
          </table:table-cell>
          <table:table-cell office:value-type="string" calcext:value-type="string">
            <text:p>Giuseppe Rinaldi</text:p>
          </table:table-cell>
          <table:table-cell office:value-type="float" office:value="49.945625" calcext:value-type="float">
            <text:p>49,94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BAROLO BRUNATE</text:p>
          </table:table-cell>
          <table:table-cell office:value-type="string" calcext:value-type="string">
            <text:p>GIUSEPPE RIN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x1mgms96rwcdamv5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ate Barolo</text:p>
          </table:table-cell>
          <table:table-cell office:value-type="string" calcext:value-type="string">
            <text:p>Giuseppe Rinaldi</text:p>
          </table:table-cell>
          <table:table-cell office:value-type="float" office:value="49.945625" calcext:value-type="float">
            <text:p>49,945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BAROLO TRE TINE</text:p>
          </table:table-cell>
          <table:table-cell office:value-type="string" calcext:value-type="string">
            <text:p>GIUSEPPE RIN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x00y8jhtcs3gw1v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 Tine Barolo</text:p>
          </table:table-cell>
          <table:table-cell office:value-type="string" calcext:value-type="string">
            <text:p>Giuseppe Rinaldi</text:p>
          </table:table-cell>
          <table:table-cell office:value-type="float" office:value="49.998264" calcext:value-type="float">
            <text:p>49,998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AROLO TRE TINE</text:p>
          </table:table-cell>
          <table:table-cell office:value-type="string" calcext:value-type="string">
            <text:p>GIUSEPPE RIN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x00y8jhtcs3gw1v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 Tine Barolo</text:p>
          </table:table-cell>
          <table:table-cell office:value-type="string" calcext:value-type="string">
            <text:p>Giuseppe Rinaldi</text:p>
          </table:table-cell>
          <table:table-cell office:value-type="float" office:value="49.998264" calcext:value-type="float">
            <text:p>49,998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BAROLO TRE TINE</text:p>
          </table:table-cell>
          <table:table-cell office:value-type="string" calcext:value-type="string">
            <text:p>GIUSEPPE RIN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x00y8jhtcs3gw1v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 Tine Barolo</text:p>
          </table:table-cell>
          <table:table-cell office:value-type="string" calcext:value-type="string">
            <text:p>Giuseppe Rinaldi</text:p>
          </table:table-cell>
          <table:table-cell office:value-type="float" office:value="49.998264" calcext:value-type="float">
            <text:p>49,998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PINOT NERO</text:p>
          </table:table-cell>
          <table:table-cell office:value-type="string" calcext:value-type="string">
            <text:p>LA TUNEL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9qes7qbn2wrttyjfv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La Tunella</text:p>
          </table:table-cell>
          <table:table-cell office:value-type="float" office:value="36.44445" calcext:value-type="float">
            <text:p>36,44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1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6qtq05b5crwe51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 office:value-type="float" office:value="41.52096" calcext:value-type="float">
            <text:p>41,52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6qtq05b5crwe51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 office:value-type="float" office:value="41.52096" calcext:value-type="float">
            <text:p>41,52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6qtq05b5crwe51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 office:value-type="float" office:value="41.52096" calcext:value-type="float">
            <text:p>41,52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6qtq05b5crwe51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 office:value-type="float" office:value="41.52096" calcext:value-type="float">
            <text:p>41,52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7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6qtq05b5crwe51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 office:value-type="float" office:value="41.52096" calcext:value-type="float">
            <text:p>41,52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6qtq05b5crwe51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 office:value-type="float" office:value="41.52096" calcext:value-type="float">
            <text:p>41,52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6qtq05b5crwe51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 office:value-type="float" office:value="41.52096" calcext:value-type="float">
            <text:p>41,52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6qtq05b5crwe51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 office:value-type="float" office:value="41.52096" calcext:value-type="float">
            <text:p>41,52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6qtq05b5crwe51f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artolo Mascarello</text:p>
          </table:table-cell>
          <table:table-cell office:value-type="float" office:value="41.52096" calcext:value-type="float">
            <text:p>41,52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PIO CESAR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g9gnn8fv71bs04f1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Pio Cesare</text:p>
          </table:table-cell>
          <table:table-cell office:value-type="float" office:value="41.100513" calcext:value-type="float">
            <text:p>41,100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3.335754" calcext:value-type="float">
            <text:p>43,3357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BAROLO LAZZARITO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7r5pny6wr77tb9cz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zzarito</text:p>
          </table:table-cell>
          <table:table-cell office:value-type="string" calcext:value-type="string">
            <text:p>Vietti</text:p>
          </table:table-cell>
          <table:table-cell office:value-type="float" office:value="44.968204" calcext:value-type="float">
            <text:p>44,968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BAROLO RAVERA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7r3x3t7eg5575c6t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Vietti</text:p>
          </table:table-cell>
          <table:table-cell office:value-type="float" office:value="43.186943" calcext:value-type="float">
            <text:p>43,186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6snjfev5zvksfyc4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Miani</text:p>
          </table:table-cell>
          <table:table-cell office:value-type="float" office:value="28.68151" calcext:value-type="float">
            <text:p>28,68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BREG ROSSO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06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sfe27vsfbw0h3d3dn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g Rosso</text:p>
          </table:table-cell>
          <table:table-cell office:value-type="string" calcext:value-type="string">
            <text:p>Gravner</text:p>
          </table:table-cell>
          <table:table-cell office:value-type="float" office:value="38.5558" calcext:value-type="float">
            <text:p>38,5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MEURSAULT SOUS LA VELLE</text:p>
          </table:table-cell>
          <table:table-cell office:value-type="string" calcext:value-type="string">
            <text:p>DOMAINE MICHEL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37578bc9ywajnv4s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'Sous La Velle'</text:p>
          </table:table-cell>
          <table:table-cell office:value-type="string" calcext:value-type="string">
            <text:p>Domaine Michelot</text:p>
          </table:table-cell>
          <table:table-cell office:value-type="float" office:value="44.557934" calcext:value-type="float">
            <text:p>44,557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IESLING FEDERSPIEL</text:p>
          </table:table-cell>
          <table:table-cell office:value-type="string" calcext:value-type="string">
            <text:p>NIKOLAIHO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rn0y668kcb0xg986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derspiel Riesling</text:p>
          </table:table-cell>
          <table:table-cell office:value-type="string" calcext:value-type="string">
            <text:p>Nikolaihof</text:p>
          </table:table-cell>
          <table:table-cell office:value-type="float" office:value="36.862534" calcext:value-type="float">
            <text:p>36,862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MEURSAULT LES NARVAUX</text:p>
          </table:table-cell>
          <table:table-cell office:value-type="string" calcext:value-type="string">
            <text:p>VINCENT GIRARD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drs7e2y6ptkzac6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'Les Narvaux'</text:p>
          </table:table-cell>
          <table:table-cell office:value-type="string" calcext:value-type="string">
            <text:p>Vincent Girardin</text:p>
          </table:table-cell>
          <table:table-cell office:value-type="float" office:value="44.59378" calcext:value-type="float">
            <text:p>44,59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MEURSAULT 1ER CRU LES GENEVRIERES</text:p>
          </table:table-cell>
          <table:table-cell office:value-type="string" calcext:value-type="string">
            <text:p>VINCENT GIRARD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e8g2nqqvbvn77ds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1er Cru 'Les Genevrières'</text:p>
          </table:table-cell>
          <table:table-cell office:value-type="string" calcext:value-type="string">
            <text:p>Vincent Girardin</text:p>
          </table:table-cell>
          <table:table-cell office:value-type="float" office:value="48.547787" calcext:value-type="float">
            <text:p>48,547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MEURSAULT</text:p>
          </table:table-cell>
          <table:table-cell office:value-type="string" calcext:value-type="string">
            <text:p>DOMAINE JEAN MICHEL GAUNOUX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p15qrwpkcpxz5q8b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Domaine Jean-Michel Gaunoux</text:p>
          </table:table-cell>
          <table:table-cell office:value-type="float" office:value="41.88019" calcext:value-type="float">
            <text:p>41,88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MEURSAULT LES PETITS CHARRONS</text:p>
          </table:table-cell>
          <table:table-cell office:value-type="string" calcext:value-type="string">
            <text:p>ARNAUD ENT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sykdcqj2xjx0107jqbdz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'Les Petits Charrons'</text:p>
          </table:table-cell>
          <table:table-cell office:value-type="string" calcext:value-type="string">
            <text:p>Arnaud Ente</text:p>
          </table:table-cell>
          <table:table-cell office:value-type="float" office:value="57.695686" calcext:value-type="float">
            <text:p>57,695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MONTRACHET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0j1aky97gt9mtd6w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trachet</text:p>
          </table:table-cell>
          <table:table-cell office:value-type="string" calcext:value-type="string">
            <text:p>Louis Latour</text:p>
          </table:table-cell>
          <table:table-cell office:value-type="float" office:value="33.89863" calcext:value-type="float">
            <text:p>33,89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MONTRACHET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0j1aky97gt9mtd6w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trachet</text:p>
          </table:table-cell>
          <table:table-cell office:value-type="string" calcext:value-type="string">
            <text:p>Louis Latour</text:p>
          </table:table-cell>
          <table:table-cell office:value-type="float" office:value="33.89863" calcext:value-type="float">
            <text:p>33,89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MONTRACHET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0j1aky97gt9mtd6w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trachet</text:p>
          </table:table-cell>
          <table:table-cell office:value-type="string" calcext:value-type="string">
            <text:p>Louis Latour</text:p>
          </table:table-cell>
          <table:table-cell office:value-type="float" office:value="33.89863" calcext:value-type="float">
            <text:p>33,89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PULIGNY-MONTRACHET</text:p>
          </table:table-cell>
          <table:table-cell office:value-type="string" calcext:value-type="string">
            <text:p>DOMAINE MICHEL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3m1w7gf2an9mfs7j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</text:p>
          </table:table-cell>
          <table:table-cell office:value-type="string" calcext:value-type="string">
            <text:p>Domaine Michelot</text:p>
          </table:table-cell>
          <table:table-cell office:value-type="float" office:value="37.70875" calcext:value-type="float">
            <text:p>37,70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ARBOIS SAVAGNIN OUILLE</text:p>
          </table:table-cell>
          <table:table-cell office:value-type="string" calcext:value-type="string">
            <text:p>DOMAINE DU PELICA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b4rjfc74pnrrp9qm8b398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bois Savagnin Ouillé</text:p>
          </table:table-cell>
          <table:table-cell office:value-type="string" calcext:value-type="string">
            <text:p>Domaine du Pelican</text:p>
          </table:table-cell>
          <table:table-cell office:value-type="float" office:value="47.902946" calcext:value-type="float">
            <text:p>47,902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GRUNER VELTLINER</text:p>
          </table:table-cell>
          <table:table-cell office:value-type="string" calcext:value-type="string">
            <text:p>NIKOLAIHO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rtfkde50bzdpyb3k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Nikolaihof</text:p>
          </table:table-cell>
          <table:table-cell office:value-type="float" office:value="36.203457" calcext:value-type="float">
            <text:p>36,203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IESLING FEDERSPIEL VOM STEIN</text:p>
          </table:table-cell>
          <table:table-cell office:value-type="string" calcext:value-type="string">
            <text:p>NIKOLAIHO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rqgbhfev2hgw64r3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m Stein Riesling Federspiel</text:p>
          </table:table-cell>
          <table:table-cell office:value-type="string" calcext:value-type="string">
            <text:p>Nikolaihof</text:p>
          </table:table-cell>
          <table:table-cell office:value-type="float" office:value="47.978745" calcext:value-type="float">
            <text:p>47,978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IESLING FEDERSPIEL VOM STEIN</text:p>
          </table:table-cell>
          <table:table-cell office:value-type="string" calcext:value-type="string">
            <text:p>NIKOLAIHO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rqgbhfev2hgw64r3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m Stein Riesling Federspiel</text:p>
          </table:table-cell>
          <table:table-cell office:value-type="string" calcext:value-type="string">
            <text:p>Nikolaihof</text:p>
          </table:table-cell>
          <table:table-cell office:value-type="float" office:value="47.978745" calcext:value-type="float">
            <text:p>47,978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IESLING FEDERSPIEL</text:p>
          </table:table-cell>
          <table:table-cell office:value-type="string" calcext:value-type="string">
            <text:p>NIKOLAIHO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rn0y668kcb0xg986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derspiel Riesling</text:p>
          </table:table-cell>
          <table:table-cell office:value-type="string" calcext:value-type="string">
            <text:p>Nikolaihof</text:p>
          </table:table-cell>
          <table:table-cell office:value-type="float" office:value="36.862534" calcext:value-type="float">
            <text:p>36,862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IESLING FEDERSPIEL</text:p>
          </table:table-cell>
          <table:table-cell office:value-type="string" calcext:value-type="string">
            <text:p>NIKOLAIHO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rn0y668kcb0xg986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derspiel Riesling</text:p>
          </table:table-cell>
          <table:table-cell office:value-type="string" calcext:value-type="string">
            <text:p>Nikolaihof</text:p>
          </table:table-cell>
          <table:table-cell office:value-type="float" office:value="36.862534" calcext:value-type="float">
            <text:p>36,862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BREG ROSSO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sfe27vsfbw0h3d3dn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g Rosso</text:p>
          </table:table-cell>
          <table:table-cell office:value-type="string" calcext:value-type="string">
            <text:p>Gravner</text:p>
          </table:table-cell>
          <table:table-cell office:value-type="float" office:value="38.5558" calcext:value-type="float">
            <text:p>38,5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IESLING ZELTINGER SONNENUHR SPATLESE</text:p>
          </table:table-cell>
          <table:table-cell office:value-type="string" calcext:value-type="string">
            <text:p>MARKUS MOLITO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414j55bk2nrrzawgk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Zeltinger Sonnenuhr Riesling Spätlese</text:p>
          </table:table-cell>
          <table:table-cell office:value-type="string" calcext:value-type="string">
            <text:p>Markus Molitor</text:p>
          </table:table-cell>
          <table:table-cell office:value-type="float" office:value="54.07573" calcext:value-type="float">
            <text:p>54,07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RIESLING BRUT</text:p>
          </table:table-cell>
          <table:table-cell office:value-type="string" calcext:value-type="string">
            <text:p>LOUIS GUNTRUM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rvcmn5y41rrv0d97v054p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esling Brut</text:p>
          </table:table-cell>
          <table:table-cell office:value-type="string" calcext:value-type="string">
            <text:p>Louis Guntrum</text:p>
          </table:table-cell>
          <table:table-cell office:value-type="float" office:value="38.023605" calcext:value-type="float">
            <text:p>38,023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RIESLING MAUSHOHLE</text:p>
          </table:table-cell>
          <table:table-cell office:value-type="string" calcext:value-type="string">
            <text:p>VON WINNING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rvcmjxcp357nw7dv3v0f6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äushöhle Riesling</text:p>
          </table:table-cell>
          <table:table-cell office:value-type="string" calcext:value-type="string">
            <text:p>Von Winning</text:p>
          </table:table-cell>
          <table:table-cell office:value-type="float" office:value="48.40432" calcext:value-type="float">
            <text:p>48,40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MONTEPULCIANO D'ABRUZZO</text:p>
          </table:table-cell>
          <table:table-cell office:value-type="string" calcext:value-type="string">
            <text:p>VALENT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c0tpcm5hdrfgem4re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Valentini</text:p>
          </table:table-cell>
          <table:table-cell office:value-type="float" office:value="31.630386" calcext:value-type="float">
            <text:p>31,630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MONTEPULCIANO D'ABRUZZO</text:p>
          </table:table-cell>
          <table:table-cell office:value-type="string" calcext:value-type="string">
            <text:p>VALENT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c0tpcm5hdrfgem4re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Valentini</text:p>
          </table:table-cell>
          <table:table-cell office:value-type="float" office:value="31.630386" calcext:value-type="float">
            <text:p>31,630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6tm16eae9c8tj0t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 office:value-type="float" office:value="40.097023" calcext:value-type="float">
            <text:p>40,097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MONTEPULCIANO D'ABRUZZO RISERVA</text:p>
          </table:table-cell>
          <table:table-cell office:value-type="string" calcext:value-type="string">
            <text:p>MARINA CVET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473ccgdn8r8fnk84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 Riserva</text:p>
          </table:table-cell>
          <table:table-cell office:value-type="string" calcext:value-type="string">
            <text:p>Marina Cvetić</text:p>
          </table:table-cell>
          <table:table-cell office:value-type="float" office:value="50.44635" calcext:value-type="float">
            <text:p>50,44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TAURASI RISERVA RADICI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3cfhph43grfp8xgm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urasi Riserva Radici</text:p>
          </table:table-cell>
          <table:table-cell office:value-type="string" calcext:value-type="string">
            <text:p>Mastroberardino</text:p>
          </table:table-cell>
          <table:table-cell office:value-type="float" office:value="45.9489" calcext:value-type="float">
            <text:p>45,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TAURASI RISERVA RADICI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3cfhph43grfp8xgm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urasi Riserva Radici</text:p>
          </table:table-cell>
          <table:table-cell office:value-type="string" calcext:value-type="string">
            <text:p>Mastroberardino</text:p>
          </table:table-cell>
          <table:table-cell office:value-type="float" office:value="45.9489" calcext:value-type="float">
            <text:p>45,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TAURASI RISERVA RADICI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3cfhph43grfp8xgm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urasi Riserva Radici</text:p>
          </table:table-cell>
          <table:table-cell office:value-type="string" calcext:value-type="string">
            <text:p>Mastroberardino</text:p>
          </table:table-cell>
          <table:table-cell office:value-type="float" office:value="45.9489" calcext:value-type="float">
            <text:p>45,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TAURASI RISERVA RADICI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3cfhph43grfp8xgm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urasi Riserva Radici</text:p>
          </table:table-cell>
          <table:table-cell office:value-type="string" calcext:value-type="string">
            <text:p>Mastroberardino</text:p>
          </table:table-cell>
          <table:table-cell office:value-type="float" office:value="45.9489" calcext:value-type="float">
            <text:p>45,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BREG ROSSO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sfe27vsfbw0h3d3dn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g Rosso</text:p>
          </table:table-cell>
          <table:table-cell office:value-type="string" calcext:value-type="string">
            <text:p>Gravner</text:p>
          </table:table-cell>
          <table:table-cell office:value-type="float" office:value="38.5558" calcext:value-type="float">
            <text:p>38,5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BREG ROSSO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sfe27vsfbw0h3d3dn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g Rosso</text:p>
          </table:table-cell>
          <table:table-cell office:value-type="string" calcext:value-type="string">
            <text:p>Gravner</text:p>
          </table:table-cell>
          <table:table-cell office:value-type="float" office:value="38.5558" calcext:value-type="float">
            <text:p>38,5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PORTO RESERVA ADRIANO</text:p>
          </table:table-cell>
          <table:table-cell office:value-type="string" calcext:value-type="string">
            <text:p>RAMOS PIN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jvhajg8n1sdvffafq9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Adriano Reserva Porto</text:p>
          </table:table-cell>
          <table:table-cell office:value-type="string" calcext:value-type="string">
            <text:p>Ramos Pinto</text:p>
          </table:table-cell>
          <table:table-cell office:value-type="float" office:value="55.55404" calcext:value-type="float">
            <text:p>55,55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INART BLANC DE BLANCS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S/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4nsbgy7pt1nwzq7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Blanc de Blancs Brut Champagne</text:p>
          </table:table-cell>
          <table:table-cell office:value-type="string" calcext:value-type="string">
            <text:p>Ruinart</text:p>
          </table:table-cell>
          <table:table-cell office:value-type="float" office:value="45.081818" calcext:value-type="float">
            <text:p>45,08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UINART ROSE'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S/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Rosé Brut Champagne</text:p>
          </table:table-cell>
          <table:table-cell office:value-type="string" calcext:value-type="string">
            <text:p>Ruinart</text:p>
          </table:table-cell>
          <table:table-cell office:value-type="float" office:value="40.245193" calcext:value-type="float">
            <text:p>40,245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TRA BRUT PREMIERE CUVEE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S/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h4zp749zmdayb3sa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emière Cuvée Extra Brut Champagne</text:p>
          </table:table-cell>
          <table:table-cell office:value-type="string" calcext:value-type="string">
            <text:p>Bruno Paillard</text:p>
          </table:table-cell>
          <table:table-cell office:value-type="float" office:value="41.519363" calcext:value-type="float">
            <text:p>41,519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UT CHAMPAGNE</text:p>
          </table:table-cell>
          <table:table-cell office:value-type="string" calcext:value-type="string">
            <text:p>SPECIAL CUVEE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S/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m3aj0feksaejnnv20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 Premier Cru</text:p>
          </table:table-cell>
          <table:table-cell office:value-type="string" calcext:value-type="string">
            <text:p>Cuvée Carat</text:p>
          </table:table-cell>
          <table:table-cell office:value-type="float" office:value="23.526987" calcext:value-type="float">
            <text:p>23,526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RUT CHAMP. GRAND CRU B&amp;B QUATRE TERROIRS</text:p>
          </table:table-cell>
          <table:table-cell office:value-type="string" calcext:value-type="string">
            <text:p>PERTOIS MORISET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S/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e6wyxf3xam9rd1yn4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Quatre Terroirs Champagne Grand Cru 'Le Mesnil-sur-Oger'</text:p>
          </table:table-cell>
          <table:table-cell office:value-type="string" calcext:value-type="string">
            <text:p>Pertois-Moriset</text:p>
          </table:table-cell>
          <table:table-cell office:value-type="float" office:value="50.916817" calcext:value-type="float">
            <text:p>50,916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RUT ROEDERER COLLECTION 244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S/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3r3m2xqxvqrmzvg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llection 244 Champagne</text:p>
          </table:table-cell>
          <table:table-cell office:value-type="string" calcext:value-type="string">
            <text:p>Louis Roederer</text:p>
          </table:table-cell>
          <table:table-cell office:value-type="float" office:value="46.184135" calcext:value-type="float">
            <text:p>46,184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RTON CHARLEMAGNE</text:p>
          </table:table-cell>
          <table:table-cell office:value-type="string" calcext:value-type="string">
            <text:p>BONNEAU DU MARTRA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ppr69je9jedmns1p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Bonneau du Martray</text:p>
          </table:table-cell>
          <table:table-cell office:value-type="float" office:value="52.57228" calcext:value-type="float">
            <text:p>52,57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AMPAGNIS CHARDONNAY</text:p>
          </table:table-cell>
          <table:table-cell office:value-type="string" calcext:value-type="string">
            <text:p>VIE DE ROMAN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56cadmzq03npfe2j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iampagnis <text:s/>Chardonnay</text:p>
          </table:table-cell>
          <table:table-cell office:value-type="string" calcext:value-type="string">
            <text:p>Vie di Romans</text:p>
          </table:table-cell>
          <table:table-cell office:value-type="float" office:value="36.532284" calcext:value-type="float">
            <text:p>36,532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SSIMIS PINOT GRIGIO</text:p>
          </table:table-cell>
          <table:table-cell office:value-type="string" calcext:value-type="string">
            <text:p>VIE DE ROMAN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ssimis Pinot Grigio</text:p>
          </table:table-cell>
          <table:table-cell office:value-type="string" calcext:value-type="string">
            <text:p>Vie di Romans</text:p>
          </table:table-cell>
          <table:table-cell office:value-type="float" office:value="50.020935" calcext:value-type="float">
            <text:p>50,020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UVIGNON</text:p>
          </table:table-cell>
          <table:table-cell office:value-type="string" calcext:value-type="string">
            <text:p>CANTINA S.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eyxbe05sfjbs577tm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S. Osvaldo</text:p>
          </table:table-cell>
          <table:table-cell office:value-type="float" office:value="15.362486" calcext:value-type="float">
            <text:p>15,362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AUVIGNON LAFOA</text:p>
          </table:table-cell>
          <table:table-cell office:value-type="string" calcext:value-type="string">
            <text:p>COLTERENZI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fóa Sauvignon</text:p>
          </table:table-cell>
          <table:table-cell office:value-type="string" calcext:value-type="string">
            <text:p>Colterenzio (Schreckbichl)</text:p>
          </table:table-cell>
          <table:table-cell office:value-type="float" office:value="33.937553" calcext:value-type="float">
            <text:p>33,937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IERIS SAUVIGNON</text:p>
          </table:table-cell>
          <table:table-cell office:value-type="string" calcext:value-type="string">
            <text:p>VIE DE ROMAN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5zqd3t9csd0yj26f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ris Sauvignon Blanc</text:p>
          </table:table-cell>
          <table:table-cell office:value-type="string" calcext:value-type="string">
            <text:p>Vie di Romans</text:p>
          </table:table-cell>
          <table:table-cell office:value-type="float" office:value="39.333015" calcext:value-type="float">
            <text:p>39,333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AJA E REY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pmrbs9bck881h9qr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ia &amp; Rey Langhe</text:p>
          </table:table-cell>
          <table:table-cell office:value-type="string" calcext:value-type="string">
            <text:p>Gaja</text:p>
          </table:table-cell>
          <table:table-cell office:value-type="float" office:value="33.314095" calcext:value-type="float">
            <text:p>33,314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d0bbyd9xrgczv3rj39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per l'Ermitage</text:p>
          </table:table-cell>
          <table:table-cell office:value-type="string" calcext:value-type="string">
            <text:p>Allegrini</text:p>
          </table:table-cell>
          <table:table-cell office:value-type="float" office:value="30.97182" calcext:value-type="float">
            <text:p>30,97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INOT NERO PATRICI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smf95bvw0mp9sxwy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tricia Pinot Noir</text:p>
          </table:table-cell>
          <table:table-cell office:value-type="string" calcext:value-type="string">
            <text:p>Girlan</text:p>
          </table:table-cell>
          <table:table-cell office:value-type="float" office:value="37.192963" calcext:value-type="float">
            <text:p>37,192963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OCCA RUBIA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yn6fv0xhary0spszesxapv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a Rubia Carignano del Sulcis</text:p>
          </table:table-cell>
          <table:table-cell office:value-type="string" calcext:value-type="string">
            <text:p>Santadi</text:p>
          </table:table-cell>
          <table:table-cell office:value-type="float" office:value="39.248444" calcext:value-type="float">
            <text:p>39,248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IPASS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Valpolicella Ripasso Superiore</text:p>
          </table:table-cell>
          <table:table-cell office:value-type="string" calcext:value-type="string">
            <text:p>Zenato</text:p>
          </table:table-cell>
          <table:table-cell office:value-type="float" office:value="31.843685" calcext:value-type="float">
            <text:p>31,843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IPASS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Valpolicella Ripasso Superiore</text:p>
          </table:table-cell>
          <table:table-cell office:value-type="string" calcext:value-type="string">
            <text:p>Zenato</text:p>
          </table:table-cell>
          <table:table-cell office:value-type="float" office:value="31.843685" calcext:value-type="float">
            <text:p>31,843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PERA BRUT</text:p>
          </table:table-cell>
          <table:table-cell office:value-type="string" calcext:value-type="string">
            <text:p>CORVE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92t3bv682bdbygjr8p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Corvée</text:p>
          </table:table-cell>
          <table:table-cell office:value-type="float" office:value="29.755276" calcext:value-type="float">
            <text:p>29,755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RUT FERRARI PERLE'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j35519kgnp4kw2y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rlé</text:p>
          </table:table-cell>
          <table:table-cell office:value-type="string" calcext:value-type="string">
            <text:p>Ferrari</text:p>
          </table:table-cell>
          <table:table-cell office:value-type="float" office:value="30.799557" calcext:value-type="float">
            <text:p>30,799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RUT FERRARI PERLE' ROSE'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xkqxryxhnb6gavg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rlé Rosé</text:p>
          </table:table-cell>
          <table:table-cell office:value-type="string" calcext:value-type="string">
            <text:p>Ferrari</text:p>
          </table:table-cell>
          <table:table-cell office:value-type="float" office:value="32.941093" calcext:value-type="float">
            <text:p>32,941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RUT FERRARI PERLE' ROSE'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xkqxryxhnb6gavg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rlé Rosé</text:p>
          </table:table-cell>
          <table:table-cell office:value-type="string" calcext:value-type="string">
            <text:p>Ferrari</text:p>
          </table:table-cell>
          <table:table-cell office:value-type="float" office:value="32.941093" calcext:value-type="float">
            <text:p>32,9410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RUT FERRARI PERLE' BIANCO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rmvta6snft247t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rlé Bianco Riserva</text:p>
          </table:table-cell>
          <table:table-cell office:value-type="string" calcext:value-type="string">
            <text:p>Ferrari</text:p>
          </table:table-cell>
          <table:table-cell office:value-type="float" office:value="32.27276" calcext:value-type="float">
            <text:p>32,2727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RUT FERRARI PERLE' CUVEE ZERO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048n1dp9m162cgx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rlé Zero</text:p>
          </table:table-cell>
          <table:table-cell office:value-type="string" calcext:value-type="string">
            <text:p>Ferrari</text:p>
          </table:table-cell>
          <table:table-cell office:value-type="float" office:value="34.96951" calcext:value-type="float">
            <text:p>34,96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RUT FERRARI PERLE' NERO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2q9h2vh9dzr6ja8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rlé Nero</text:p>
          </table:table-cell>
          <table:table-cell office:value-type="string" calcext:value-type="string">
            <text:p>Ferrari</text:p>
          </table:table-cell>
          <table:table-cell office:value-type="float" office:value="34.96951" calcext:value-type="float">
            <text:p>34,96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GIULIO FERRARI RIS. DEL FONDATORE COLLEZION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1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wywgnay6b8qpby5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'Giulio Ferrari' Riserva del Fondatore Collezione</text:p>
          </table:table-cell>
          <table:table-cell office:value-type="string" calcext:value-type="string">
            <text:p>Ferrari</text:p>
          </table:table-cell>
          <table:table-cell office:value-type="float" office:value="47.49733" calcext:value-type="float">
            <text:p>47,49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GIULIO FERRARI RIS. DEL FONDATORE COLLEZION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2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wywgnay6b8qpby5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'Giulio Ferrari' Riserva del Fondatore Collezione</text:p>
          </table:table-cell>
          <table:table-cell office:value-type="string" calcext:value-type="string">
            <text:p>Ferrari</text:p>
          </table:table-cell>
          <table:table-cell office:value-type="float" office:value="47.49733" calcext:value-type="float">
            <text:p>47,49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GIULIO FERRARI RIS. DEL FONDATOR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'Giulio Ferrari' Riserva del Fondatore</text:p>
          </table:table-cell>
          <table:table-cell office:value-type="string" calcext:value-type="string">
            <text:p>Ferrari</text:p>
          </table:table-cell>
          <table:table-cell office:value-type="float" office:value="44.583576" calcext:value-type="float">
            <text:p>44,583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GIULIO FERRARI RIS. DEL FONDATOR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'Giulio Ferrari' Riserva del Fondatore</text:p>
          </table:table-cell>
          <table:table-cell office:value-type="string" calcext:value-type="string">
            <text:p>Ferrari</text:p>
          </table:table-cell>
          <table:table-cell office:value-type="float" office:value="44.583576" calcext:value-type="float">
            <text:p>44,583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IULIO FERRARI RIS. DEL FONDATOR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07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'Giulio Ferrari' Riserva del Fondatore</text:p>
          </table:table-cell>
          <table:table-cell office:value-type="string" calcext:value-type="string">
            <text:p>Ferrari</text:p>
          </table:table-cell>
          <table:table-cell office:value-type="float" office:value="44.583576" calcext:value-type="float">
            <text:p>44,583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IULIO FERRARI RIS. DEL FONDATOR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08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'Giulio Ferrari' Riserva del Fondatore</text:p>
          </table:table-cell>
          <table:table-cell office:value-type="string" calcext:value-type="string">
            <text:p>Ferrari</text:p>
          </table:table-cell>
          <table:table-cell office:value-type="float" office:value="44.583576" calcext:value-type="float">
            <text:p>44,583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IULIO FERRARI RIS. DEL FONDATOR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09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'Giulio Ferrari' Riserva del Fondatore</text:p>
          </table:table-cell>
          <table:table-cell office:value-type="string" calcext:value-type="string">
            <text:p>Ferrari</text:p>
          </table:table-cell>
          <table:table-cell office:value-type="float" office:value="44.583576" calcext:value-type="float">
            <text:p>44,583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KETTMEI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23rs8gaa77kqcm4f89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thesis Brut</text:p>
          </table:table-cell>
          <table:table-cell office:value-type="string" calcext:value-type="string">
            <text:p>Kettmeir</text:p>
          </table:table-cell>
          <table:table-cell office:value-type="float" office:value="25.17152" calcext:value-type="float">
            <text:p>25,17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RUT METODO CLASSICO ''TOMBOLA DI PIN''</text:p>
          </table:table-cell>
          <table:table-cell office:value-type="string" calcext:value-type="string">
            <text:p>DE STEFA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wvj0g698rsxts8dvs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Tombola di Pin Brut</text:p>
          </table:table-cell>
          <table:table-cell office:value-type="string" calcext:value-type="string">
            <text:p>De Stefani</text:p>
          </table:table-cell>
          <table:table-cell office:value-type="float" office:value="37.85427" calcext:value-type="float">
            <text:p>37,85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LANC DE BLANC</text:p>
          </table:table-cell>
          <table:table-cell office:value-type="string" calcext:value-type="string">
            <text:p>METODO CLASSICO EXTRA BRU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dbx15ye4tn9z0sec9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</text:p>
          </table:table-cell>
          <table:table-cell office:value-type="string" calcext:value-type="string">
            <text:p>Brut Dargent</text:p>
          </table:table-cell>
          <table:table-cell office:value-type="float" office:value="28.646317" calcext:value-type="float">
            <text:p>28,646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BRUT DURELLO</text:p>
          </table:table-cell>
          <table:table-cell office:value-type="string" calcext:value-type="string">
            <text:p>BELLAGUARD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f8aa5jqj3f51dm22r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ontecchi Il Durello Pas Dosè</text:p>
          </table:table-cell>
          <table:table-cell office:value-type="string" calcext:value-type="string">
            <text:p>Bellaguardia</text:p>
          </table:table-cell>
          <table:table-cell office:value-type="float" office:value="34.917812" calcext:value-type="float">
            <text:p>34,917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RUT ROSE'</text:p>
          </table:table-cell>
          <table:table-cell office:value-type="string" calcext:value-type="string">
            <text:p>BELLAGUARD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f8scka9ne2q6s28w0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puleti Rosé</text:p>
          </table:table-cell>
          <table:table-cell office:value-type="string" calcext:value-type="string">
            <text:p>Bellaguardia</text:p>
          </table:table-cell>
          <table:table-cell office:value-type="float" office:value="32.276817" calcext:value-type="float">
            <text:p>32,276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URELLO PAS DOSE'</text:p>
          </table:table-cell>
          <table:table-cell office:value-type="string" calcext:value-type="string">
            <text:p>DAL MAS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h2texnddca89anqz6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urello Lessini Riserva Pas Dosé</text:p>
          </table:table-cell>
          <table:table-cell office:value-type="string" calcext:value-type="string">
            <text:p>Dal Maso</text:p>
          </table:table-cell>
          <table:table-cell office:value-type="float" office:value="35.45701" calcext:value-type="float">
            <text:p>35,45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LEONIA POMINO BRUT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h5xsax54mcqey9ac0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onia Cuvée Voyage Brut</text:p>
          </table:table-cell>
          <table:table-cell office:value-type="string" calcext:value-type="string">
            <text:p>Frescobaldi</text:p>
          </table:table-cell>
          <table:table-cell office:value-type="float" office:value="35.8304" calcext:value-type="float">
            <text:p>35,8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ATT '55</text:p>
          </table:table-cell>
          <table:table-cell office:value-type="string" calcext:value-type="string">
            <text:p>PIAN DELLE VETT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js0gnpjetky8shmg9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att 55 Metodo Classico</text:p>
          </table:table-cell>
          <table:table-cell office:value-type="string" calcext:value-type="string">
            <text:p>Pian Delle Vette</text:p>
          </table:table-cell>
          <table:table-cell office:value-type="float" office:value="58.501617" calcext:value-type="float">
            <text:p>58,5016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LUK BLANC DE NOIR BRUT NATURE</text:p>
          </table:table-cell>
          <table:table-cell office:value-type="string" calcext:value-type="string">
            <text:p>BELLEND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jnx64301y2df7hqnr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luck Blanc de Noirs</text:p>
          </table:table-cell>
          <table:table-cell office:value-type="string" calcext:value-type="string">
            <text:p>Bellenda</text:p>
          </table:table-cell>
          <table:table-cell office:value-type="float" office:value="38.498196" calcext:value-type="float">
            <text:p>38,498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WURM BLANC DE BLANC BRUT NATURE</text:p>
          </table:table-cell>
          <table:table-cell office:value-type="string" calcext:value-type="string">
            <text:p>BELLEND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jn5cc9xe07q17vr7m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Würm Brut Nature</text:p>
          </table:table-cell>
          <table:table-cell office:value-type="string" calcext:value-type="string">
            <text:p>Bellenda</text:p>
          </table:table-cell>
          <table:table-cell office:value-type="float" office:value="44.95382" calcext:value-type="float">
            <text:p>44,95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BRUT FRANCIACORTA ROSE’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zcgrff12qdpgex4k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osé</text:p>
          </table:table-cell>
          <table:table-cell office:value-type="string" calcext:value-type="string">
            <text:p>Bellavista</text:p>
          </table:table-cell>
          <table:table-cell office:value-type="float" office:value="34.42875" calcext:value-type="float">
            <text:p>34,42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RUT FRANCIACORTA BLANC DE BLANCS ZERO’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zs2d8kjj99ks01c0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lanc de Blancs Pas Dosé</text:p>
          </table:table-cell>
          <table:table-cell office:value-type="string" calcext:value-type="string">
            <text:p>Bellavista</text:p>
          </table:table-cell>
          <table:table-cell office:value-type="float" office:value="37.856544" calcext:value-type="float">
            <text:p>37,856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BRUT FRANCIACORTA RISERVA VITTORIO MORETTI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z37ac5e83ps4t15k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Vittorio Moretti</text:p>
          </table:table-cell>
          <table:table-cell office:value-type="string" calcext:value-type="string">
            <text:p>Bellavista</text:p>
          </table:table-cell>
          <table:table-cell office:value-type="float" office:value="46.32222" calcext:value-type="float">
            <text:p>46,3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BRUT FRANCIACORTA RISERVA VITTORIO MORETTI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z37ac5e83ps4t15k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Vittorio Moretti</text:p>
          </table:table-cell>
          <table:table-cell office:value-type="string" calcext:value-type="string">
            <text:p>Bellavista</text:p>
          </table:table-cell>
          <table:table-cell office:value-type="float" office:value="46.32222" calcext:value-type="float">
            <text:p>46,3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BRUT FRANCIACORTA BLANC</text:p>
          </table:table-cell>
          <table:table-cell office:value-type="string" calcext:value-type="string">
            <text:p>CONTADI CAST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xtp2c61q9ev65fz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lànc</text:p>
          </table:table-cell>
          <table:table-cell office:value-type="string" calcext:value-type="string">
            <text:p>Contadi Castaldi</text:p>
          </table:table-cell>
          <table:table-cell office:value-type="float" office:value="51.887363" calcext:value-type="float">
            <text:p>51,887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BRUT FRANCIACORTA CRU PERDU GRAN ANNATA</text:p>
          </table:table-cell>
          <table:table-cell office:value-type="string" calcext:value-type="string">
            <text:p>BONOM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4tr65wmc5v5h244b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ru Perdu</text:p>
          </table:table-cell>
          <table:table-cell office:value-type="string" calcext:value-type="string">
            <text:p>Castello Bonomi</text:p>
          </table:table-cell>
          <table:table-cell office:value-type="float" office:value="39.92021" calcext:value-type="float">
            <text:p>39,92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BRUT FRANCIACORTA CRU PERDU GRAN ANNATA</text:p>
          </table:table-cell>
          <table:table-cell office:value-type="string" calcext:value-type="string">
            <text:p>BONOM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4tr65wmc5v5h244b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ru Perdu</text:p>
          </table:table-cell>
          <table:table-cell office:value-type="string" calcext:value-type="string">
            <text:p>Castello Bonomi</text:p>
          </table:table-cell>
          <table:table-cell office:value-type="float" office:value="39.92021" calcext:value-type="float">
            <text:p>39,92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RUT FRANCIACORTA PRESTIGE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38.30942" calcext:value-type="float">
            <text:p>38,30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BRUT FRANCIACORTA PRESTIGE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38.30942" calcext:value-type="float">
            <text:p>38,30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BRUT FRANCIACORTA PRESTIGE ROSE'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4rdc6dnh9v5jabt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 Rosé</text:p>
          </table:table-cell>
          <table:table-cell office:value-type="string" calcext:value-type="string">
            <text:p>Ca' del Bosco</text:p>
          </table:table-cell>
          <table:table-cell office:value-type="float" office:value="39.792747" calcext:value-type="float">
            <text:p>39,792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BRUT FRANCIACORTA PRESTIGE ROSE'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4rdc6dnh9v5jabt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 Rosé</text:p>
          </table:table-cell>
          <table:table-cell office:value-type="string" calcext:value-type="string">
            <text:p>Ca' del Bosco</text:p>
          </table:table-cell>
          <table:table-cell office:value-type="float" office:value="39.792747" calcext:value-type="float">
            <text:p>39,792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BRUT FRANCIACORTA ZERO'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g1swcb7yb701kdp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sage Zéro Franciacorta (Vintage Collection)</text:p>
          </table:table-cell>
          <table:table-cell office:value-type="string" calcext:value-type="string">
            <text:p>Ca' del Bosco</text:p>
          </table:table-cell>
          <table:table-cell office:value-type="float" office:value="35.56559" calcext:value-type="float">
            <text:p>35,56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BRUT CUVEE ANNAMARIA CLEMENTI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r3vp26k7752yh5y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Annamaria Clementi (Extra Brut)</text:p>
          </table:table-cell>
          <table:table-cell office:value-type="string" calcext:value-type="string">
            <text:p>Ca' del Bosco</text:p>
          </table:table-cell>
          <table:table-cell office:value-type="float" office:value="48.26307" calcext:value-type="float">
            <text:p>48,26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BRUT CUVEE ANNAMARIA CLEMENTI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r3vp26k7752yh5y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Annamaria Clementi (Extra Brut)</text:p>
          </table:table-cell>
          <table:table-cell office:value-type="string" calcext:value-type="string">
            <text:p>Ca' del Bosco</text:p>
          </table:table-cell>
          <table:table-cell office:value-type="float" office:value="48.26307" calcext:value-type="float">
            <text:p>48,26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RUT CUVEE ANNAMARIA CLEMENTI ROSE'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eqkyp7md23h3wfq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Annamaria Clementi Rosé (Extra Brut)</text:p>
          </table:table-cell>
          <table:table-cell office:value-type="string" calcext:value-type="string">
            <text:p>Ca' del Bosco</text:p>
          </table:table-cell>
          <table:table-cell office:value-type="float" office:value="48.541565" calcext:value-type="float">
            <text:p>48,541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ROSECCO SUPERIORE SC 1931</text:p>
          </table:table-cell>
          <table:table-cell office:value-type="string" calcext:value-type="string">
            <text:p>BELLEND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jmc5tbe60sjabdttm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.C.1931 Conegliano Valdobbiadene Prosecco Brut</text:p>
          </table:table-cell>
          <table:table-cell office:value-type="string" calcext:value-type="string">
            <text:p>Bellenda</text:p>
          </table:table-cell>
          <table:table-cell office:value-type="float" office:value="36.06092" calcext:value-type="float">
            <text:p>36,06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ROSECCO SUP. BRUT NATURE RIVE DI OGLIANO</text:p>
          </table:table-cell>
          <table:table-cell office:value-type="string" calcext:value-type="string">
            <text:p>BIANCAVIGN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n8zdw62dmaf0vhqs6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ve di Ogliano Conegliano Valdobbiadene Prosecco Superiore Brut Nature</text:p>
          </table:table-cell>
          <table:table-cell office:value-type="string" calcext:value-type="string">
            <text:p>BiancaVigna</text:p>
          </table:table-cell>
          <table:table-cell office:value-type="float" office:value="44.870224" calcext:value-type="float">
            <text:p>44,870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ROSECCO SUP. DOSAGE ZERO' RIVE DI SOLIGO</text:p>
          </table:table-cell>
          <table:table-cell office:value-type="string" calcext:value-type="string">
            <text:p>BIANCAVIGN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n8af2fb2ph2r0g7f7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ve di Soligo Conegliano Valdobbiadene Prosecco Superiore Dosaggio Zero</text:p>
          </table:table-cell>
          <table:table-cell office:value-type="string" calcext:value-type="string">
            <text:p>BiancaVigna</text:p>
          </table:table-cell>
          <table:table-cell office:value-type="float" office:value="43.645363" calcext:value-type="float">
            <text:p>43,645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BRUT CHAMPAGNE IVOIRE &amp; EBENE</text:p>
          </table:table-cell>
          <table:table-cell office:value-type="string" calcext:value-type="string">
            <text:p>AUBR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g3nj2y2y0aqnxc9ek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voire &amp; Ébène Brut Champagne 1er Cru</text:p>
          </table:table-cell>
          <table:table-cell office:value-type="string" calcext:value-type="string">
            <text:p>Aubry</text:p>
          </table:table-cell>
          <table:table-cell office:value-type="float" office:value="41.94013" calcext:value-type="float">
            <text:p>41,94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BRUT CHAMPAGNE CUVEE DE HUMBERT</text:p>
          </table:table-cell>
          <table:table-cell office:value-type="string" calcext:value-type="string">
            <text:p>AUBR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g3agcap38f1w7v37w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ubry de Humbert Champagne 1er Cru</text:p>
          </table:table-cell>
          <table:table-cell office:value-type="string" calcext:value-type="string">
            <text:p>Aubry</text:p>
          </table:table-cell>
          <table:table-cell office:value-type="float" office:value="35.61467" calcext:value-type="float">
            <text:p>35,61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EXTRA BRUT CHAMP. SABLE' ROSE</text:p>
          </table:table-cell>
          <table:table-cell office:value-type="string" calcext:value-type="string">
            <text:p>AUBR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g36ppcppnjjh2chgj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ble Rosé Brut</text:p>
          </table:table-cell>
          <table:table-cell office:value-type="string" calcext:value-type="string">
            <text:p>Aubry</text:p>
          </table:table-cell>
          <table:table-cell office:value-type="float" office:value="39.583477" calcext:value-type="float">
            <text:p>39,583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BRUT CHAMPAGNE BLANC DE BLANC GRAND CRU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hvrwywht48ktm381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Champagne Grand Cru</text:p>
          </table:table-cell>
          <table:table-cell office:value-type="string" calcext:value-type="string">
            <text:p>Bruno Paillard</text:p>
          </table:table-cell>
          <table:table-cell office:value-type="float" office:value="46.851624" calcext:value-type="float">
            <text:p>46,851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BRUT CHAMPAGNE PREMIERE CUVEE ROSE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ygjgaa4mnpg4cxnemd8vfb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 Premiere Cuvee</text:p>
          </table:table-cell>
          <table:table-cell office:value-type="string" calcext:value-type="string">
            <text:p>Bruno Paillard</text:p>
          </table:table-cell>
          <table:table-cell office:value-type="float" office:value="42.29986" calcext:value-type="float">
            <text:p>42,299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BRUT CHAMPAGNE VINTAGE CUVEE VICTOR</text:p>
          </table:table-cell>
          <table:table-cell office:value-type="string" calcext:value-type="string">
            <text:p>MANDOI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np2hq2etqw5bwe4zw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ctor Mandois Brut Champagne</text:p>
          </table:table-cell>
          <table:table-cell office:value-type="string" calcext:value-type="string">
            <text:p>Mandois</text:p>
          </table:table-cell>
          <table:table-cell office:value-type="float" office:value="39.27774" calcext:value-type="float">
            <text:p>39,2777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BRUT CHAMPAGNE TRADITION</text:p>
          </table:table-cell>
          <table:table-cell office:value-type="string" calcext:value-type="string">
            <text:p>ALAIN VESSELLE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fq7ay7vraqt0kz8w4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Tradition Champagne Grand Cru 'Bouzy'</text:p>
          </table:table-cell>
          <table:table-cell office:value-type="string" calcext:value-type="string">
            <text:p>Alain Vesselle</text:p>
          </table:table-cell>
          <table:table-cell office:value-type="float" office:value="42.251503" calcext:value-type="float">
            <text:p>42,25150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EXTRA BRUT CHAMPAGNE 1ER CRU LES VIGNES DE VRIGNY</text:p>
          </table:table-cell>
          <table:table-cell office:value-type="string" calcext:value-type="string">
            <text:p>EGLY OURI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bqng4amtz0kpnz4zt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Vignes de Vrigny Brut Champagne Premier Cru</text:p>
          </table:table-cell>
          <table:table-cell office:value-type="string" calcext:value-type="string">
            <text:p>Egly-Ouriet</text:p>
          </table:table-cell>
          <table:table-cell office:value-type="float" office:value="58.808113" calcext:value-type="float">
            <text:p>58,80811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BRUT CHAMPAGNE GRAND CRU BLANC DE NOIRS</text:p>
          </table:table-cell>
          <table:table-cell office:value-type="string" calcext:value-type="string">
            <text:p>EGLY OURI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faraz8hy5zthavrbb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 Brut Champagne Grand Cru 'Les Crayeres' Ambonnay</text:p>
          </table:table-cell>
          <table:table-cell office:value-type="string" calcext:value-type="string">
            <text:p>Egly-Ouriet</text:p>
          </table:table-cell>
          <table:table-cell office:value-type="float" office:value="54.518024" calcext:value-type="float">
            <text:p>54,51802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BRUT CHAMPAGNE GRAND CRU TRADITION</text:p>
          </table:table-cell>
          <table:table-cell office:value-type="string" calcext:value-type="string">
            <text:p>EGLY OURI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bp43pck8nwdr89bez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Tradition Champagne Grand Cru 'Ambonnay'</text:p>
          </table:table-cell>
          <table:table-cell office:value-type="string" calcext:value-type="string">
            <text:p>Egly-Ouriet</text:p>
          </table:table-cell>
          <table:table-cell office:value-type="float" office:value="56.406643" calcext:value-type="float">
            <text:p>56,40664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BRUT CHAMPAGNE GRAND CRU MILLESIME'</text:p>
          </table:table-cell>
          <table:table-cell office:value-type="string" calcext:value-type="string">
            <text:p>EGLY OURI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4jgfqamvz021fhvff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ésime Brut Champagne Grand Cru 'Ambonnay'</text:p>
          </table:table-cell>
          <table:table-cell office:value-type="string" calcext:value-type="string">
            <text:p>Egly-Ouriet</text:p>
          </table:table-cell>
          <table:table-cell office:value-type="float" office:value="56.933605" calcext:value-type="float">
            <text:p>56,93360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BRUT NATURE CHAMPAGNE HERACLITE</text:p>
          </table:table-cell>
          <table:table-cell office:value-type="string" calcext:value-type="string">
            <text:p>TIMOTHEE STROEBE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g8zeyy0z42mgg7s84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éraclite Brut Nature Champagne Premier Cru</text:p>
          </table:table-cell>
          <table:table-cell office:value-type="string" calcext:value-type="string">
            <text:p>Stroebel</text:p>
          </table:table-cell>
          <table:table-cell office:value-type="float" office:value="47.018692" calcext:value-type="float">
            <text:p>47,01869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BRUT CHAMP. 1ER CRU L'HOMMEE</text:p>
          </table:table-cell>
          <table:table-cell office:value-type="string" calcext:value-type="string">
            <text:p>ROGER COUL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zejt9nsemved42hrr5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rigny l'Hommée Champagne Premier Cru</text:p>
          </table:table-cell>
          <table:table-cell office:value-type="string" calcext:value-type="string">
            <text:p>Roger Coulon</text:p>
          </table:table-cell>
          <table:table-cell office:value-type="float" office:value="44.616486" calcext:value-type="float">
            <text:p>44,61648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RUT CHAMP. 1ER CRU ESPRIT DE VRIGNY</text:p>
          </table:table-cell>
          <table:table-cell office:value-type="string" calcext:value-type="string">
            <text:p>ROGER COUL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g6amg6jk2s9xs6fgh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sprit de Vrigny Brut Nature Champagne Premier Cru</text:p>
          </table:table-cell>
          <table:table-cell office:value-type="string" calcext:value-type="string">
            <text:p>Roger Coulon</text:p>
          </table:table-cell>
          <table:table-cell office:value-type="float" office:value="47.85614" calcext:value-type="float">
            <text:p>47,8561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BRUT CHAMP. BLANC DE NOIRS MILLESIME SYNODE</text:p>
          </table:table-cell>
          <table:table-cell office:value-type="string" calcext:value-type="string">
            <text:p>ROGER COUL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xnejzf13cw868bj40j3jq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ynode Champagne</text:p>
          </table:table-cell>
          <table:table-cell office:value-type="string" calcext:value-type="string">
            <text:p>Roger Coulon</text:p>
          </table:table-cell>
          <table:table-cell office:value-type="float" office:value="47.940655" calcext:value-type="float">
            <text:p>47,9406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BRUT CHAMP. MILLESIME BLANC DE NOIR</text:p>
          </table:table-cell>
          <table:table-cell office:value-type="string" calcext:value-type="string">
            <text:p>ROGER COUL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rvcmefj0gsxmc45gsndaq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ésime Blanc de Noirs Champagne</text:p>
          </table:table-cell>
          <table:table-cell office:value-type="string" calcext:value-type="string">
            <text:p>Roger Coulon</text:p>
          </table:table-cell>
          <table:table-cell office:value-type="float" office:value="45.638134" calcext:value-type="float">
            <text:p>45,63813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RUT CHAMPAGNE GRAND CRU B&amp;B SPECIAL CLUB</text:p>
          </table:table-cell>
          <table:table-cell office:value-type="string" calcext:value-type="string">
            <text:p>H. GOUTORB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4xrvh8avth7gvzhc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pecial Club Brut Champagne Grand Cru 'Aÿ'</text:p>
          </table:table-cell>
          <table:table-cell office:value-type="string" calcext:value-type="string">
            <text:p>H. Goutorbe</text:p>
          </table:table-cell>
          <table:table-cell office:value-type="float" office:value="50.556267" calcext:value-type="float">
            <text:p>50,55626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BRUT CHAMPAGNE BLANC DE BLANC</text:p>
          </table:table-cell>
          <table:table-cell office:value-type="string" calcext:value-type="string">
            <text:p>THIEN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ead68h8v37hy7rhje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Champagne</text:p>
          </table:table-cell>
          <table:table-cell office:value-type="string" calcext:value-type="string">
            <text:p>Thienot</text:p>
          </table:table-cell>
          <table:table-cell office:value-type="float" office:value="42.419296" calcext:value-type="float">
            <text:p>42,41929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RUT CHAMPAGNE B&amp;N CUVEE DES LYS CHARLES VII</text:p>
          </table:table-cell>
          <table:table-cell office:value-type="string" calcext:value-type="string">
            <text:p>CANARD DUCHEN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bmbmvw01dpej19m1z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les VII Grande Cuvée Brut Champagne</text:p>
          </table:table-cell>
          <table:table-cell office:value-type="string" calcext:value-type="string">
            <text:p>Canard-Duchêne</text:p>
          </table:table-cell>
          <table:table-cell office:value-type="float" office:value="55.370087" calcext:value-type="float">
            <text:p>55,37008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BRUT CHAMPAGNE RESERVE</text:p>
          </table:table-cell>
          <table:table-cell office:value-type="string" calcext:value-type="string">
            <text:p>BERECHE ET FIL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c64qf9xsba2g0fwf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éserve Champagne</text:p>
          </table:table-cell>
          <table:table-cell office:value-type="string" calcext:value-type="string">
            <text:p>Bérêche &amp; Fils</text:p>
          </table:table-cell>
          <table:table-cell office:value-type="float" office:value="39.38495" calcext:value-type="float">
            <text:p>39,3849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EXTRA BRUT CHAMPAGNE 1ER CRU LE PETITE MONTAGNE</text:p>
          </table:table-cell>
          <table:table-cell office:value-type="string" calcext:value-type="string">
            <text:p>PONS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v0ckb86r9aq2dh4k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Petite Montagne Extra Brut Champagne Premier Cru</text:p>
          </table:table-cell>
          <table:table-cell office:value-type="string" calcext:value-type="string">
            <text:p>Pascal Ponson</text:p>
          </table:table-cell>
          <table:table-cell office:value-type="float" office:value="34.900085" calcext:value-type="float">
            <text:p>34,90008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RUT ROEDERER PREMIER VINTAGE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cfz7v92ev1pa5ps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héophile Roederer Extra Brut Champagne</text:p>
          </table:table-cell>
          <table:table-cell office:value-type="string" calcext:value-type="string">
            <text:p>Louis Roederer</text:p>
          </table:table-cell>
          <table:table-cell office:value-type="float" office:value="42.854584" calcext:value-type="float">
            <text:p>42,85458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BRUT ROEDERER PREMIER ROSE'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cfz7v92ev1pa5ps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héophile Roederer Extra Brut Champagne</text:p>
          </table:table-cell>
          <table:table-cell office:value-type="string" calcext:value-type="string">
            <text:p>Louis Roederer</text:p>
          </table:table-cell>
          <table:table-cell office:value-type="float" office:value="42.854584" calcext:value-type="float">
            <text:p>42,85458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BRUT ROEDERER COLLECTION 244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3r3m2xqxvqrmzvg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llection 244 Champagne</text:p>
          </table:table-cell>
          <table:table-cell office:value-type="string" calcext:value-type="string">
            <text:p>Louis Roederer</text:p>
          </table:table-cell>
          <table:table-cell office:value-type="float" office:value="46.184135" calcext:value-type="float">
            <text:p>46,184135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BRUT ROEDERER COLLECTION 243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efbv8mz37yrb2nd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llection 243 Champagne</text:p>
          </table:table-cell>
          <table:table-cell office:value-type="string" calcext:value-type="string">
            <text:p>Louis Roederer</text:p>
          </table:table-cell>
          <table:table-cell office:value-type="float" office:value="46.184135" calcext:value-type="float">
            <text:p>46,184135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BRUT ROEDERER COLLECTION 242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kz3teyz5d7mgv3q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llection 242 Champagne</text:p>
          </table:table-cell>
          <table:table-cell office:value-type="string" calcext:value-type="string">
            <text:p>Louis Roederer</text:p>
          </table:table-cell>
          <table:table-cell office:value-type="float" office:value="46.184135" calcext:value-type="float">
            <text:p>46,184135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BRUT ROEDERER COLLCTION 243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S/A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efbv8mz37yrb2nd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llection 243 Champagne</text:p>
          </table:table-cell>
          <table:table-cell office:value-type="string" calcext:value-type="string">
            <text:p>Louis Roederer</text:p>
          </table:table-cell>
          <table:table-cell office:value-type="float" office:value="45.5598" calcext:value-type="float">
            <text:p>45,559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BRUT ROEDERER ROSE’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3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cfz7v92ev1pa5ps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héophile Roederer Extra Brut Champagne</text:p>
          </table:table-cell>
          <table:table-cell office:value-type="string" calcext:value-type="string">
            <text:p>Louis Roederer</text:p>
          </table:table-cell>
          <table:table-cell office:value-type="float" office:value="42.854584" calcext:value-type="float">
            <text:p>42,85458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CRISTAL BRUT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08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qthh4jv8natgme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istal Brut Champagne (Millésimé)</text:p>
          </table:table-cell>
          <table:table-cell office:value-type="string" calcext:value-type="string">
            <text:p>Louis Roederer</text:p>
          </table:table-cell>
          <table:table-cell office:value-type="float" office:value="42.3672" calcext:value-type="float">
            <text:p>42,367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CRISTAL BRUT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qthh4jv8natgme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istal Brut Champagne (Millésimé)</text:p>
          </table:table-cell>
          <table:table-cell office:value-type="string" calcext:value-type="string">
            <text:p>Louis Roederer</text:p>
          </table:table-cell>
          <table:table-cell office:value-type="float" office:value="42.3672" calcext:value-type="float">
            <text:p>42,367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CRISTAL BRUT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qthh4jv8natgme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istal Brut Champagne (Millésimé)</text:p>
          </table:table-cell>
          <table:table-cell office:value-type="string" calcext:value-type="string">
            <text:p>Louis Roederer</text:p>
          </table:table-cell>
          <table:table-cell office:value-type="float" office:value="42.3672" calcext:value-type="float">
            <text:p>42,3672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CRISTAL BRUT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qthh4jv8natgme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istal Brut Champagne (Millésimé)</text:p>
          </table:table-cell>
          <table:table-cell office:value-type="string" calcext:value-type="string">
            <text:p>Louis Roederer</text:p>
          </table:table-cell>
          <table:table-cell office:value-type="float" office:value="42.3672" calcext:value-type="float">
            <text:p>42,3672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CRISTAL BRUT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qthh4jv8natgme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istal Brut Champagne (Millésimé)</text:p>
          </table:table-cell>
          <table:table-cell office:value-type="string" calcext:value-type="string">
            <text:p>Louis Roederer</text:p>
          </table:table-cell>
          <table:table-cell office:value-type="float" office:value="42.3672" calcext:value-type="float">
            <text:p>42,3672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CRISTAL BRUT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5tqthh4jv8natgme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istal Brut Champagne (Millésimé)</text:p>
          </table:table-cell>
          <table:table-cell office:value-type="string" calcext:value-type="string">
            <text:p>Louis Roederer</text:p>
          </table:table-cell>
          <table:table-cell office:value-type="float" office:value="42.3672" calcext:value-type="float">
            <text:p>42,3672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RISTAL BRUT</text:p>
          </table:table-cell>
          <table:table-cell office:value-type="string" calcext:value-type="string">
            <text:p>ROSE’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dr7azrngvvz5zen83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Sainte Rose</text:p>
          </table:table-cell>
          <table:table-cell office:value-type="float" office:value="18.792221" calcext:value-type="float">
            <text:p>18,79222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RUT KRUG GRANDE CUVEE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h5x1nhhc1jnbgbg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e Cuvée</text:p>
          </table:table-cell>
          <table:table-cell office:value-type="string" calcext:value-type="string">
            <text:p>Krug</text:p>
          </table:table-cell>
          <table:table-cell office:value-type="float" office:value="29.567352" calcext:value-type="float">
            <text:p>29,567352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RUT KRUG GRANDE CUVEE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h5x1nhhc1jnbgbg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e Cuvée</text:p>
          </table:table-cell>
          <table:table-cell office:value-type="string" calcext:value-type="string">
            <text:p>Krug</text:p>
          </table:table-cell>
          <table:table-cell office:value-type="float" office:value="29.567352" calcext:value-type="float">
            <text:p>29,56735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KRUG VINTAGE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hs40y3jgkcmmk7q7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Krug</text:p>
          </table:table-cell>
          <table:table-cell office:value-type="float" office:value="29.9043" calcext:value-type="float">
            <text:p>29,904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KRUG VINTAGE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6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hs40y3jgkcmmk7q7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Krug</text:p>
          </table:table-cell>
          <table:table-cell office:value-type="float" office:value="29.9043" calcext:value-type="float">
            <text:p>29,904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KRUG VINTAGE COLLECTION '88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88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hs40y3jgkcmmk7q7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Krug</text:p>
          </table:table-cell>
          <table:table-cell office:value-type="float" office:value="29.9043" calcext:value-type="float">
            <text:p>29,904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UINART ROSE'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Rosé Brut Champagne</text:p>
          </table:table-cell>
          <table:table-cell office:value-type="string" calcext:value-type="string">
            <text:p>Ruinart</text:p>
          </table:table-cell>
          <table:table-cell office:value-type="float" office:value="40.245193" calcext:value-type="float">
            <text:p>40,24519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UINART ROSE'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Rosé Brut Champagne</text:p>
          </table:table-cell>
          <table:table-cell office:value-type="string" calcext:value-type="string">
            <text:p>Ruinart</text:p>
          </table:table-cell>
          <table:table-cell office:value-type="float" office:value="40.245193" calcext:value-type="float">
            <text:p>40,24519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UINART BLANC DE BLANCS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4nsbgy7pt1nwzq7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Blanc de Blancs Brut Champagne</text:p>
          </table:table-cell>
          <table:table-cell office:value-type="string" calcext:value-type="string">
            <text:p>Ruinart</text:p>
          </table:table-cell>
          <table:table-cell office:value-type="float" office:value="45.081818" calcext:value-type="float">
            <text:p>45,081818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UINART BLANC DE BLANCS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4nsbgy7pt1nwzq7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Blanc de Blancs Brut Champagne</text:p>
          </table:table-cell>
          <table:table-cell office:value-type="string" calcext:value-type="string">
            <text:p>Ruinart</text:p>
          </table:table-cell>
          <table:table-cell office:value-type="float" office:value="45.081818" calcext:value-type="float">
            <text:p>45,081818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BRUT CHAMPAGNE TROIS CONTREES</text:p>
          </table:table-cell>
          <table:table-cell office:value-type="string" calcext:value-type="string">
            <text:p>LA BORDERI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xnejsjhvwbtmfdajpnndj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rois Contrées Brut Champagne</text:p>
          </table:table-cell>
          <table:table-cell office:value-type="string" calcext:value-type="string">
            <text:p>Domaine la Borderie</text:p>
          </table:table-cell>
          <table:table-cell office:value-type="float" office:value="46.85046" calcext:value-type="float">
            <text:p>46,85046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L'ATAVIQUE EXTRA BRUT CHAMP. GRAN CRU B&amp;B</text:p>
          </table:table-cell>
          <table:table-cell office:value-type="string" calcext:value-type="string">
            <text:p>MOUZON LEROUX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ndyvdyh4apspafs9ha370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'Atavique Extra Brut Grand Cru</text:p>
          </table:table-cell>
          <table:table-cell office:value-type="string" calcext:value-type="string">
            <text:p>Mouzon Leroux</text:p>
          </table:table-cell>
          <table:table-cell office:value-type="float" office:value="55.501095" calcext:value-type="float">
            <text:p>55,501095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BRUT CHAMPAGNE LES 7 CRUS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cd3ypjyq4a497yf1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7 Crus Brut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35.280037" calcext:value-type="float">
            <text:p>35,28003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EXTRA BRUT CHAMPAGNE BLANC DE BLANC GRAND CRU</text:p>
          </table:table-cell>
          <table:table-cell office:value-type="string" calcext:value-type="string">
            <text:p>LEGRAS &amp; HAA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xjg25jt2fnmtbbtb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Extra Brut Champagne Grand Cru 'Chouilly'</text:p>
          </table:table-cell>
          <table:table-cell office:value-type="string" calcext:value-type="string">
            <text:p>Legras &amp; Haas</text:p>
          </table:table-cell>
          <table:table-cell office:value-type="float" office:value="50.55794" calcext:value-type="float">
            <text:p>50,5579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EXTRA BRUT CHAMP. BLANC DE BLANC LES PERRIERES</text:p>
          </table:table-cell>
          <table:table-cell office:value-type="string" calcext:value-type="string">
            <text:p>ULYSSE COLL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emv8xk4c0kjsscqd0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Pierrières Blanc de Blancs Extra Brut Champagne</text:p>
          </table:table-cell>
          <table:table-cell office:value-type="string" calcext:value-type="string">
            <text:p>Ulysse Collin</text:p>
          </table:table-cell>
          <table:table-cell office:value-type="float" office:value="52.96599" calcext:value-type="float">
            <text:p>52,96599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EXTRA BRUT CHAMP. BLANC DE NOIRS LES MAILLONS</text:p>
          </table:table-cell>
          <table:table-cell office:value-type="string" calcext:value-type="string">
            <text:p>ULYSSE COLL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emh0egfd07es60sv3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Maillons Blanc de Noirs Extra Brut Champagne</text:p>
          </table:table-cell>
          <table:table-cell office:value-type="string" calcext:value-type="string">
            <text:p>Ulysse Collin</text:p>
          </table:table-cell>
          <table:table-cell office:value-type="float" office:value="51.397785" calcext:value-type="float">
            <text:p>51,397785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BRUT CHAMP. BLANC DE BLANC LES ENFERS</text:p>
          </table:table-cell>
          <table:table-cell office:value-type="string" calcext:value-type="string">
            <text:p>ULYSSE COLL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yag2hgf5m6tnry95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Enfers Blanc de Blancs Extra Brut Champagne</text:p>
          </table:table-cell>
          <table:table-cell office:value-type="string" calcext:value-type="string">
            <text:p>Ulysse Collin</text:p>
          </table:table-cell>
          <table:table-cell office:value-type="float" office:value="53.293022" calcext:value-type="float">
            <text:p>53,293022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BRUT CHAMPAGNE INTENSE</text:p>
          </table:table-cell>
          <table:table-cell office:value-type="string" calcext:value-type="string">
            <text:p>AR LENOBL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bpjm8rh2sjx82ksre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ntense Brut Champagne</text:p>
          </table:table-cell>
          <table:table-cell office:value-type="string" calcext:value-type="string">
            <text:p>Lenoble</text:p>
          </table:table-cell>
          <table:table-cell office:value-type="float" office:value="43.28856" calcext:value-type="float">
            <text:p>43,2885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BRUT NATURE CHAMP. B&amp;B 1ER CRU CUVEE LES CHENES</text:p>
          </table:table-cell>
          <table:table-cell office:value-type="string" calcext:value-type="string">
            <text:p>G. LAVA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sxa3qmf0ffafsapws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 de B Brut</text:p>
          </table:table-cell>
          <table:table-cell office:value-type="string" calcext:value-type="string">
            <text:p>Domaine G &amp; G Bouvet</text:p>
          </table:table-cell>
          <table:table-cell office:value-type="float" office:value="35.160156" calcext:value-type="float">
            <text:p>35,16015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BRUT NATURE CHAMP. B&amp;B 1ER CRU CUVEE LES CHENES</text:p>
          </table:table-cell>
          <table:table-cell office:value-type="string" calcext:value-type="string">
            <text:p>G. LAVA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sxa3qmf0ffafsapws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 de B Brut</text:p>
          </table:table-cell>
          <table:table-cell office:value-type="string" calcext:value-type="string">
            <text:p>Domaine G &amp; G Bouvet</text:p>
          </table:table-cell>
          <table:table-cell office:value-type="float" office:value="35.160156" calcext:value-type="float">
            <text:p>35,160156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EXTRA BRUT CHAMPAGNE FAC-SIMILE ROSE’</text:p>
          </table:table-cell>
          <table:table-cell office:value-type="string" calcext:value-type="string">
            <text:p>JEROME PREVOS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yrvy551d3m0h987n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Closerie Fac-simile Extra Brut Rosé Champagne</text:p>
          </table:table-cell>
          <table:table-cell office:value-type="string" calcext:value-type="string">
            <text:p>Jérôme Prévost</text:p>
          </table:table-cell>
          <table:table-cell office:value-type="float" office:value="56.60215" calcext:value-type="float">
            <text:p>56,60215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BRUT CHAMP. GRAND BRUT</text:p>
          </table:table-cell>
          <table:table-cell office:value-type="string" calcext:value-type="string">
            <text:p>PERRIER JOU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bmghj9f4c14wg390v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 Brut Champagne</text:p>
          </table:table-cell>
          <table:table-cell office:value-type="string" calcext:value-type="string">
            <text:p>Perrier-Jouët</text:p>
          </table:table-cell>
          <table:table-cell office:value-type="float" office:value="47.851345" calcext:value-type="float">
            <text:p>47,851345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CHAMPAGNE LA BELLE EPOQUE</text:p>
          </table:table-cell>
          <table:table-cell office:value-type="string" calcext:value-type="string">
            <text:p>PERRIER JOU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4ahar44dg95zgrg4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elle Epoque Brut Champagne</text:p>
          </table:table-cell>
          <table:table-cell office:value-type="string" calcext:value-type="string">
            <text:p>Perrier-Jouët</text:p>
          </table:table-cell>
          <table:table-cell office:value-type="float" office:value="56.03535" calcext:value-type="float">
            <text:p>56,0353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BRUT CHAMPAGNE</text:p>
          </table:table-cell>
          <table:table-cell office:value-type="string" calcext:value-type="string">
            <text:p>PERTOIS MORIS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hf450gmej3xcj6c3v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'Assemblage Brut Champagne</text:p>
          </table:table-cell>
          <table:table-cell office:value-type="string" calcext:value-type="string">
            <text:p>Pertois-Moriset</text:p>
          </table:table-cell>
          <table:table-cell office:value-type="float" office:value="45.92897" calcext:value-type="float">
            <text:p>45,9289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BRUT CHAMP. GRAND CRU B&amp;B QUATRE TERROIRS</text:p>
          </table:table-cell>
          <table:table-cell office:value-type="string" calcext:value-type="string">
            <text:p>PERTOIS MORIS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e6wyxf3xam9rd1yn4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Quatre Terroirs Champagne Grand Cru 'Le Mesnil-sur-Oger'</text:p>
          </table:table-cell>
          <table:table-cell office:value-type="string" calcext:value-type="string">
            <text:p>Pertois-Moriset</text:p>
          </table:table-cell>
          <table:table-cell office:value-type="float" office:value="50.916817" calcext:value-type="float">
            <text:p>50,91681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BRUT CHAMPAGNE GRAND CRU BLANC DE BLANC LES HAUTS AILLERANDS</text:p>
          </table:table-cell>
          <table:table-cell office:value-type="string" calcext:value-type="string">
            <text:p>PERTOIS MORIS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e9x8wt4k2vdnw5dd0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 Grand Cru</text:p>
          </table:table-cell>
          <table:table-cell office:value-type="string" calcext:value-type="string">
            <text:p>Pertois-Moriset</text:p>
          </table:table-cell>
          <table:table-cell office:value-type="float" office:value="57.358253" calcext:value-type="float">
            <text:p>57,35825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BRUT CHAMPAGNE BLANC DE NOIRS BARBONNE FAYEL</text:p>
          </table:table-cell>
          <table:table-cell office:value-type="string" calcext:value-type="string">
            <text:p>PERTOIS MORIS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ne84rtgqehs5b5r9nar60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Noirs Barbonne-Fayel Extra Brut Millesimé</text:p>
          </table:table-cell>
          <table:table-cell office:value-type="string" calcext:value-type="string">
            <text:p>Pertois-Moriset</text:p>
          </table:table-cell>
          <table:table-cell office:value-type="float" office:value="58.63926" calcext:value-type="float">
            <text:p>58,63926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BRUT CHAMP. BLANC DE BLANC AVEC LE TEMPS</text:p>
          </table:table-cell>
          <table:table-cell office:value-type="string" calcext:value-type="string">
            <text:p>DE SOU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rt1r2ydmdhff0wrg5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vec Le Temps Blanc de Blancs Champagne Grand Cru 'Avize'</text:p>
          </table:table-cell>
          <table:table-cell office:value-type="string" calcext:value-type="string">
            <text:p>De Sousa</text:p>
          </table:table-cell>
          <table:table-cell office:value-type="float" office:value="43.532387" calcext:value-type="float">
            <text:p>43,532387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BRUT CHAMP. BLANC DE BLANC GRAN CRU 3A</text:p>
          </table:table-cell>
          <table:table-cell office:value-type="string" calcext:value-type="string">
            <text:p>DE SOU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mvaj8ftjwran7dhxq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3A Champagne Grand Cru</text:p>
          </table:table-cell>
          <table:table-cell office:value-type="string" calcext:value-type="string">
            <text:p>De Sousa</text:p>
          </table:table-cell>
          <table:table-cell office:value-type="float" office:value="39.603188" calcext:value-type="float">
            <text:p>39,603188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BRUT CHAMPAGNE TRADITION</text:p>
          </table:table-cell>
          <table:table-cell office:value-type="string" calcext:value-type="string">
            <text:p>DE SOU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rs3m77ttnbr79g2jz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radition Brut Champagne Grand Cru 'Avize'</text:p>
          </table:table-cell>
          <table:table-cell office:value-type="string" calcext:value-type="string">
            <text:p>De Sousa</text:p>
          </table:table-cell>
          <table:table-cell office:value-type="float" office:value="33.434044" calcext:value-type="float">
            <text:p>33,43404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BRUT CHAMP. 1ER CRU BLANC DE BLANC ARPEGE</text:p>
          </table:table-cell>
          <table:table-cell office:value-type="string" calcext:value-type="string">
            <text:p>PASCAL DOQU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pc1c30ck3xhfnfaj9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rpège Blanc de Blancs Champagne Premier Cru</text:p>
          </table:table-cell>
          <table:table-cell office:value-type="string" calcext:value-type="string">
            <text:p>Pascal Doquet</text:p>
          </table:table-cell>
          <table:table-cell office:value-type="float" office:value="53.78515" calcext:value-type="float">
            <text:p>53,78515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BRUT CHAMP. GRAND CRU BLANC DE BLANC DIAPASON</text:p>
          </table:table-cell>
          <table:table-cell office:value-type="string" calcext:value-type="string">
            <text:p>PASCAL DOQU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r3ydatbtywekykbka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Champagne Grand Cru</text:p>
          </table:table-cell>
          <table:table-cell office:value-type="string" calcext:value-type="string">
            <text:p>Pascal Doquet</text:p>
          </table:table-cell>
          <table:table-cell office:value-type="float" office:value="50.663216" calcext:value-type="float">
            <text:p>50,663216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BRUT CHAMP. GRAND CRU BLANC DE BLANC CRAMANT</text:p>
          </table:table-cell>
          <table:table-cell office:value-type="string" calcext:value-type="string">
            <text:p>DHONDT-GRELL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xz2b9k7p481k52nq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Extra Brut Champagne Grand Cru 'Cramant'</text:p>
          </table:table-cell>
          <table:table-cell office:value-type="string" calcext:value-type="string">
            <text:p>Dhondt-Grellet</text:p>
          </table:table-cell>
          <table:table-cell office:value-type="float" office:value="57.872723" calcext:value-type="float">
            <text:p>57,87272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BRUT CHAMPAGNE</text:p>
          </table:table-cell>
          <table:table-cell office:value-type="string" calcext:value-type="string">
            <text:p>DELAMOTT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d62mnq6s5e9pqypw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r. Wine Sélection Brut Champagne</text:p>
          </table:table-cell>
          <table:table-cell office:value-type="string" calcext:value-type="string">
            <text:p>Delamotte</text:p>
          </table:table-cell>
          <table:table-cell office:value-type="float" office:value="33.353947" calcext:value-type="float">
            <text:p>33,353947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BRUT CHAMP. BLANC DE BLANC MILLESIME</text:p>
          </table:table-cell>
          <table:table-cell office:value-type="string" calcext:value-type="string">
            <text:p>DELAMOTT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dqqdj40ja42b0v4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Millésimé Champagne Grand Cru</text:p>
          </table:table-cell>
          <table:table-cell office:value-type="string" calcext:value-type="string">
            <text:p>Delamotte</text:p>
          </table:table-cell>
          <table:table-cell office:value-type="float" office:value="41.905037" calcext:value-type="float">
            <text:p>41,90503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BRUT CHAMP. BLANC DE BLANC GRAND CRU</text:p>
          </table:table-cell>
          <table:table-cell office:value-type="string" calcext:value-type="string">
            <text:p>BERNARD PERTOI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2xh2vjf6fefs91tegx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 Grand Cru 'Le Mesnil-sur-Oger'</text:p>
          </table:table-cell>
          <table:table-cell office:value-type="string" calcext:value-type="string">
            <text:p>Bernard Pertois</text:p>
          </table:table-cell>
          <table:table-cell office:value-type="float" office:value="43.260845" calcext:value-type="float">
            <text:p>43,260845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BRUT CHAMP. ROSE'</text:p>
          </table:table-cell>
          <table:table-cell office:value-type="string" calcext:value-type="string">
            <text:p>JACQUES SELOS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dtckrm6csns6nb7cx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Jacques Selosse</text:p>
          </table:table-cell>
          <table:table-cell office:value-type="float" office:value="39.921078" calcext:value-type="float">
            <text:p>39,92107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BRUT CHAMPAGNE INITIAL BLANC DE BLANC</text:p>
          </table:table-cell>
          <table:table-cell office:value-type="string" calcext:value-type="string">
            <text:p>JACQUES SELOS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sdjr7edgveykk4hs4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nitial Blanc de Blancs Brut Champagne Grand Cru 'Avize'</text:p>
          </table:table-cell>
          <table:table-cell office:value-type="string" calcext:value-type="string">
            <text:p>Jacques Selosse</text:p>
          </table:table-cell>
          <table:table-cell office:value-type="float" office:value="51.227116" calcext:value-type="float">
            <text:p>51,227116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SUBSTANCE</text:p>
          </table:table-cell>
          <table:table-cell office:value-type="string" calcext:value-type="string">
            <text:p>JACQUES SELOS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rs2chf0z84bhxkd4m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ubstance Blanc de Blancs Brut Champagne Grand Cru 'Avize'</text:p>
          </table:table-cell>
          <table:table-cell office:value-type="string" calcext:value-type="string">
            <text:p>Jacques Selosse</text:p>
          </table:table-cell>
          <table:table-cell office:value-type="float" office:value="40.960457" calcext:value-type="float">
            <text:p>40,96045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EXTRABRUT CHAMP. LES BOUTS DU CLOS AMBONNAY GRAND CRU</text:p>
          </table:table-cell>
          <table:table-cell office:value-type="string" calcext:value-type="string">
            <text:p>J. SELOS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vjgjntaxer28gytq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ieux-dits Le Bout du Clos Extra Brut Champagne Grand Cru 'Ambonnay'</text:p>
          </table:table-cell>
          <table:table-cell office:value-type="string" calcext:value-type="string">
            <text:p>Jacques Selosse</text:p>
          </table:table-cell>
          <table:table-cell office:value-type="float" office:value="35.213997" calcext:value-type="float">
            <text:p>35,213997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EXTRA BRUT CHAMPAGNE MILLESIME</text:p>
          </table:table-cell>
          <table:table-cell office:value-type="string" calcext:value-type="string">
            <text:p>JACQUES SELOS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wyek2hk39xa0ed2w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ésime Extra Brut Champagne Grand Cru</text:p>
          </table:table-cell>
          <table:table-cell office:value-type="string" calcext:value-type="string">
            <text:p>Jacques Selosse</text:p>
          </table:table-cell>
          <table:table-cell office:value-type="float" office:value="46.561054" calcext:value-type="float">
            <text:p>46,561054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EXTRA BRUT CHAMPAGNE MILLESIME</text:p>
          </table:table-cell>
          <table:table-cell office:value-type="string" calcext:value-type="string">
            <text:p>JACQUES SELOS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9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wyek2hk39xa0ed2w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ésime Extra Brut Champagne Grand Cru</text:p>
          </table:table-cell>
          <table:table-cell office:value-type="string" calcext:value-type="string">
            <text:p>Jacques Selosse</text:p>
          </table:table-cell>
          <table:table-cell office:value-type="float" office:value="46.561054" calcext:value-type="float">
            <text:p>46,56105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EXTRA BRUT CHAMPAGNE MILLESIME</text:p>
          </table:table-cell>
          <table:table-cell office:value-type="string" calcext:value-type="string">
            <text:p>JACQUES SELOS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wyek2hk39xa0ed2w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ésime Extra Brut Champagne Grand Cru</text:p>
          </table:table-cell>
          <table:table-cell office:value-type="string" calcext:value-type="string">
            <text:p>Jacques Selosse</text:p>
          </table:table-cell>
          <table:table-cell office:value-type="float" office:value="46.561054" calcext:value-type="float">
            <text:p>46,56105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CASSA EDIZIONE LIMITATA 6 LIEUX-DITS</text:p>
          </table:table-cell>
          <table:table-cell office:value-type="string" calcext:value-type="string">
            <text:p>JACQUES SELOS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ned37q9gh90qy0s2j8ws7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“6 Lieux Dits”</text:p>
          </table:table-cell>
          <table:table-cell office:value-type="string" calcext:value-type="string">
            <text:p>Jacques Selosse</text:p>
          </table:table-cell>
          <table:table-cell office:value-type="float" office:value="54.611485" calcext:value-type="float">
            <text:p>54,611485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EXTRABRUT CHAMP.</text:p>
          </table:table-cell>
          <table:table-cell office:value-type="string" calcext:value-type="string">
            <text:p>BLANC DE NOIRS LARGILLI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262wegs6pt5mzws8et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teaux Bourguignons "Les Champs De Voisin"</text:p>
          </table:table-cell>
          <table:table-cell office:value-type="string" calcext:value-type="string">
            <text:p>Domaine de la Creuze Noire</text:p>
          </table:table-cell>
          <table:table-cell office:value-type="float" office:value="16.7119" calcext:value-type="float">
            <text:p>16,7119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BRUT CHAMPAGNE HEURTEBISE BLANC DE BLANC</text:p>
          </table:table-cell>
          <table:table-cell office:value-type="string" calcext:value-type="string">
            <text:p>CHARTOGNE-TAILL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ea63n51npjhkfzfjp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eurtebise Blanc de Blancs Brut</text:p>
          </table:table-cell>
          <table:table-cell office:value-type="string" calcext:value-type="string">
            <text:p>Chartogne-Taillet</text:p>
          </table:table-cell>
          <table:table-cell office:value-type="float" office:value="65.04433" calcext:value-type="float">
            <text:p>65,0443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BRUT CHAMPAGNE GRAND CRU BLANC DE BLANC MALO</text:p>
          </table:table-cell>
          <table:table-cell office:value-type="string" calcext:value-type="string">
            <text:p>AURORE CASANOV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rn3gj65ypyxfya4j4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Divine Extra Brut Blanc de Blancs Champagne</text:p>
          </table:table-cell>
          <table:table-cell office:value-type="string" calcext:value-type="string">
            <text:p>Aurore Casanova</text:p>
          </table:table-cell>
          <table:table-cell office:value-type="float" office:value="45.465393" calcext:value-type="float">
            <text:p>45,465393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BRUT CHAMP. LES VOIRMISSA BLANC DE NOIRS</text:p>
          </table:table-cell>
          <table:table-cell office:value-type="string" calcext:value-type="string">
            <text:p>MINIER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dzwkhneyne30eksc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Voirmissa Blanc de Noirs Champagne</text:p>
          </table:table-cell>
          <table:table-cell office:value-type="string" calcext:value-type="string">
            <text:p>Miniere F. &amp; R.</text:p>
          </table:table-cell>
          <table:table-cell office:value-type="float" office:value="37.039238" calcext:value-type="float">
            <text:p>37,039238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BRUT CHAMPAGNE VINTAGE BLANC DE BLANC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bn1b1j0rwsn5s7ay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Champagne</text:p>
          </table:table-cell>
          <table:table-cell office:value-type="string" calcext:value-type="string">
            <text:p>Pol Roger</text:p>
          </table:table-cell>
          <table:table-cell office:value-type="float" office:value="44.552242" calcext:value-type="float">
            <text:p>44,552242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CHAMP. CUVEE WINSTON CHURCHIL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db0s4452yph3a8ng1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Brut Vintage</text:p>
          </table:table-cell>
          <table:table-cell office:value-type="string" calcext:value-type="string">
            <text:p>Wiston</text:p>
          </table:table-cell>
          <table:table-cell office:value-type="float" office:value="28.448997" calcext:value-type="float">
            <text:p>28,448997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CHAMP. CUVEE WINSTON CHURCHIL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db0s4452yph3a8ng1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Brut Vintage</text:p>
          </table:table-cell>
          <table:table-cell office:value-type="string" calcext:value-type="string">
            <text:p>Wiston</text:p>
          </table:table-cell>
          <table:table-cell office:value-type="float" office:value="28.448997" calcext:value-type="float">
            <text:p>28,448997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BRUT CHAMPAGNE VINTAGE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bzqqr48rezfg5fr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 Vintage Brut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41.747017" calcext:value-type="float">
            <text:p>41,747017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SALON BLANC DE BLANCS</text:p>
          </table:table-cell>
          <table:table-cell office:value-type="string" calcext:value-type="string">
            <text:p>SAL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2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vexbj0rhdtag7bx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Mesnil Blanc de Blancs (Cuvée S) Brut Champagne</text:p>
          </table:table-cell>
          <table:table-cell office:value-type="string" calcext:value-type="string">
            <text:p>Salon</text:p>
          </table:table-cell>
          <table:table-cell office:value-type="float" office:value="30.534885" calcext:value-type="float">
            <text:p>30,534885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SALON BLANC DE BLANCS</text:p>
          </table:table-cell>
          <table:table-cell office:value-type="string" calcext:value-type="string">
            <text:p>SAL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vexbj0rhdtag7bx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Mesnil Blanc de Blancs (Cuvée S) Brut Champagne</text:p>
          </table:table-cell>
          <table:table-cell office:value-type="string" calcext:value-type="string">
            <text:p>Salon</text:p>
          </table:table-cell>
          <table:table-cell office:value-type="float" office:value="30.534885" calcext:value-type="float">
            <text:p>30,534885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BRUT CHAMPAGNE GRAND CRU</text:p>
          </table:table-cell>
          <table:table-cell office:value-type="string" calcext:value-type="string">
            <text:p>GATINOI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jktht4c340kxehkx7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Champagne Grand Cru 'Aÿ'</text:p>
          </table:table-cell>
          <table:table-cell office:value-type="string" calcext:value-type="string">
            <text:p>Gatinois</text:p>
          </table:table-cell>
          <table:table-cell office:value-type="float" office:value="40.77203" calcext:value-type="float">
            <text:p>40,77203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BRUT CHAMPAGNE GRAND CRU BLANC &amp; BLANC D'AY</text:p>
          </table:table-cell>
          <table:table-cell office:value-type="string" calcext:value-type="string">
            <text:p>GASTON CHIQU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93gshb9ysern8935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 Grand Cru 'Aÿ'</text:p>
          </table:table-cell>
          <table:table-cell office:value-type="string" calcext:value-type="string">
            <text:p>Gaston Chiquet</text:p>
          </table:table-cell>
          <table:table-cell office:value-type="float" office:value="54.235813" calcext:value-type="float">
            <text:p>54,23581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EXTRA BRUT CHAMPAGNE HOMMAGE A CUISLES 100 ANS</text:p>
          </table:table-cell>
          <table:table-cell office:value-type="string" calcext:value-type="string">
            <text:p>FAMILLE MOUSEE’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zd931n27az9172yay5y02c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OMMAGE A CUISLES BLANC DE NOIR</text:p>
          </table:table-cell>
          <table:table-cell office:value-type="string" calcext:value-type="string">
            <text:p>Moussé Fils</text:p>
          </table:table-cell>
          <table:table-cell office:value-type="float" office:value="35.0744" calcext:value-type="float">
            <text:p>35,0744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EXTRA BRUT CHAMPAGNE SOLESSENCE</text:p>
          </table:table-cell>
          <table:table-cell office:value-type="string" calcext:value-type="string">
            <text:p>JM SELEQU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jfpteywcwyj13v9g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olessence Extra Brut Champagne</text:p>
          </table:table-cell>
          <table:table-cell office:value-type="string" calcext:value-type="string">
            <text:p>J-M Sélèque</text:p>
          </table:table-cell>
          <table:table-cell office:value-type="float" office:value="36.57936" calcext:value-type="float">
            <text:p>36,57936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BRUT DOM PERIGNON P3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3</text:p>
          </table:table-cell>
          <table:table-cell office:value-type="float" office:value="5900" calcext:value-type="float">
            <text:p>5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2.86212" calcext:value-type="float">
            <text:p>32,86212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BRUT DOM PERIGNON P2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3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2.86212" calcext:value-type="float">
            <text:p>32,86212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BRUT DOM PERIGNON P2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4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2.86212" calcext:value-type="float">
            <text:p>32,86212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BRUT DOM PERIGNON ROSE'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6.06405" calcext:value-type="float">
            <text:p>36,06405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BRUT DOM PERIGNON ROSE' LIMITED EDITION LADY GAGA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ph1nxp3ahkx3n3p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imited Edition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42.590733" calcext:value-type="float">
            <text:p>42,59073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BRUT DOM PERIGNON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2.86212" calcext:value-type="float">
            <text:p>32,8621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RUT DOM PERIGNON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2.86212" calcext:value-type="float">
            <text:p>32,8621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BRUT DOM PERIGNON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2.86212" calcext:value-type="float">
            <text:p>32,86212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BRUT DOM PERIGNON LIMITED EDITION LADY GAGA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ph1nxp3ahkx3n3p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imited Edition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42.590733" calcext:value-type="float">
            <text:p>42,59073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BRUT DOM PERIGNON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2.86212" calcext:value-type="float">
            <text:p>32,86212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BRUT DOM PERIGNON</text:p>
          </table:table-cell>
          <table:table-cell office:value-type="string" calcext:value-type="string">
            <text:p>MOET CHANDON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aa2d2k5e3xcw2ayv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2.86212" calcext:value-type="float">
            <text:p>32,86212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BRUT CHAMP. B&amp;B GRAND CRU ''BOUQUET''</text:p>
          </table:table-cell>
          <table:table-cell office:value-type="string" calcext:value-type="string">
            <text:p>VAZART COQUAR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p49yxe8ez3jk5nxqf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 Bouquet Blanc de Blancs Brut Champagne Grand Cru 'Chouilly'</text:p>
          </table:table-cell>
          <table:table-cell office:value-type="string" calcext:value-type="string">
            <text:p>Vazart-Coquart &amp; Fils</text:p>
          </table:table-cell>
          <table:table-cell office:value-type="float" office:value="44.48929" calcext:value-type="float">
            <text:p>44,4892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BRUT CHAMPAGNE 1ER CRU SELECTION</text:p>
          </table:table-cell>
          <table:table-cell office:value-type="string" calcext:value-type="string">
            <text:p>MARC HEBRAR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vp9jrde5ka6f81ta9y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èlection Brut Champagne Premier Cru</text:p>
          </table:table-cell>
          <table:table-cell office:value-type="string" calcext:value-type="string">
            <text:p>Marc Hébrart</text:p>
          </table:table-cell>
          <table:table-cell office:value-type="float" office:value="46.818542" calcext:value-type="float">
            <text:p>46,818542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EXTRA BRUT CHAMP. CUVEE 745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cvbrfk9sa5g54hvhx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No 745 Extra Brut Champagne</text:p>
          </table:table-cell>
          <table:table-cell office:value-type="string" calcext:value-type="string">
            <text:p>Jacquesson</text:p>
          </table:table-cell>
          <table:table-cell office:value-type="float" office:value="38.28906" calcext:value-type="float">
            <text:p>38,2890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XTRA BRUT CHAMP. CUVEE 746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dg7tddsmbdd3hscyf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No 746 Extra Brut Champagne</text:p>
          </table:table-cell>
          <table:table-cell office:value-type="string" calcext:value-type="string">
            <text:p>Jacquesson</text:p>
          </table:table-cell>
          <table:table-cell office:value-type="float" office:value="38.55372" calcext:value-type="float">
            <text:p>38,55372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BOLLINGER SPECIAL CUVEE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7wsdabt6vnn27vs4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pecial Cuvée Brut Aÿ Champagne</text:p>
          </table:table-cell>
          <table:table-cell office:value-type="string" calcext:value-type="string">
            <text:p>Bollinger</text:p>
          </table:table-cell>
          <table:table-cell office:value-type="float" office:value="33.3706" calcext:value-type="float">
            <text:p>33,370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BOLLINGER SPECIAL CUVEE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7wsdabt6vnn27vs4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pecial Cuvée Brut Aÿ Champagne</text:p>
          </table:table-cell>
          <table:table-cell office:value-type="string" calcext:value-type="string">
            <text:p>Bollinger</text:p>
          </table:table-cell>
          <table:table-cell office:value-type="float" office:value="33.3706" calcext:value-type="float">
            <text:p>33,3706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BOLLINGER ROSE'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79enkj994gq7njmf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2003 By Bollinger Champagne Brut</text:p>
          </table:table-cell>
          <table:table-cell office:value-type="string" calcext:value-type="string">
            <text:p>Bollinger</text:p>
          </table:table-cell>
          <table:table-cell office:value-type="float" office:value="31.424477" calcext:value-type="float">
            <text:p>31,424477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BOLLINGER ROSE'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S/A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79enkj994gq7njmf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2003 By Bollinger Champagne Brut</text:p>
          </table:table-cell>
          <table:table-cell office:value-type="string" calcext:value-type="string">
            <text:p>Bollinger</text:p>
          </table:table-cell>
          <table:table-cell office:value-type="float" office:value="31.424477" calcext:value-type="float">
            <text:p>31,42447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BOLLINGER GRAND ANNEE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y229v3p9003jmyzy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Grande Année Brut Champagne</text:p>
          </table:table-cell>
          <table:table-cell office:value-type="string" calcext:value-type="string">
            <text:p>Bollinger</text:p>
          </table:table-cell>
          <table:table-cell office:value-type="float" office:value="34.72991" calcext:value-type="float">
            <text:p>34,72991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BOLLINGER GRANDE ANNEE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y229v3p9003jmyzy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Grande Année Brut Champagne</text:p>
          </table:table-cell>
          <table:table-cell office:value-type="string" calcext:value-type="string">
            <text:p>Bollinger</text:p>
          </table:table-cell>
          <table:table-cell office:value-type="float" office:value="35.36207" calcext:value-type="float">
            <text:p>35,3620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BOLLINGER GRANDE ANNEE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y229v3p9003jmyzy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Grande Année Brut Champagne</text:p>
          </table:table-cell>
          <table:table-cell office:value-type="string" calcext:value-type="string">
            <text:p>Bollinger</text:p>
          </table:table-cell>
          <table:table-cell office:value-type="float" office:value="35.36207" calcext:value-type="float">
            <text:p>35,36207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BOLLINGER GRANDE ANNEE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y229v3p9003jmyzy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Grande Année Brut Champagne</text:p>
          </table:table-cell>
          <table:table-cell office:value-type="string" calcext:value-type="string">
            <text:p>Bollinger</text:p>
          </table:table-cell>
          <table:table-cell office:value-type="float" office:value="35.36207" calcext:value-type="float">
            <text:p>35,36207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BOLLINGER GRANDE ANNEE ROSE'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y7k86r3w4pc0myth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Grande Année Rosé Brut Champagne</text:p>
          </table:table-cell>
          <table:table-cell office:value-type="string" calcext:value-type="string">
            <text:p>Bollinger</text:p>
          </table:table-cell>
          <table:table-cell office:value-type="float" office:value="36.75017" calcext:value-type="float">
            <text:p>36,75017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BOLLINGER GRANDE ANNEE ROSE'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y7k86r3w4pc0myth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Grande Année Rosé Brut Champagne</text:p>
          </table:table-cell>
          <table:table-cell office:value-type="string" calcext:value-type="string">
            <text:p>Bollinger</text:p>
          </table:table-cell>
          <table:table-cell office:value-type="float" office:value="36.75017" calcext:value-type="float">
            <text:p>36,75017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BOLLINGER R.D.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79enkj994gq7njmf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2003 By Bollinger Champagne Brut</text:p>
          </table:table-cell>
          <table:table-cell office:value-type="string" calcext:value-type="string">
            <text:p>Bollinger</text:p>
          </table:table-cell>
          <table:table-cell office:value-type="float" office:value="31.424477" calcext:value-type="float">
            <text:p>31,424477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BOLLINGER R.D.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79enkj994gq7njmf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2003 By Bollinger Champagne Brut</text:p>
          </table:table-cell>
          <table:table-cell office:value-type="string" calcext:value-type="string">
            <text:p>Bollinger</text:p>
          </table:table-cell>
          <table:table-cell office:value-type="float" office:value="31.424477" calcext:value-type="float">
            <text:p>31,424477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BOLLINGER MILLESIME VIELLES VIGNES BLANC DE NOIR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7n2nw0698j7t0b28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eilles Vignes Françaises Blanc de Noirs Brut Champagne</text:p>
          </table:table-cell>
          <table:table-cell office:value-type="string" calcext:value-type="string">
            <text:p>Bollinger</text:p>
          </table:table-cell>
          <table:table-cell office:value-type="float" office:value="36.13073" calcext:value-type="float">
            <text:p>36,13073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BOLLINGER MILLESIME VIELLES VIGNES BLANC DE NOIR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77n2nw0698j7t0b28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eilles Vignes Françaises Blanc de Noirs Brut Champagne</text:p>
          </table:table-cell>
          <table:table-cell office:value-type="string" calcext:value-type="string">
            <text:p>Bollinger</text:p>
          </table:table-cell>
          <table:table-cell office:value-type="float" office:value="36.13073" calcext:value-type="float">
            <text:p>36,13073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NATURE CHAMPAGNE FLUENC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5dehmv9zxpam98g8r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Spumante Brut</text:p>
          </table:table-cell>
          <table:table-cell office:value-type="string" calcext:value-type="string">
            <text:p>Wild Nature</text:p>
          </table:table-cell>
          <table:table-cell office:value-type="float" office:value="22.692818" calcext:value-type="float">
            <text:p>22,692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EXTRA BRUT CHAMPAGNE LIBERANCE</text:p>
          </table:table-cell>
          <table:table-cell office:value-type="string" calcext:value-type="string">
            <text:p>FRANCK PASCA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k1wgvaagav68sqpd5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ibérance Brut Nature Champagne</text:p>
          </table:table-cell>
          <table:table-cell office:value-type="string" calcext:value-type="string">
            <text:p>Franck Pascal</text:p>
          </table:table-cell>
          <table:table-cell office:value-type="float" office:value="46.7582" calcext:value-type="float">
            <text:p>46,7582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EXTRA BRUT CHAMPAGNE L'AME DE LA TERRE</text:p>
          </table:table-cell>
          <table:table-cell office:value-type="string" calcext:value-type="string">
            <text:p>FRANCOISE BEDE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5tqj5rfxg711cv4c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'Ame de la Terre Millésimé Brut Champagne</text:p>
          </table:table-cell>
          <table:table-cell office:value-type="string" calcext:value-type="string">
            <text:p>Francoise Bedel</text:p>
          </table:table-cell>
          <table:table-cell office:value-type="float" office:value="52.555386" calcext:value-type="float">
            <text:p>52,555386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EXTRA BRUT CHAMPAGNE ENTRE CIEL ET TERRE</text:p>
          </table:table-cell>
          <table:table-cell office:value-type="string" calcext:value-type="string">
            <text:p>FRANCOISE BEDE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5p39qhvwdmbstpvn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ntre Ciel &amp; Terre Champagne</text:p>
          </table:table-cell>
          <table:table-cell office:value-type="string" calcext:value-type="string">
            <text:p>Francoise Bedel</text:p>
          </table:table-cell>
          <table:table-cell office:value-type="float" office:value="57.459873" calcext:value-type="float">
            <text:p>57,45987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BRUT CHAMPAGNE BLANC DE NOIRS</text:p>
          </table:table-cell>
          <table:table-cell office:value-type="string" calcext:value-type="string">
            <text:p>ALAN COUVRE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rbv92np97x1s8zgrs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 Brut Champagne</text:p>
          </table:table-cell>
          <table:table-cell office:value-type="string" calcext:value-type="string">
            <text:p>Alain Couvreur</text:p>
          </table:table-cell>
          <table:table-cell office:value-type="float" office:value="43.99131" calcext:value-type="float">
            <text:p>43,99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BRUT CHAMPAGNE PAS DOSE'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3ctz0c8q67sxtns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yale Réservé Rosé Brut Champagne</text:p>
          </table:table-cell>
          <table:table-cell office:value-type="string" calcext:value-type="string">
            <text:p>Philipponnat</text:p>
          </table:table-cell>
          <table:table-cell office:value-type="float" office:value="31.671803" calcext:value-type="float">
            <text:p>31,671803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CLOS DE GOISSES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3m600dq3q01k6f92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los des Goisses Champagne</text:p>
          </table:table-cell>
          <table:table-cell office:value-type="string" calcext:value-type="string">
            <text:p>Philipponnat</text:p>
          </table:table-cell>
          <table:table-cell office:value-type="float" office:value="36.797745" calcext:value-type="float">
            <text:p>36,79774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LUGANA RISERVA ZENAT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f3d9n1fdfsshg8xe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Sergio Riserva</text:p>
          </table:table-cell>
          <table:table-cell office:value-type="string" calcext:value-type="string">
            <text:p>Zenato</text:p>
          </table:table-cell>
          <table:table-cell office:value-type="float" office:value="32.1487" calcext:value-type="float">
            <text:p>32,1487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MARANI BIANCO</text:p>
          </table:table-cell>
          <table:table-cell office:value-type="string" calcext:value-type="string">
            <text:p>SART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6x1kb0bg6j5zd2v5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ani</text:p>
          </table:table-cell>
          <table:table-cell office:value-type="string" calcext:value-type="string">
            <text:p>Sartori di Verona</text:p>
          </table:table-cell>
          <table:table-cell office:value-type="float" office:value="25.491924" calcext:value-type="float">
            <text:p>25,491924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MARANI BIANCO</text:p>
          </table:table-cell>
          <table:table-cell office:value-type="string" calcext:value-type="string">
            <text:p>SART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6x1kb0bg6j5zd2v5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ani</text:p>
          </table:table-cell>
          <table:table-cell office:value-type="string" calcext:value-type="string">
            <text:p>Sartori di Verona</text:p>
          </table:table-cell>
          <table:table-cell office:value-type="float" office:value="25.491924" calcext:value-type="float">
            <text:p>25,491924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MARANI BIANCO</text:p>
          </table:table-cell>
          <table:table-cell office:value-type="string" calcext:value-type="string">
            <text:p>SARTO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6x1kb0bg6j5zd2v5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ani</text:p>
          </table:table-cell>
          <table:table-cell office:value-type="string" calcext:value-type="string">
            <text:p>Sartori di Verona</text:p>
          </table:table-cell>
          <table:table-cell office:value-type="float" office:value="25.491924" calcext:value-type="float">
            <text:p>25,491924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OLMERA</text:p>
          </table:table-cell>
          <table:table-cell office:value-type="string" calcext:value-type="string">
            <text:p>DE STEFAN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eg0cfkzrfqxvaffg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lmèra Bianco</text:p>
          </table:table-cell>
          <table:table-cell office:value-type="string" calcext:value-type="string">
            <text:p>De Stefani</text:p>
          </table:table-cell>
          <table:table-cell office:value-type="float" office:value="29.454075" calcext:value-type="float">
            <text:p>29,454075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SOAVE LE BINE DI COSTIOLA</text:p>
          </table:table-cell>
          <table:table-cell office:value-type="string" calcext:value-type="string">
            <text:p>TAMELL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vmv9hh4pzxqw2v06wy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Bine de Costìola</text:p>
          </table:table-cell>
          <table:table-cell office:value-type="string" calcext:value-type="string">
            <text:p>Tamellini</text:p>
          </table:table-cell>
          <table:table-cell office:value-type="float" office:value="48.18081" calcext:value-type="float">
            <text:p>48,18081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VULCAIA FUME' SAUVIGNON</text:p>
          </table:table-cell>
          <table:table-cell office:value-type="string" calcext:value-type="string">
            <text:p>INAM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j2vhr6mzr4an8szhy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ulcaia Fume Sauvignon del Veneto</text:p>
          </table:table-cell>
          <table:table-cell office:value-type="string" calcext:value-type="string">
            <text:p>Inama Azienda Agricola</text:p>
          </table:table-cell>
          <table:table-cell office:value-type="float" office:value="32.88581" calcext:value-type="float">
            <text:p>32,88581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MAGRE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4tnrq0nqcdxzp3r0x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Borgo Magredo</text:p>
          </table:table-cell>
          <table:table-cell office:value-type="float" office:value="18.95483" calcext:value-type="float">
            <text:p>18,9548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GAU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x2zf17ywjmjrt1pp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Château de Baun</text:p>
          </table:table-cell>
          <table:table-cell office:value-type="float" office:value="18.640692" calcext:value-type="float">
            <text:p>18,64069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DORA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sc5bmgmr6jedzbsmp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Dora Dain</text:p>
          </table:table-cell>
          <table:table-cell office:value-type="float" office:value="19.436766" calcext:value-type="float">
            <text:p>19,436766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CHARDONNAY ST.VALENTIN</text:p>
          </table:table-cell>
          <table:table-cell office:value-type="string" calcext:value-type="string">
            <text:p>CANTINA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69jfaptbncw66krqz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San Michele</text:p>
          </table:table-cell>
          <table:table-cell office:value-type="float" office:value="25.832832" calcext:value-type="float">
            <text:p>25,832832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CUVEE' ELISA</text:p>
          </table:table-cell>
          <table:table-cell office:value-type="string" calcext:value-type="string">
            <text:p>CASTEL SALEGG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mw6gpa9m3pff9p20t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lisa Cuvée</text:p>
          </table:table-cell>
          <table:table-cell office:value-type="string" calcext:value-type="string">
            <text:p>Castel Sallegg</text:p>
          </table:table-cell>
          <table:table-cell office:value-type="float" office:value="45.31806" calcext:value-type="float">
            <text:p>45,31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WEISSWEIN DOLOMYTOS</text:p>
          </table:table-cell>
          <table:table-cell office:value-type="string" calcext:value-type="string">
            <text:p>ANSITZ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</text:p>
          </table:table-cell>
          <table:table-cell office:value-type="float" office:value="41.958744" calcext:value-type="float">
            <text:p>41,958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WEISSWEIN DOLOMYTOS</text:p>
          </table:table-cell>
          <table:table-cell office:value-type="string" calcext:value-type="string">
            <text:p>ANSITZ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</text:p>
          </table:table-cell>
          <table:table-cell office:value-type="float" office:value="41.958744" calcext:value-type="float">
            <text:p>41,958744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GEWURZTRAMINER ST.VALENTIN</text:p>
          </table:table-cell>
          <table:table-cell office:value-type="string" calcext:value-type="string">
            <text:p>CANTINA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xccsf0ww55mbfb9f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Michel - Schlumberger</text:p>
          </table:table-cell>
          <table:table-cell office:value-type="float" office:value="16.33667" calcext:value-type="float">
            <text:p>16,33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MANNA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7.843517" calcext:value-type="float">
            <text:p>37,843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NOVA DOMUS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serva Nova Domus Terlaner</text:p>
          </table:table-cell>
          <table:table-cell office:value-type="string" calcext:value-type="string">
            <text:p>Terlan (Terlano)</text:p>
          </table:table-cell>
          <table:table-cell office:value-type="float" office:value="53.19627" calcext:value-type="float">
            <text:p>53,19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NOVA DOMUS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serva Nova Domus Terlaner</text:p>
          </table:table-cell>
          <table:table-cell office:value-type="string" calcext:value-type="string">
            <text:p>Terlan (Terlano)</text:p>
          </table:table-cell>
          <table:table-cell office:value-type="float" office:value="53.19627" calcext:value-type="float">
            <text:p>53,19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NOVA DOMUS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serva Nova Domus Terlaner</text:p>
          </table:table-cell>
          <table:table-cell office:value-type="string" calcext:value-type="string">
            <text:p>Terlan (Terlano)</text:p>
          </table:table-cell>
          <table:table-cell office:value-type="float" office:value="53.19627" calcext:value-type="float">
            <text:p>53,19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PINOT GRIGIO FUORIPISTA</text:p>
          </table:table-cell>
          <table:table-cell office:value-type="string" calcext:value-type="string">
            <text:p>ELISABETTA FORADO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ca96bwk4ndvb716s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uoripista Pinot Grigio</text:p>
          </table:table-cell>
          <table:table-cell office:value-type="string" calcext:value-type="string">
            <text:p>Foradori</text:p>
          </table:table-cell>
          <table:table-cell office:value-type="float" office:value="48.745796" calcext:value-type="float">
            <text:p>48,745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RARITY PINOT BIANCO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6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grvhh9d4baqmxq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arity Pinot Bianco</text:p>
          </table:table-cell>
          <table:table-cell office:value-type="string" calcext:value-type="string">
            <text:p>Terlan (Terlano)</text:p>
          </table:table-cell>
          <table:table-cell office:value-type="float" office:value="53.930164" calcext:value-type="float">
            <text:p>53,93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SAUVIGNON</text:p>
          </table:table-cell>
          <table:table-cell office:value-type="string" calcext:value-type="string">
            <text:p>ST. VALENT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c0s4c39wraf60s68c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serva Cabernet Sauvignon</text:p>
          </table:table-cell>
          <table:table-cell office:value-type="string" calcext:value-type="string">
            <text:p>Valentine</text:p>
          </table:table-cell>
          <table:table-cell office:value-type="float" office:value="19.852943" calcext:value-type="float">
            <text:p>19,852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SAUVIGNON LIEBEN AICH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ben Aich</text:p>
          </table:table-cell>
          <table:table-cell office:value-type="string" calcext:value-type="string">
            <text:p>Manincor</text:p>
          </table:table-cell>
          <table:table-cell office:value-type="float" office:value="44.137085" calcext:value-type="float">
            <text:p>44,137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SAUVIGNON LIEBEN AICH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ben Aich</text:p>
          </table:table-cell>
          <table:table-cell office:value-type="string" calcext:value-type="string">
            <text:p>Manincor</text:p>
          </table:table-cell>
          <table:table-cell office:value-type="float" office:value="44.137085" calcext:value-type="float">
            <text:p>44,137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SAUVIGNON LIEBEN AICH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ben Aich</text:p>
          </table:table-cell>
          <table:table-cell office:value-type="string" calcext:value-type="string">
            <text:p>Manincor</text:p>
          </table:table-cell>
          <table:table-cell office:value-type="float" office:value="44.137085" calcext:value-type="float">
            <text:p>44,137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SAUVIGNON MOCK</text:p>
          </table:table-cell>
          <table:table-cell office:value-type="string" calcext:value-type="string">
            <text:p>ST. MAGDALEN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2vvj2njhh08mrkgrj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fiorì Sauvignon</text:p>
          </table:table-cell>
          <table:table-cell office:value-type="string" calcext:value-type="string">
            <text:p>Maddalena</text:p>
          </table:table-cell>
          <table:table-cell office:value-type="float" office:value="24.871" calcext:value-type="float">
            <text:p>24,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SAUVIGNON QUARZ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SAUVIGNON QUARZ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SAUVIGNON QUARZ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SAUVIGNON QUARZ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AUVIGNON QUARZ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7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AUVIGNON QUARZ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8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SYLVANER</text:p>
          </table:table-cell>
          <table:table-cell office:value-type="string" calcext:value-type="string">
            <text:p>“R”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zasw6g9822jewwbf5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J. Willmann</text:p>
          </table:table-cell>
          <table:table-cell office:value-type="float" office:value="8.4978695" calcext:value-type="float">
            <text:p>8,4978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TERLANER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hrrj46e95x5nft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</text:p>
          </table:table-cell>
          <table:table-cell office:value-type="string" calcext:value-type="string">
            <text:p>Terlan (Terlano)</text:p>
          </table:table-cell>
          <table:table-cell office:value-type="float" office:value="50.26369" calcext:value-type="float">
            <text:p>50,26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VORBERG PINOT BIANCO RISERVA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Terlan (Terlano)</text:p>
          </table:table-cell>
          <table:table-cell office:value-type="float" office:value="54.88906" calcext:value-type="float">
            <text:p>54,88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VORBERG PINOT BIANCO RISERVA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08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Terlan (Terlano)</text:p>
          </table:table-cell>
          <table:table-cell office:value-type="float" office:value="54.88906" calcext:value-type="float">
            <text:p>54,88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LA PONC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2q8fcbnyz47s8qtaea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La Ronca</text:p>
          </table:table-cell>
          <table:table-cell office:value-type="float" office:value="26.490494" calcext:value-type="float">
            <text:p>26,490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DOI RAPS</text:p>
          </table:table-cell>
          <table:table-cell office:value-type="string" calcext:value-type="string">
            <text:p>AZ. AGR. RUSSO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9q2htaxjpyc9ngnvm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i Raps</text:p>
          </table:table-cell>
          <table:table-cell office:value-type="string" calcext:value-type="string">
            <text:p>Russolo Rino</text:p>
          </table:table-cell>
          <table:table-cell office:value-type="float" office:value="39.973877" calcext:value-type="float">
            <text:p>39,973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DOI RAPS</text:p>
          </table:table-cell>
          <table:table-cell office:value-type="string" calcext:value-type="string">
            <text:p>AZ. AGR. RUSSO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9q2htaxjpyc9ngnvm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i Raps</text:p>
          </table:table-cell>
          <table:table-cell office:value-type="string" calcext:value-type="string">
            <text:p>Russolo Rino</text:p>
          </table:table-cell>
          <table:table-cell office:value-type="float" office:value="39.973877" calcext:value-type="float">
            <text:p>39,973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FRIULANO DEL COLLIO</text:p>
          </table:table-cell>
          <table:table-cell office:value-type="string" calcext:value-type="string">
            <text:p>PRIMOS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qcjbp42habfgj9yyk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Primosic</text:p>
          </table:table-cell>
          <table:table-cell office:value-type="float" office:value="35.200912" calcext:value-type="float">
            <text:p>35,200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'KAI' FRIULANO</text:p>
          </table:table-cell>
          <table:table-cell office:value-type="string" calcext:value-type="string">
            <text:p>PARASCHO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wkxw69zjd4ckcrgy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ai (Kαl)</text:p>
          </table:table-cell>
          <table:table-cell office:value-type="string" calcext:value-type="string">
            <text:p>Paraschos</text:p>
          </table:table-cell>
          <table:table-cell office:value-type="float" office:value="36.627518" calcext:value-type="float">
            <text:p>36,627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KAPLJA</text:p>
          </table:table-cell>
          <table:table-cell office:value-type="string" calcext:value-type="string">
            <text:p>PODVERS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2dq08d0vr0fc5n8j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aplja</text:p>
          </table:table-cell>
          <table:table-cell office:value-type="string" calcext:value-type="string">
            <text:p>Damijan Podversic</text:p>
          </table:table-cell>
          <table:table-cell office:value-type="float" office:value="38.59194" calcext:value-type="float">
            <text:p>38,59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NEKAJ</text:p>
          </table:table-cell>
          <table:table-cell office:value-type="string" calcext:value-type="string">
            <text:p>PODVERS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2hbzsg49mgzn084w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ekaj</text:p>
          </table:table-cell>
          <table:table-cell office:value-type="string" calcext:value-type="string">
            <text:p>Damijan Podversic</text:p>
          </table:table-cell>
          <table:table-cell office:value-type="float" office:value="41.1699" calcext:value-type="float">
            <text:p>41,1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NEKAJ</text:p>
          </table:table-cell>
          <table:table-cell office:value-type="string" calcext:value-type="string">
            <text:p>PODVERS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2hbzsg49mgzn084w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ekaj</text:p>
          </table:table-cell>
          <table:table-cell office:value-type="string" calcext:value-type="string">
            <text:p>Damijan Podversic</text:p>
          </table:table-cell>
          <table:table-cell office:value-type="float" office:value="41.1699" calcext:value-type="float">
            <text:p>41,1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IBOLLA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33.379833" calcext:value-type="float">
            <text:p>33,379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IBOLLA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33.379833" calcext:value-type="float">
            <text:p>33,379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IBOLLA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33.379833" calcext:value-type="float">
            <text:p>33,379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IBOLLA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33.379833" calcext:value-type="float">
            <text:p>33,379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IBOLLA GIALLA</text:p>
          </table:table-cell>
          <table:table-cell office:value-type="string" calcext:value-type="string">
            <text:p>PODVERS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2xjdxrptksrwbekv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Damijan Podversic</text:p>
          </table:table-cell>
          <table:table-cell office:value-type="float" office:value="38.62619" calcext:value-type="float">
            <text:p>38,62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USSIZ SUPERIORE COL DISORE’</text:p>
          </table:table-cell>
          <table:table-cell office:value-type="string" calcext:value-type="string">
            <text:p>MARCO FELLUG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fw4ty6b7wwn3sattd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ussiz Superiore Verduzzo Venezia Giulia</text:p>
          </table:table-cell>
          <table:table-cell office:value-type="string" calcext:value-type="string">
            <text:p>Marco Felluga</text:p>
          </table:table-cell>
          <table:table-cell office:value-type="float" office:value="43.165257" calcext:value-type="float">
            <text:p>43,165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SACRISASSI BIANCO</text:p>
          </table:table-cell>
          <table:table-cell office:value-type="string" calcext:value-type="string">
            <text:p>LE DUE TERR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g28s33djrb429hzzp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crisassi Rosso</text:p>
          </table:table-cell>
          <table:table-cell office:value-type="string" calcext:value-type="string">
            <text:p>Le Due Terre</text:p>
          </table:table-cell>
          <table:table-cell office:value-type="float" office:value="33.221447" calcext:value-type="float">
            <text:p>33,2214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SAUVIGNON SAURINT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6gwf3fqw0mn8vq1e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rint</text:p>
          </table:table-cell>
          <table:table-cell office:value-type="string" calcext:value-type="string">
            <text:p>Miani</text:p>
          </table:table-cell>
          <table:table-cell office:value-type="float" office:value="29.307766" calcext:value-type="float">
            <text:p>29,307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SAUVIGNON SAURINT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6gwf3fqw0mn8vq1e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rint</text:p>
          </table:table-cell>
          <table:table-cell office:value-type="string" calcext:value-type="string">
            <text:p>Miani</text:p>
          </table:table-cell>
          <table:table-cell office:value-type="float" office:value="29.307766" calcext:value-type="float">
            <text:p>29,307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SAUVIGNON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vsgp6e59aak2hw96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Sauvignon</text:p>
          </table:table-cell>
          <table:table-cell office:value-type="string" calcext:value-type="string">
            <text:p>Borgo del Tiglio</text:p>
          </table:table-cell>
          <table:table-cell office:value-type="float" office:value="33.712524" calcext:value-type="float">
            <text:p>33,712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SAUVIGNON RONCO DELLE MELE</text:p>
          </table:table-cell>
          <table:table-cell office:value-type="string" calcext:value-type="string">
            <text:p>VENIC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m64xrr18y47rpcfxx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nco delle Mele Sauvignon</text:p>
          </table:table-cell>
          <table:table-cell office:value-type="string" calcext:value-type="string">
            <text:p>Venica &amp; Venica</text:p>
          </table:table-cell>
          <table:table-cell office:value-type="float" office:value="50.45627" calcext:value-type="float">
            <text:p>50,45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W...DREAMS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233zwqe7p05923rhg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ere Dreams have no end (W... Dreams...)</text:p>
          </table:table-cell>
          <table:table-cell office:value-type="string" calcext:value-type="string">
            <text:p>Jermann</text:p>
          </table:table-cell>
          <table:table-cell office:value-type="float" office:value="33.51729" calcext:value-type="float">
            <text:p>33,51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CHARDONNAY COLLINE TEATINE</text:p>
          </table:table-cell>
          <table:table-cell office:value-type="string" calcext:value-type="string">
            <text:p>MARINA CVET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pkdm7peeafhc51g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Marina Cvetić</text:p>
          </table:table-cell>
          <table:table-cell office:value-type="float" office:value="40.436836" calcext:value-type="float">
            <text:p>40,436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TREBBIANO D'ABRUZZO RSERVA</text:p>
          </table:table-cell>
          <table:table-cell office:value-type="string" calcext:value-type="string">
            <text:p>MARINA CVET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p0ck9zdd6hnnhwhe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Marina Cvetić</text:p>
          </table:table-cell>
          <table:table-cell office:value-type="float" office:value="49.040916" calcext:value-type="float">
            <text:p>49,040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EBBIANO D'ABRUZZO</text:p>
          </table:table-cell>
          <table:table-cell office:value-type="string" calcext:value-type="string">
            <text:p>PEP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q9ze45xa65j5jpnm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Emidio Pepe</text:p>
          </table:table-cell>
          <table:table-cell office:value-type="float" office:value="24.13992" calcext:value-type="float">
            <text:p>24,13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TREBBIANO D'ABRUZZO VIGNA DEL CONVENTO</text:p>
          </table:table-cell>
          <table:table-cell office:value-type="string" calcext:value-type="string">
            <text:p>VALLE REAL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25xvh6ez7sw935r3k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a del Convento Trebbiano d’Abruzzo</text:p>
          </table:table-cell>
          <table:table-cell office:value-type="string" calcext:value-type="string">
            <text:p>Valle Reale</text:p>
          </table:table-cell>
          <table:table-cell office:value-type="float" office:value="52.767376" calcext:value-type="float">
            <text:p>52,767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FIANO DI AVELLINO</text:p>
          </table:table-cell>
          <table:table-cell office:value-type="string" calcext:value-type="string">
            <text:p>MARSEL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0b5gej8pexbnc1btg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Avellino</text:p>
          </table:table-cell>
          <table:table-cell office:value-type="string" calcext:value-type="string">
            <text:p>Guido Marsella</text:p>
          </table:table-cell>
          <table:table-cell office:value-type="float" office:value="38.47816" calcext:value-type="float">
            <text:p>38,47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FIOR D'UVA</text:p>
          </table:table-cell>
          <table:table-cell office:value-type="string" calcext:value-type="string">
            <text:p>MARISA CUOM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8jzsnwwrnbfe9j59m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ore d’Autunno Beneventano Novello di Aglianico</text:p>
          </table:table-cell>
          <table:table-cell office:value-type="string" calcext:value-type="string">
            <text:p>Masseria di Maria</text:p>
          </table:table-cell>
          <table:table-cell office:value-type="float" office:value="13.114228" calcext:value-type="float">
            <text:p>13,114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FURORE BIANCO</text:p>
          </table:table-cell>
          <table:table-cell office:value-type="string" calcext:value-type="string">
            <text:p>MARISA CUOM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wwfbaeenbzbgrnhg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urore Costa d'Amalfi Bianco</text:p>
          </table:table-cell>
          <table:table-cell office:value-type="string" calcext:value-type="string">
            <text:p>Marisa Cuomo</text:p>
          </table:table-cell>
          <table:table-cell office:value-type="float" office:value="44.01959" calcext:value-type="float">
            <text:p>44,01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NEROAMETA'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zrrcs857jdvpbp1v7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eroametà Due Querce</text:p>
          </table:table-cell>
          <table:table-cell office:value-type="string" calcext:value-type="string">
            <text:p>Mastroberardino</text:p>
          </table:table-cell>
          <table:table-cell office:value-type="float" office:value="37.627106" calcext:value-type="float">
            <text:p>37,627106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ADICI FIANO DI AVELLINO RIS.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jb8at29rmwtd2r5yc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Avellino Radici</text:p>
          </table:table-cell>
          <table:table-cell office:value-type="string" calcext:value-type="string">
            <text:p>Mastroberardino</text:p>
          </table:table-cell>
          <table:table-cell office:value-type="float" office:value="48.897224" calcext:value-type="float">
            <text:p>48,897224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ADICI FIANO DI AVELLINO RIS.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jb8at29rmwtd2r5yc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Avellino Radici</text:p>
          </table:table-cell>
          <table:table-cell office:value-type="string" calcext:value-type="string">
            <text:p>Mastroberardino</text:p>
          </table:table-cell>
          <table:table-cell office:value-type="float" office:value="48.897224" calcext:value-type="float">
            <text:p>48,897224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ADICI FIANO DI AVELLINO RIS.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jb8at29rmwtd2r5yc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Avellino Radici</text:p>
          </table:table-cell>
          <table:table-cell office:value-type="string" calcext:value-type="string">
            <text:p>Mastroberardino</text:p>
          </table:table-cell>
          <table:table-cell office:value-type="float" office:value="48.897224" calcext:value-type="float">
            <text:p>48,897224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SOLA RIBONA</text:p>
          </table:table-cell>
          <table:table-cell office:value-type="string" calcext:value-type="string">
            <text:p>FONTEZOPP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ycw4zkp928m8gksvxtwz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sola</text:p>
          </table:table-cell>
          <table:table-cell office:value-type="string" calcext:value-type="string">
            <text:p>Fontezoppa</text:p>
          </table:table-cell>
          <table:table-cell office:value-type="float" office:value="33.85952" calcext:value-type="float">
            <text:p>33,85952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MASSACCIO VERDICCHIO</text:p>
          </table:table-cell>
          <table:table-cell office:value-type="string" calcext:value-type="string">
            <text:p>SAN SIS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q1qykwetyb3dj5ys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ssacio Verdicchio dei Castelli di Jesi Classico Superiore</text:p>
          </table:table-cell>
          <table:table-cell office:value-type="string" calcext:value-type="string">
            <text:p>Tenute San Sisto</text:p>
          </table:table-cell>
          <table:table-cell office:value-type="float" office:value="39.119354" calcext:value-type="float">
            <text:p>39,119354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VERDICCHIO RISERVA</text:p>
          </table:table-cell>
          <table:table-cell office:value-type="string" calcext:value-type="string">
            <text:p>VILLA BUCC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akzfgxtbsxmkpkp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cci Verdicchio dei Castelli di Jesi Classico Superiore</text:p>
          </table:table-cell>
          <table:table-cell office:value-type="string" calcext:value-type="string">
            <text:p>Bucci</text:p>
          </table:table-cell>
          <table:table-cell office:value-type="float" office:value="26.01648" calcext:value-type="float">
            <text:p>26,01648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VERDICCHIO TRALIVIO</text:p>
          </table:table-cell>
          <table:table-cell office:value-type="string" calcext:value-type="string">
            <text:p>SARTARELL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0e3xds16yz51aax6hp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livio</text:p>
          </table:table-cell>
          <table:table-cell office:value-type="string" calcext:value-type="string">
            <text:p>Sartarelli</text:p>
          </table:table-cell>
          <table:table-cell office:value-type="float" office:value="42.54075" calcext:value-type="float">
            <text:p>42,54075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VERDICCHIO CONTRADA BALCIANA</text:p>
          </table:table-cell>
          <table:table-cell office:value-type="string" calcext:value-type="string">
            <text:p>SARTARELL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ncj7qxmmsqdka4p2a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lciana</text:p>
          </table:table-cell>
          <table:table-cell office:value-type="string" calcext:value-type="string">
            <text:p>Sartarelli</text:p>
          </table:table-cell>
          <table:table-cell office:value-type="float" office:value="45.183983" calcext:value-type="float">
            <text:p>45,183983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VERDICCHIO</text:p>
          </table:table-cell>
          <table:table-cell office:value-type="string" calcext:value-type="string">
            <text:p>LA STAFF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69t7em51d8h63m4f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dei Castelli di Jesi Classico Superiore</text:p>
          </table:table-cell>
          <table:table-cell office:value-type="string" calcext:value-type="string">
            <text:p>La Staffa</text:p>
          </table:table-cell>
          <table:table-cell office:value-type="float" office:value="30.77747" calcext:value-type="float">
            <text:p>30,77747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VERDICCHIO RISERVA SELVA DI SOTTO</text:p>
          </table:table-cell>
          <table:table-cell office:value-type="string" calcext:value-type="string">
            <text:p>LA STAFF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0yrtks7ghvfghk3r81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va di Sotto Castelli di Jesi Verdicchio Riserva Classico</text:p>
          </table:table-cell>
          <table:table-cell office:value-type="string" calcext:value-type="string">
            <text:p>La Staffa</text:p>
          </table:table-cell>
          <table:table-cell office:value-type="float" office:value="45.891968" calcext:value-type="float">
            <text:p>45,891968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ALTENI DI BRASSICA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p1wft0m7a4hmjh53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eni di Brassica Langhe</text:p>
          </table:table-cell>
          <table:table-cell office:value-type="string" calcext:value-type="string">
            <text:p>Gaja</text:p>
          </table:table-cell>
          <table:table-cell office:value-type="float" office:value="43.14554" calcext:value-type="float">
            <text:p>43,14554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ALTENI DI BRASSICA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p1wft0m7a4hmjh53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eni di Brassica Langhe</text:p>
          </table:table-cell>
          <table:table-cell office:value-type="string" calcext:value-type="string">
            <text:p>Gaja</text:p>
          </table:table-cell>
          <table:table-cell office:value-type="float" office:value="43.14554" calcext:value-type="float">
            <text:p>43,14554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GAJA E REY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pmrbs9bck881h9qr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ia &amp; Rey Langhe</text:p>
          </table:table-cell>
          <table:table-cell office:value-type="string" calcext:value-type="string">
            <text:p>Gaja</text:p>
          </table:table-cell>
          <table:table-cell office:value-type="float" office:value="33.314095" calcext:value-type="float">
            <text:p>33,314095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GAJA E REY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pmrbs9bck881h9qr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ia &amp; Rey Langhe</text:p>
          </table:table-cell>
          <table:table-cell office:value-type="string" calcext:value-type="string">
            <text:p>Gaja</text:p>
          </table:table-cell>
          <table:table-cell office:value-type="float" office:value="33.314095" calcext:value-type="float">
            <text:p>33,314095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TIMORASSO DERTONA</text:p>
          </table:table-cell>
          <table:table-cell office:value-type="string" calcext:value-type="string">
            <text:p>VIGNETI MAS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zmnx7513yw6j9qar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rthona</text:p>
          </table:table-cell>
          <table:table-cell office:value-type="string" calcext:value-type="string">
            <text:p>Vigneti Massa</text:p>
          </table:table-cell>
          <table:table-cell office:value-type="float" office:value="40.783016" calcext:value-type="float">
            <text:p>40,783016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TIMORASSO DERTONA</text:p>
          </table:table-cell>
          <table:table-cell office:value-type="string" calcext:value-type="string">
            <text:p>VIGNETI MASS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zmnx7513yw6j9qar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rthona</text:p>
          </table:table-cell>
          <table:table-cell office:value-type="string" calcext:value-type="string">
            <text:p>Vigneti Massa</text:p>
          </table:table-cell>
          <table:table-cell office:value-type="float" office:value="40.783016" calcext:value-type="float">
            <text:p>40,783016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TORMARESCA BIANCO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8q9j3zargjg09h2x6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iara Puglia Bianco</text:p>
          </table:table-cell>
          <table:table-cell office:value-type="string" calcext:value-type="string">
            <text:p>Tormaresca</text:p>
          </table:table-cell>
          <table:table-cell office:value-type="float" office:value="29.286663" calcext:value-type="float">
            <text:p>29,286663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TORMARESCA BIANCO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8q9j3zargjg09h2x6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iara Puglia Bianco</text:p>
          </table:table-cell>
          <table:table-cell office:value-type="string" calcext:value-type="string">
            <text:p>Tormaresca</text:p>
          </table:table-cell>
          <table:table-cell office:value-type="float" office:value="29.286663" calcext:value-type="float">
            <text:p>29,28666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PIETRABIANCA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9zqvkjatjny9g85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stel del Monte Pietrabianca</text:p>
          </table:table-cell>
          <table:table-cell office:value-type="string" calcext:value-type="string">
            <text:p>Tormaresca</text:p>
          </table:table-cell>
          <table:table-cell office:value-type="float" office:value="34.897476" calcext:value-type="float">
            <text:p>34,897476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DETTORI BIANCO</text:p>
          </table:table-cell>
          <table:table-cell office:value-type="string" calcext:value-type="string">
            <text:p>DETT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ydr2akqxa7gpen5wg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zoni Bianco</text:p>
          </table:table-cell>
          <table:table-cell office:value-type="string" calcext:value-type="string">
            <text:p>Vettori</text:p>
          </table:table-cell>
          <table:table-cell office:value-type="float" office:value="28.199871" calcext:value-type="float">
            <text:p>28,199871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ARCHINERI</text:p>
          </table:table-cell>
          <table:table-cell office:value-type="string" calcext:value-type="string">
            <text:p>PIETRADOLC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wxpvxk6f1btmnwjhwf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rchineri Grappa</text:p>
          </table:table-cell>
          <table:table-cell office:value-type="string" calcext:value-type="string">
            <text:p>Pietradolce</text:p>
          </table:table-cell>
          <table:table-cell office:value-type="float" office:value="42.753937" calcext:value-type="float">
            <text:p>42,753937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ATAR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haffn42ts3tdtk4tj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scana Batar</text:p>
          </table:table-cell>
          <table:table-cell office:value-type="string" calcext:value-type="string">
            <text:p>Querciabella</text:p>
          </table:table-cell>
          <table:table-cell office:value-type="float" office:value="37.49592" calcext:value-type="float">
            <text:p>37,49592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LE GRANCE</text:p>
          </table:table-cell>
          <table:table-cell office:value-type="string" calcext:value-type="string">
            <text:p>CAPARZ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7xrqv7e5r3hbh31k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Grance White Blend</text:p>
          </table:table-cell>
          <table:table-cell office:value-type="string" calcext:value-type="string">
            <text:p>Caparzo</text:p>
          </table:table-cell>
          <table:table-cell office:value-type="float" office:value="33.433807" calcext:value-type="float">
            <text:p>33,433807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CHARDONNAY RISERV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0g9hzyrx660tfc3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oscana</text:p>
          </table:table-cell>
          <table:table-cell office:value-type="string" calcext:value-type="string">
            <text:p>Monteverro</text:p>
          </table:table-cell>
          <table:table-cell office:value-type="float" office:value="33.501766" calcext:value-type="float">
            <text:p>33,50176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ORNELLAIA BIANCO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xtcw7h2d5jjqjf9he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Tenuta Gardini</text:p>
          </table:table-cell>
          <table:table-cell office:value-type="float" office:value="15.352011" calcext:value-type="float">
            <text:p>15,352011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ORNELLAIA BIANCO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xtcw7h2d5jjqjf9he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Tenuta Gardini</text:p>
          </table:table-cell>
          <table:table-cell office:value-type="float" office:value="15.352011" calcext:value-type="float">
            <text:p>15,352011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ORNELLAIA BIANCO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xtcw7h2d5jjqjf9he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Tenuta Gardini</text:p>
          </table:table-cell>
          <table:table-cell office:value-type="float" office:value="15.352011" calcext:value-type="float">
            <text:p>15,352011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ORNELLAIA BIANCO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xtcw7h2d5jjqjf9he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Tenuta Gardini</text:p>
          </table:table-cell>
          <table:table-cell office:value-type="float" office:value="15.352011" calcext:value-type="float">
            <text:p>15,352011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ORNELLAIA BIANCO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xtcw7h2d5jjqjf9he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Tenuta Gardini</text:p>
          </table:table-cell>
          <table:table-cell office:value-type="float" office:value="15.352011" calcext:value-type="float">
            <text:p>15,352011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POMINO BENEFIZIO RISERVA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h5raaazvjd0ppcgth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rre Riserva Brunello Di Montalcino</text:p>
          </table:table-cell>
          <table:table-cell office:value-type="string" calcext:value-type="string">
            <text:p>Frescobaldi</text:p>
          </table:table-cell>
          <table:table-cell office:value-type="float" office:value="26.861546" calcext:value-type="float">
            <text:p>26,861546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1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09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2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3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8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CERVARO DELLA SAL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9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o della Sala Cervaro della Sala</text:p>
          </table:table-cell>
          <table:table-cell office:value-type="string" calcext:value-type="string">
            <text:p>Antinori</text:p>
          </table:table-cell>
          <table:table-cell office:value-type="float" office:value="45.077164" calcext:value-type="float">
            <text:p>45,077164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ALSACE COMPLANTATION</text:p>
          </table:table-cell>
          <table:table-cell office:value-type="string" calcext:value-type="string">
            <text:p>DEIS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qhwmt00n6fee3qfd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mplantation</text:p>
          </table:table-cell>
          <table:table-cell office:value-type="string" calcext:value-type="string">
            <text:p>Marcel Deiss</text:p>
          </table:table-cell>
          <table:table-cell office:value-type="float" office:value="36.05317" calcext:value-type="float">
            <text:p>36,05317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IESLING ROCHE CALCAIRE</text:p>
          </table:table-cell>
          <table:table-cell office:value-type="string" calcext:value-type="string">
            <text:p>ZIND HUMBRECH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s83rx7zekapz1qw5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oche Calcaire</text:p>
          </table:table-cell>
          <table:table-cell office:value-type="string" calcext:value-type="string">
            <text:p>Domaine Zind Humbrecht</text:p>
          </table:table-cell>
          <table:table-cell office:value-type="float" office:value="49.580452" calcext:value-type="float">
            <text:p>49,580452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RIESLING GRAND CRU CUVEE HENRIETTE ALTENBERG DE BERGBIETEN</text:p>
          </table:table-cell>
          <table:table-cell office:value-type="string" calcext:value-type="string">
            <text:p>FREDERIC MOCHE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keee5q9fnpwpafwdq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Henriette Riesling Alsace Grand Cru 'Altenberg de Bergbieten'</text:p>
          </table:table-cell>
          <table:table-cell office:value-type="string" calcext:value-type="string">
            <text:p>Frederic Mochel</text:p>
          </table:table-cell>
          <table:table-cell office:value-type="float" office:value="51.91501" calcext:value-type="float">
            <text:p>51,91501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BOURGOGNE BLANC</text:p>
          </table:table-cell>
          <table:table-cell office:value-type="string" calcext:value-type="string">
            <text:p>CUVEE SAINT VINCEN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266mgcsgn3j9bmte2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Blanc Chardonnay</text:p>
          </table:table-cell>
          <table:table-cell office:value-type="string" calcext:value-type="string">
            <text:p>Vincent de Saint Denis</text:p>
          </table:table-cell>
          <table:table-cell office:value-type="float" office:value="24.10254" calcext:value-type="float">
            <text:p>24,10254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NUITS ST. GEORGES BLANC</text:p>
          </table:table-cell>
          <table:table-cell office:value-type="string" calcext:value-type="string">
            <text:p>PHILIPPE PACAL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kfk44jjrnyfrs6sbr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uits-Saint-Georges Blanc</text:p>
          </table:table-cell>
          <table:table-cell office:value-type="string" calcext:value-type="string">
            <text:p>Philippe Pacalet</text:p>
          </table:table-cell>
          <table:table-cell office:value-type="float" office:value="43.51336" calcext:value-type="float">
            <text:p>43,51336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VIRE-CLESSE'</text:p>
          </table:table-cell>
          <table:table-cell office:value-type="string" calcext:value-type="string">
            <text:p>HERITIERS DE COMTE LAFON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mxf5wt2qsw6amzjp8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re-Clessé</text:p>
          </table:table-cell>
          <table:table-cell office:value-type="string" calcext:value-type="string">
            <text:p>Les Héritiers du Comte Lafon</text:p>
          </table:table-cell>
          <table:table-cell office:value-type="float" office:value="49.36643" calcext:value-type="float">
            <text:p>49,36643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CHABLIS 1ER CRU LES LYS</text:p>
          </table:table-cell>
          <table:table-cell office:value-type="string" calcext:value-type="string">
            <text:p>DOMAINE ETIENNE DEFAIX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ba4zjcqcjk5fczd1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Les Lys'</text:p>
          </table:table-cell>
          <table:table-cell office:value-type="string" calcext:value-type="string">
            <text:p>Daniel-Etienne Defaix</text:p>
          </table:table-cell>
          <table:table-cell office:value-type="float" office:value="46.444412" calcext:value-type="float">
            <text:p>46,44441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CHABLIS 1ER CRU LES LYS</text:p>
          </table:table-cell>
          <table:table-cell office:value-type="string" calcext:value-type="string">
            <text:p>DOMAINE ETIENNE DEFAIX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ba4zjcqcjk5fczd1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Les Lys'</text:p>
          </table:table-cell>
          <table:table-cell office:value-type="string" calcext:value-type="string">
            <text:p>Daniel-Etienne Defaix</text:p>
          </table:table-cell>
          <table:table-cell office:value-type="float" office:value="46.444412" calcext:value-type="float">
            <text:p>46,444412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CORTON CHARLEMAGNE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ybvqr6mcqt0qt43r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Louis Latour</text:p>
          </table:table-cell>
          <table:table-cell office:value-type="float" office:value="38.53683" calcext:value-type="float">
            <text:p>38,53683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CORTON CHARLEMAGNE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ybvqr6mcqt0qt43r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Louis Latour</text:p>
          </table:table-cell>
          <table:table-cell office:value-type="float" office:value="38.53683" calcext:value-type="float">
            <text:p>38,53683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CORTON CHARLEMAGNE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ybvqr6mcqt0qt43r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Louis Latour</text:p>
          </table:table-cell>
          <table:table-cell office:value-type="float" office:value="38.53683" calcext:value-type="float">
            <text:p>38,53683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CORTON CHARLEMAGNE</text:p>
          </table:table-cell>
          <table:table-cell office:value-type="string" calcext:value-type="string">
            <text:p>DOMAINE BONNEAU DU MARTRA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ppr69je9jedmns1p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Bonneau du Martray</text:p>
          </table:table-cell>
          <table:table-cell office:value-type="float" office:value="52.57228" calcext:value-type="float">
            <text:p>52,57228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CORTON CHARLEMAGNE</text:p>
          </table:table-cell>
          <table:table-cell office:value-type="string" calcext:value-type="string">
            <text:p>DOMAINE BONNEAU DU MARTRA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ppr69je9jedmns1p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Bonneau du Martray</text:p>
          </table:table-cell>
          <table:table-cell office:value-type="float" office:value="52.57228" calcext:value-type="float">
            <text:p>52,57228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CORTON CHARLEMAGNE</text:p>
          </table:table-cell>
          <table:table-cell office:value-type="string" calcext:value-type="string">
            <text:p>LOUIS JAD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fcv6t4vpwp79chgzj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lemagne Grand Cru</text:p>
          </table:table-cell>
          <table:table-cell office:value-type="string" calcext:value-type="string">
            <text:p>Louis Jadot</text:p>
          </table:table-cell>
          <table:table-cell office:value-type="float" office:value="33.698746" calcext:value-type="float">
            <text:p>33,698746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CORTON CHARLEMAGNE</text:p>
          </table:table-cell>
          <table:table-cell office:value-type="string" calcext:value-type="string">
            <text:p>LOUIS JAD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fcv6t4vpwp79chgzj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lemagne Grand Cru</text:p>
          </table:table-cell>
          <table:table-cell office:value-type="string" calcext:value-type="string">
            <text:p>Louis Jadot</text:p>
          </table:table-cell>
          <table:table-cell office:value-type="float" office:value="33.698746" calcext:value-type="float">
            <text:p>33,698746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QUINTESSENCE DE CORTON CHARLEMAGNE</text:p>
          </table:table-cell>
          <table:table-cell office:value-type="string" calcext:value-type="string">
            <text:p>VINCENT GIRARD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e4vzq6fcnyrtwt07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 Quintessence</text:p>
          </table:table-cell>
          <table:table-cell office:value-type="string" calcext:value-type="string">
            <text:p>Vincent Girardin</text:p>
          </table:table-cell>
          <table:table-cell office:value-type="float" office:value="45.50851" calcext:value-type="float">
            <text:p>45,50851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LADOIX LE CLOS ROYER</text:p>
          </table:table-cell>
          <table:table-cell office:value-type="string" calcext:value-type="string">
            <text:p>DOMAINE MICHEL MALLAR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q5zyer69nfajtrg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doix 'Le Clos Royer' Rouge</text:p>
          </table:table-cell>
          <table:table-cell office:value-type="string" calcext:value-type="string">
            <text:p>Domaine Michel Mallard</text:p>
          </table:table-cell>
          <table:table-cell office:value-type="float" office:value="50.646294" calcext:value-type="float">
            <text:p>50,646294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LADOIX 1ER CRU LER GRECHONS</text:p>
          </table:table-cell>
          <table:table-cell office:value-type="string" calcext:value-type="string">
            <text:p>DOMAINE MICHEL MALLAR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qfsr5nmh6jwdbfqq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doix 1er Cru 'Les Gréchons'</text:p>
          </table:table-cell>
          <table:table-cell office:value-type="string" calcext:value-type="string">
            <text:p>Domaine Michel Mallard</text:p>
          </table:table-cell>
          <table:table-cell office:value-type="float" office:value="55.84545" calcext:value-type="float">
            <text:p>55,84545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MEURSAULT NARVAUX</text:p>
          </table:table-cell>
          <table:table-cell office:value-type="string" calcext:value-type="string">
            <text:p>DOMAINE MICHEL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3abt1kc9w29g2xd4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'Les Narvaux'</text:p>
          </table:table-cell>
          <table:table-cell office:value-type="string" calcext:value-type="string">
            <text:p>Domaine Michelot</text:p>
          </table:table-cell>
          <table:table-cell office:value-type="float" office:value="37.18422" calcext:value-type="float">
            <text:p>37,18422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MEURSAULT VIEILLES VIGNES</text:p>
          </table:table-cell>
          <table:table-cell office:value-type="string" calcext:value-type="string">
            <text:p>VINCENT GIRARD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djs98w583fxvmfyj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Vieilles Vignes Meursault</text:p>
          </table:table-cell>
          <table:table-cell office:value-type="string" calcext:value-type="string">
            <text:p>Vincent Girardin</text:p>
          </table:table-cell>
          <table:table-cell office:value-type="float" office:value="41.60945" calcext:value-type="float">
            <text:p>41,60945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MEURSAULT VIEILLES VIGNES</text:p>
          </table:table-cell>
          <table:table-cell office:value-type="string" calcext:value-type="string">
            <text:p>VINCENT GIRARD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djs98w583fxvmfyj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Vieilles Vignes Meursault</text:p>
          </table:table-cell>
          <table:table-cell office:value-type="string" calcext:value-type="string">
            <text:p>Vincent Girardin</text:p>
          </table:table-cell>
          <table:table-cell office:value-type="float" office:value="41.60945" calcext:value-type="float">
            <text:p>41,60945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MEURSAULT</text:p>
          </table:table-cell>
          <table:table-cell office:value-type="string" calcext:value-type="string">
            <text:p>CHRISTIAN BELLANG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m7z53xqnznq7w21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Christian Bellang &amp; Fils</text:p>
          </table:table-cell>
          <table:table-cell office:value-type="float" office:value="35.593395" calcext:value-type="float">
            <text:p>35,593395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MEURSAULT 1ER CRU PORUZOTS VIELLES VIGNES</text:p>
          </table:table-cell>
          <table:table-cell office:value-type="string" calcext:value-type="string">
            <text:p>DOMINIQUE LAUREN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kzyjh796ays87vw7r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1er Cru Les Poruzots Vieilles Vignes</text:p>
          </table:table-cell>
          <table:table-cell office:value-type="string" calcext:value-type="string">
            <text:p>Dominique Laurent</text:p>
          </table:table-cell>
          <table:table-cell office:value-type="float" office:value="47.871933" calcext:value-type="float">
            <text:p>47,871933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MEURSAULT 1ER CRU LES GOUTTE D'OR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ybfv1vhy6qkzq6hs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1er Cru 'Les Gouttes d'Or'</text:p>
          </table:table-cell>
          <table:table-cell office:value-type="string" calcext:value-type="string">
            <text:p>Louis Latour</text:p>
          </table:table-cell>
          <table:table-cell office:value-type="float" office:value="49.241035" calcext:value-type="float">
            <text:p>49,241035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MEURSAULT 1ER CRU PERRIERES</text:p>
          </table:table-cell>
          <table:table-cell office:value-type="string" calcext:value-type="string">
            <text:p>DOMAINE JEAN MICHEL GAUNOUX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pnekdhsee88hd14w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Perrières Premier Cru</text:p>
          </table:table-cell>
          <table:table-cell office:value-type="string" calcext:value-type="string">
            <text:p>Domaine Jean-Michel Gaunoux</text:p>
          </table:table-cell>
          <table:table-cell office:value-type="float" office:value="48.545296" calcext:value-type="float">
            <text:p>48,54529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MEURSAULT</text:p>
          </table:table-cell>
          <table:table-cell office:value-type="string" calcext:value-type="string">
            <text:p>COCHE-DUR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sfsk0rfnfc2aj3xj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Blanc</text:p>
          </table:table-cell>
          <table:table-cell office:value-type="string" calcext:value-type="string">
            <text:p>Domaine Coche-Dury</text:p>
          </table:table-cell>
          <table:table-cell office:value-type="float" office:value="36.104645" calcext:value-type="float">
            <text:p>36,104645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MEURSAULT 1ER CRU PERRIERES</text:p>
          </table:table-cell>
          <table:table-cell office:value-type="string" calcext:value-type="string">
            <text:p>DOMAINE DES COMTES LA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c5q5p1974tb79krfz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Perrières Premier Cru</text:p>
          </table:table-cell>
          <table:table-cell office:value-type="string" calcext:value-type="string">
            <text:p>Domaine des Comtes Lafon</text:p>
          </table:table-cell>
          <table:table-cell office:value-type="float" office:value="46.68322" calcext:value-type="float">
            <text:p>46,68322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MEURSAULT 1ER CRU PORUZOT</text:p>
          </table:table-cell>
          <table:table-cell office:value-type="string" calcext:value-type="string">
            <text:p>DOMAINE DES COMTES LA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bzcth6tf2hmtgk3m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Porusots Premier Cru</text:p>
          </table:table-cell>
          <table:table-cell office:value-type="string" calcext:value-type="string">
            <text:p>Domaine des Comtes Lafon</text:p>
          </table:table-cell>
          <table:table-cell office:value-type="float" office:value="46.167213" calcext:value-type="float">
            <text:p>46,167213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MEURSAULT 1ER CRU PORUZOT</text:p>
          </table:table-cell>
          <table:table-cell office:value-type="string" calcext:value-type="string">
            <text:p>DOMAINE DES COMTES LA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bzcth6tf2hmtgk3m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Porusots Premier Cru</text:p>
          </table:table-cell>
          <table:table-cell office:value-type="string" calcext:value-type="string">
            <text:p>Domaine des Comtes Lafon</text:p>
          </table:table-cell>
          <table:table-cell office:value-type="float" office:value="46.167213" calcext:value-type="float">
            <text:p>46,167213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MEURSAULT 1ER CRU LES GOUTTE D'OR</text:p>
          </table:table-cell>
          <table:table-cell office:value-type="string" calcext:value-type="string">
            <text:p>DOMAINE DES COMTES LA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c55sd04q8rde2pw4c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Gouttes D'Or Premier Cru</text:p>
          </table:table-cell>
          <table:table-cell office:value-type="string" calcext:value-type="string">
            <text:p>Domaine des Comtes Lafon</text:p>
          </table:table-cell>
          <table:table-cell office:value-type="float" office:value="50.79423" calcext:value-type="float">
            <text:p>50,79423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MEURSAULT 1ER CRU LES GOUTTE D'OR</text:p>
          </table:table-cell>
          <table:table-cell office:value-type="string" calcext:value-type="string">
            <text:p>DOMAINE DES COMTES LA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c55sd04q8rde2pw4c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Gouttes D'Or Premier Cru</text:p>
          </table:table-cell>
          <table:table-cell office:value-type="string" calcext:value-type="string">
            <text:p>Domaine des Comtes Lafon</text:p>
          </table:table-cell>
          <table:table-cell office:value-type="float" office:value="50.79423" calcext:value-type="float">
            <text:p>50,79423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MEURSAULT 1ER CRU LES GOUTTE D'OR</text:p>
          </table:table-cell>
          <table:table-cell office:value-type="string" calcext:value-type="string">
            <text:p>DOMAINE DES COMTES LA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c55sd04q8rde2pw4c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Gouttes D'Or Premier Cru</text:p>
          </table:table-cell>
          <table:table-cell office:value-type="string" calcext:value-type="string">
            <text:p>Domaine des Comtes Lafon</text:p>
          </table:table-cell>
          <table:table-cell office:value-type="float" office:value="50.79423" calcext:value-type="float">
            <text:p>50,79423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MEURSAULT CHARMES</text:p>
          </table:table-cell>
          <table:table-cell office:value-type="string" calcext:value-type="string">
            <text:p>DOMAINE DES COMTES LA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x2vxn81y1pmn68348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Charmes Premier Cru</text:p>
          </table:table-cell>
          <table:table-cell office:value-type="string" calcext:value-type="string">
            <text:p>Domaine des Comtes Lafon</text:p>
          </table:table-cell>
          <table:table-cell office:value-type="float" office:value="43.266045" calcext:value-type="float">
            <text:p>43,266045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MEURSAULT CHARMES</text:p>
          </table:table-cell>
          <table:table-cell office:value-type="string" calcext:value-type="string">
            <text:p>DOMAINE DES COMTES LA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x2vxn81y1pmn68348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Charmes Premier Cru</text:p>
          </table:table-cell>
          <table:table-cell office:value-type="string" calcext:value-type="string">
            <text:p>Domaine des Comtes Lafon</text:p>
          </table:table-cell>
          <table:table-cell office:value-type="float" office:value="43.266045" calcext:value-type="float">
            <text:p>43,266045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CHASSAGNE-MONTRACHET 1ER CRU GRANDE MONTAGNE</text:p>
          </table:table-cell>
          <table:table-cell office:value-type="string" calcext:value-type="string">
            <text:p>LOUIS JAD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6akerzgy8tfwke2gq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 Montrachet Grande Montagne</text:p>
          </table:table-cell>
          <table:table-cell office:value-type="string" calcext:value-type="string">
            <text:p>Louis Jadot</text:p>
          </table:table-cell>
          <table:table-cell office:value-type="float" office:value="44.38667" calcext:value-type="float">
            <text:p>44,3866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CHEVALIER-MONTRACHET LES DEMOISELLES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yystnkez90vjha1s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evalier-Montrachet Grand Cru Les Demoiselles</text:p>
          </table:table-cell>
          <table:table-cell office:value-type="string" calcext:value-type="string">
            <text:p>Louis Latour</text:p>
          </table:table-cell>
          <table:table-cell office:value-type="float" office:value="44.93937" calcext:value-type="float">
            <text:p>44,9393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CHEVALIER-MONTRACHET</text:p>
          </table:table-cell>
          <table:table-cell office:value-type="string" calcext:value-type="string">
            <text:p>LEROY-D'AUVENA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22500" calcext:value-type="float">
            <text:p>2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edp82qfnkha79f4g4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evalier-Montrachet Grand Cru</text:p>
          </table:table-cell>
          <table:table-cell office:value-type="string" calcext:value-type="string">
            <text:p>Domaine d'Auvenay (Lalou Bize Leroy)</text:p>
          </table:table-cell>
          <table:table-cell office:value-type="float" office:value="34.472565" calcext:value-type="float">
            <text:p>34,472565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CHEVALIER-MONTRACHET</text:p>
          </table:table-cell>
          <table:table-cell office:value-type="string" calcext:value-type="string">
            <text:p>LEFLAIV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6hhfx8tpaaqgxdw3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evalier-Montrachet Grand Cru</text:p>
          </table:table-cell>
          <table:table-cell office:value-type="string" calcext:value-type="string">
            <text:p>Domaine Leflaive</text:p>
          </table:table-cell>
          <table:table-cell office:value-type="float" office:value="28.414112" calcext:value-type="float">
            <text:p>28,414112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HEVALIER-MONTRACHET</text:p>
          </table:table-cell>
          <table:table-cell office:value-type="string" calcext:value-type="string">
            <text:p>DOMAINE DE LA VOUGERAIR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fx43dm927r04hakvyj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evalier-Montrachet Grand Cru</text:p>
          </table:table-cell>
          <table:table-cell office:value-type="string" calcext:value-type="string">
            <text:p>Domaine de la Vougeraie</text:p>
          </table:table-cell>
          <table:table-cell office:value-type="float" office:value="36.995728" calcext:value-type="float">
            <text:p>36,9957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ONTRACHET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3500" calcext:value-type="float">
            <text:p>1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kpe5jv9ync6vtwx8k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trachet Grand Cru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35.757828" calcext:value-type="float">
            <text:p>35,75782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MONTRACHET</text:p>
          </table:table-cell>
          <table:table-cell office:value-type="string" calcext:value-type="string">
            <text:p>DOMAINE DES COMTES LA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2c3pt44yezp32snj1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trachet Grand Cru</text:p>
          </table:table-cell>
          <table:table-cell office:value-type="string" calcext:value-type="string">
            <text:p>Domaine des Comtes Lafon</text:p>
          </table:table-cell>
          <table:table-cell office:value-type="float" office:value="37.38722" calcext:value-type="float">
            <text:p>37,38722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MONTRACHET</text:p>
          </table:table-cell>
          <table:table-cell office:value-type="string" calcext:value-type="string">
            <text:p>DOMAINE DES COMTES LA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2c3pt44yezp32snj1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trachet Grand Cru</text:p>
          </table:table-cell>
          <table:table-cell office:value-type="string" calcext:value-type="string">
            <text:p>Domaine des Comtes Lafon</text:p>
          </table:table-cell>
          <table:table-cell office:value-type="float" office:value="37.38722" calcext:value-type="float">
            <text:p>37,38722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PULIGNY-MONTRACHET 1ER CRU LES CHAMPS GAIN</text:p>
          </table:table-cell>
          <table:table-cell office:value-type="string" calcext:value-type="string">
            <text:p>a. Puligny Montrachet c.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q7z3ez00fesjvcpvp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Folatières Puligny-Montrachet 1er Cru</text:p>
          </table:table-cell>
          <table:table-cell office:value-type="string" calcext:value-type="string">
            <text:p>Château de Puligny Montrachet</text:p>
          </table:table-cell>
          <table:table-cell office:value-type="float" office:value="46.991756" calcext:value-type="float">
            <text:p>46,991756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PULIGNY-MONTRACHET 1er CRU LES FOLATIERES</text:p>
          </table:table-cell>
          <table:table-cell office:value-type="string" calcext:value-type="string">
            <text:p>a. Puligny Montrachet c.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q7z3ez00fesjvcpvp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Folatières Puligny-Montrachet 1er Cru</text:p>
          </table:table-cell>
          <table:table-cell office:value-type="string" calcext:value-type="string">
            <text:p>Château de Puligny Montrachet</text:p>
          </table:table-cell>
          <table:table-cell office:value-type="float" office:value="53.40278" calcext:value-type="float">
            <text:p>53,40278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PULIGNY-MONTRACHET</text:p>
          </table:table-cell>
          <table:table-cell office:value-type="string" calcext:value-type="string">
            <text:p>VINCENT GIRARD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dz659wzh3fbeva5c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'Les Enseignères'</text:p>
          </table:table-cell>
          <table:table-cell office:value-type="string" calcext:value-type="string">
            <text:p>Vincent Girardin</text:p>
          </table:table-cell>
          <table:table-cell office:value-type="float" office:value="38.415916" calcext:value-type="float">
            <text:p>38,415916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PULIGNY-MONTRACHET</text:p>
          </table:table-cell>
          <table:table-cell office:value-type="string" calcext:value-type="string">
            <text:p>DOMAINE ANDRE' GOICH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xnejf6najmwzqmtbvc655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 Montrachet Premier Cru 'Les Pucelles'</text:p>
          </table:table-cell>
          <table:table-cell office:value-type="string" calcext:value-type="string">
            <text:p>André Goichot</text:p>
          </table:table-cell>
          <table:table-cell office:value-type="float" office:value="38.654083" calcext:value-type="float">
            <text:p>38,654083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PULIGNY-MONTRACHET FOLATIERES</text:p>
          </table:table-cell>
          <table:table-cell office:value-type="string" calcext:value-type="string">
            <text:p>DOMAINE FRANCOIS GAUNOUX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qfb3gkn3jenfc2p1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Premier Cru 'Les Folatières'</text:p>
          </table:table-cell>
          <table:table-cell office:value-type="string" calcext:value-type="string">
            <text:p>Domaine Jean-Michel Gaunoux</text:p>
          </table:table-cell>
          <table:table-cell office:value-type="float" office:value="34.022453" calcext:value-type="float">
            <text:p>34,022453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ULIGNY-MONTRACHET LES PUCELLES</text:p>
          </table:table-cell>
          <table:table-cell office:value-type="string" calcext:value-type="string">
            <text:p>DOMAINE LEFLAIV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6h46pjk362sabef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Les Pucelles</text:p>
          </table:table-cell>
          <table:table-cell office:value-type="string" calcext:value-type="string">
            <text:p>Domaine Leflaive</text:p>
          </table:table-cell>
          <table:table-cell office:value-type="float" office:value="40.363914" calcext:value-type="float">
            <text:p>40,363914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ULIGNY-MONTRACHET LES PUCELLES</text:p>
          </table:table-cell>
          <table:table-cell office:value-type="string" calcext:value-type="string">
            <text:p>DOMAINE LEFLAIV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6h46pjk362sabef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Les Pucelles</text:p>
          </table:table-cell>
          <table:table-cell office:value-type="string" calcext:value-type="string">
            <text:p>Domaine Leflaive</text:p>
          </table:table-cell>
          <table:table-cell office:value-type="float" office:value="40.363914" calcext:value-type="float">
            <text:p>40,363914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PULIGNY-MONTRACHET 1ER CRU CLOS DE LA MOUCHERE</text:p>
          </table:table-cell>
          <table:table-cell office:value-type="string" calcext:value-type="string">
            <text:p>a. Puligny Montrachet c.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cnwt4jay5s5qymmr3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Garenne</text:p>
          </table:table-cell>
          <table:table-cell office:value-type="string" calcext:value-type="string">
            <text:p>Château de Puligny Montrachet</text:p>
          </table:table-cell>
          <table:table-cell office:value-type="float" office:value="45.92315" calcext:value-type="float">
            <text:p>45,92315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PULIGNY-MONTRACHET 1ER CRU CLOS DE LA MOUCHERE</text:p>
          </table:table-cell>
          <table:table-cell office:value-type="string" calcext:value-type="string">
            <text:p>a. Puligny Montrachet c.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cnwt4jay5s5qymmr3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Garenne</text:p>
          </table:table-cell>
          <table:table-cell office:value-type="string" calcext:value-type="string">
            <text:p>Château de Puligny Montrachet</text:p>
          </table:table-cell>
          <table:table-cell office:value-type="float" office:value="45.92315" calcext:value-type="float">
            <text:p>45,92315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PULIGNY-MONTRACHET 1er CRU SOUS LES PUITS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ym06q8t9jzgpeedv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Sous le Puits</text:p>
          </table:table-cell>
          <table:table-cell office:value-type="string" calcext:value-type="string">
            <text:p>Louis Latour</text:p>
          </table:table-cell>
          <table:table-cell office:value-type="float" office:value="47.945328" calcext:value-type="float">
            <text:p>47,945328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PULIGNY-MONTRACHET 1er CRU SOUS LES PUITS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tym06q8t9jzgpeedv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Sous le Puits</text:p>
          </table:table-cell>
          <table:table-cell office:value-type="string" calcext:value-type="string">
            <text:p>Louis Latour</text:p>
          </table:table-cell>
          <table:table-cell office:value-type="float" office:value="47.945328" calcext:value-type="float">
            <text:p>47,945328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LA CALVAIRE</text:p>
          </table:table-cell>
          <table:table-cell office:value-type="string" calcext:value-type="string">
            <text:p>DOMAINE DES CARLINE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vr710yhykfjjnwbdcz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Calvaire Chardonnay</text:p>
          </table:table-cell>
          <table:table-cell office:value-type="string" calcext:value-type="string">
            <text:p>Domaine des Carlines</text:p>
          </table:table-cell>
          <table:table-cell office:value-type="float" office:value="36.41827" calcext:value-type="float">
            <text:p>36,41827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CAMIN LARREDYA</text:p>
          </table:table-cell>
          <table:table-cell office:value-type="string" calcext:value-type="string">
            <text:p>JEAN MARC GRUSSAUT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64ey3mhf0mjztnbt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 Va Gamin</text:p>
          </table:table-cell>
          <table:table-cell office:value-type="string" calcext:value-type="string">
            <text:p>Jean Marc Brignot</text:p>
          </table:table-cell>
          <table:table-cell office:value-type="float" office:value="26.17558" calcext:value-type="float">
            <text:p>26,1755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DOMAINE DE LA GRANGE DES PERES</text:p>
          </table:table-cell>
          <table:table-cell office:value-type="string" calcext:value-type="string">
            <text:p>LA GRANGE DES PERE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mnt1bcxwzjg8dz2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 de Pays de l'Hérault</text:p>
          </table:table-cell>
          <table:table-cell office:value-type="string" calcext:value-type="string">
            <text:p>La Grange des Pères</text:p>
          </table:table-cell>
          <table:table-cell office:value-type="float" office:value="29.727455" calcext:value-type="float">
            <text:p>29,727455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MARIETA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zaqv3qphgj95zfzkj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setta Cortese del Monferrato</text:p>
          </table:table-cell>
          <table:table-cell office:value-type="string" calcext:value-type="string">
            <text:p>Bo Massimo</text:p>
          </table:table-cell>
          <table:table-cell office:value-type="float" office:value="15.373258" calcext:value-type="float">
            <text:p>15,373258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L'ARGILE COLLIOURE BLANC</text:p>
          </table:table-cell>
          <table:table-cell office:value-type="string" calcext:value-type="string">
            <text:p>DOMAINE DE LA RECTOIR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q1vks04zk4qxmnj8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'Argile Collioure</text:p>
          </table:table-cell>
          <table:table-cell office:value-type="string" calcext:value-type="string">
            <text:p>Domaine de la Rectorie</text:p>
          </table:table-cell>
          <table:table-cell office:value-type="float" office:value="47.67434" calcext:value-type="float">
            <text:p>47,67434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FLO BUSCH</text:p>
          </table:table-cell>
          <table:table-cell office:value-type="string" calcext:value-type="string">
            <text:p>PIERRE QUI ROLL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q9zz8f82nv6e6a626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o Spettinato</text:p>
          </table:table-cell>
          <table:table-cell office:value-type="string" calcext:value-type="string">
            <text:p>Colle Uncinano</text:p>
          </table:table-cell>
          <table:table-cell office:value-type="float" office:value="15.250703" calcext:value-type="float">
            <text:p>15,250703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ANJOU LES NOURISSON</text:p>
          </table:table-cell>
          <table:table-cell office:value-type="string" calcext:value-type="string">
            <text:p>STEPHANE BERNAUDEAU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v41sh6r5ck6a5abnbn320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jou "Les Nourrissons" Vignes centenaires</text:p>
          </table:table-cell>
          <table:table-cell office:value-type="string" calcext:value-type="string">
            <text:p>Stéphane Bernaudeau</text:p>
          </table:table-cell>
          <table:table-cell office:value-type="float" office:value="54.227173" calcext:value-type="float">
            <text:p>54,227173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BARON DE L</text:p>
          </table:table-cell>
          <table:table-cell office:value-type="string" calcext:value-type="string">
            <text:p>BARON DE LA DOUCETT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syk6wg0kje31m4d8p38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 de la Charrière Vieilles Vignes Meursault</text:p>
          </table:table-cell>
          <table:table-cell office:value-type="string" calcext:value-type="string">
            <text:p>Baron de la Charrière</text:p>
          </table:table-cell>
          <table:table-cell office:value-type="float" office:value="24.084259" calcext:value-type="float">
            <text:p>24,084259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BARON DE L</text:p>
          </table:table-cell>
          <table:table-cell office:value-type="string" calcext:value-type="string">
            <text:p>BARON DE LA DOUCETT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syk6wg0kje31m4d8p38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 de la Charrière Vieilles Vignes Meursault</text:p>
          </table:table-cell>
          <table:table-cell office:value-type="string" calcext:value-type="string">
            <text:p>Baron de la Charrière</text:p>
          </table:table-cell>
          <table:table-cell office:value-type="float" office:value="24.084259" calcext:value-type="float">
            <text:p>24,084259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BARON DE L</text:p>
          </table:table-cell>
          <table:table-cell office:value-type="string" calcext:value-type="string">
            <text:p>BARON DE LA DOUCETT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syk6wg0kje31m4d8p38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 de la Charrière Vieilles Vignes Meursault</text:p>
          </table:table-cell>
          <table:table-cell office:value-type="string" calcext:value-type="string">
            <text:p>Baron de la Charrière</text:p>
          </table:table-cell>
          <table:table-cell office:value-type="float" office:value="24.084259" calcext:value-type="float">
            <text:p>24,084259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CHEVERNEY CLOS DE CENDRES</text:p>
          </table:table-cell>
          <table:table-cell office:value-type="string" calcext:value-type="string">
            <text:p>DOMAINE DE MONTR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rvcm2q7bp8j4d20k10q64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everny - Clos des Cendres</text:p>
          </table:table-cell>
          <table:table-cell office:value-type="string" calcext:value-type="string">
            <text:p>Domaine de Montcy</text:p>
          </table:table-cell>
          <table:table-cell office:value-type="float" office:value="45.04927" calcext:value-type="float">
            <text:p>45,04927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LA JARRE DE JUCHEPIE ANJOU</text:p>
          </table:table-cell>
          <table:table-cell office:value-type="string" calcext:value-type="string">
            <text:p>DE JUCHEPI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ngrj47t639dkcadheaed3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jou Blanc La Jarre</text:p>
          </table:table-cell>
          <table:table-cell office:value-type="string" calcext:value-type="string">
            <text:p>Domaine de Juchepie</text:p>
          </table:table-cell>
          <table:table-cell office:value-type="float" office:value="41.890213" calcext:value-type="float">
            <text:p>41,890213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MUSCADET SEVRE ET MAINE SUR LIE</text:p>
          </table:table-cell>
          <table:table-cell office:value-type="string" calcext:value-type="string">
            <text:p>CHATEAU DE LA GRAVELL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rvcm2x8d0ab7szxdfsvs4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uscadet Sèvre et Maine Sur Lie</text:p>
          </table:table-cell>
          <table:table-cell office:value-type="string" calcext:value-type="string">
            <text:p>Domaine du Fief de la Gravelle</text:p>
          </table:table-cell>
          <table:table-cell office:value-type="float" office:value="48.8069" calcext:value-type="float">
            <text:p>48,8069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SILEX</text:p>
          </table:table-cell>
          <table:table-cell office:value-type="string" calcext:value-type="string">
            <text:p>DAGUENEAU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1bhkgv56mkpb55fbv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ex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32.30969" calcext:value-type="float">
            <text:p>32,30969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SILEX</text:p>
          </table:table-cell>
          <table:table-cell office:value-type="string" calcext:value-type="string">
            <text:p>DAGUENEAU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1bhkgv56mkpb55fbv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ex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32.30969" calcext:value-type="float">
            <text:p>32,30969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GRUNER VELTLINER</text:p>
          </table:table-cell>
          <table:table-cell office:value-type="string" calcext:value-type="string">
            <text:p>WEINGUT STIFT KLOSTER NEUBURG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rvcmkaxmsjtkh1agzw6t3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Stift Altenburg</text:p>
          </table:table-cell>
          <table:table-cell office:value-type="float" office:value="32.328598" calcext:value-type="float">
            <text:p>32,328598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GRUNER VELTLINER AM BERG</text:p>
          </table:table-cell>
          <table:table-cell office:value-type="string" calcext:value-type="string">
            <text:p>WEINGUT BERNHARD OT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y4pedwgykbhvq1rc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 Berg</text:p>
          </table:table-cell>
          <table:table-cell office:value-type="string" calcext:value-type="string">
            <text:p>Bernhard Ott</text:p>
          </table:table-cell>
          <table:table-cell office:value-type="float" office:value="48.20226" calcext:value-type="float">
            <text:p>48,20226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GRUNER VELTLINER FASS 4</text:p>
          </table:table-cell>
          <table:table-cell office:value-type="string" calcext:value-type="string">
            <text:p>WEINGUT BERNHARD OT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y44gxm4sejjrckq5x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ss 4</text:p>
          </table:table-cell>
          <table:table-cell office:value-type="string" calcext:value-type="string">
            <text:p>Bernhard Ott</text:p>
          </table:table-cell>
          <table:table-cell office:value-type="float" office:value="48.243717" calcext:value-type="float">
            <text:p>48,243717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ELISABETH</text:p>
          </table:table-cell>
          <table:table-cell office:value-type="string" calcext:value-type="string">
            <text:p>NIKOLAIHO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rpadnt38m4hdz2hh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lisabeth Tradition</text:p>
          </table:table-cell>
          <table:table-cell office:value-type="string" calcext:value-type="string">
            <text:p>Nikolaihof</text:p>
          </table:table-cell>
          <table:table-cell office:value-type="float" office:value="34.85527" calcext:value-type="float">
            <text:p>34,85527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RIESLING LAIBNER FEDERSPIEL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4cmz7eyg2fm1dp2rx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Riesling Terrassenweingärten Federspiel</text:p>
          </table:table-cell>
          <table:table-cell office:value-type="string" calcext:value-type="string">
            <text:p>Weingut Knoll</text:p>
          </table:table-cell>
          <table:table-cell office:value-type="float" office:value="36.414795" calcext:value-type="float">
            <text:p>36,414795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RIESLING</text:p>
          </table:table-cell>
          <table:table-cell office:value-type="string" calcext:value-type="string">
            <text:p>MORDTHAL 1 LAGE BI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1rp0hqap9dx8xe27c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</text:p>
          </table:table-cell>
          <table:table-cell office:value-type="string" calcext:value-type="string">
            <text:p>Bio Sonne</text:p>
          </table:table-cell>
          <table:table-cell office:value-type="float" office:value="20.373388" calcext:value-type="float">
            <text:p>20,373388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RIESLING</text:p>
          </table:table-cell>
          <table:table-cell office:value-type="string" calcext:value-type="string">
            <text:p>SMARAGD VOM STE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3fdh9kbnp22qf1b2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uschiefer Riesling Trocken</text:p>
          </table:table-cell>
          <table:table-cell office:value-type="string" calcext:value-type="string">
            <text:p>Stein</text:p>
          </table:table-cell>
          <table:table-cell office:value-type="float" office:value="26.06659" calcext:value-type="float">
            <text:p>26,06659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RIESLING</text:p>
          </table:table-cell>
          <table:table-cell office:value-type="string" calcext:value-type="string">
            <text:p>STEINER HUN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7v5v9zbyjfabwqyem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Dr. Steiner</text:p>
          </table:table-cell>
          <table:table-cell office:value-type="float" office:value="26.441242" calcext:value-type="float">
            <text:p>26,441242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RIESLING SMARAGAD RIED STEINERTAL</text:p>
          </table:table-cell>
          <table:table-cell office:value-type="string" calcext:value-type="string">
            <text:p>PICHL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yde8h8s9126qatbht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ertal Riesling Smaragd</text:p>
          </table:table-cell>
          <table:table-cell office:value-type="string" calcext:value-type="string">
            <text:p>F.X. Pichler</text:p>
          </table:table-cell>
          <table:table-cell office:value-type="float" office:value="38.586296" calcext:value-type="float">
            <text:p>38,586296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RIESLING</text:p>
          </table:table-cell>
          <table:table-cell office:value-type="string" calcext:value-type="string">
            <text:p>UNDHO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y80v06t4np6pzthzq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ma Riesling</text:p>
          </table:table-cell>
          <table:table-cell office:value-type="string" calcext:value-type="string">
            <text:p>Salomon Undhof</text:p>
          </table:table-cell>
          <table:table-cell office:value-type="float" office:value="23.821968" calcext:value-type="float">
            <text:p>23,821968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RIESLING FANTASIE DER SCHIEFERTERRASSEN</text:p>
          </table:table-cell>
          <table:table-cell office:value-type="string" calcext:value-type="string">
            <text:p>Riesling spumante metodo classic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0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23nxaya3bq0t3h5h9f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artell Cuvée Riesling Halbtrocken</text:p>
          </table:table-cell>
          <table:table-cell office:value-type="string" calcext:value-type="string">
            <text:p>Das Riesling Kartell</text:p>
          </table:table-cell>
          <table:table-cell office:value-type="float" office:value="23.73763" calcext:value-type="float">
            <text:p>23,73763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RIESLING RESERVE URTZIGER WURZGARTEN GG</text:p>
          </table:table-cell>
          <table:table-cell office:value-type="string" calcext:value-type="string">
            <text:p>DR LOOSE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5rcp01zbgn41e95rb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Ürziger Würzgarten Alte Reben GG</text:p>
          </table:table-cell>
          <table:table-cell office:value-type="string" calcext:value-type="string">
            <text:p>Dr. Loosen</text:p>
          </table:table-cell>
          <table:table-cell office:value-type="float" office:value="41.64582" calcext:value-type="float">
            <text:p>41,6458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IESLING ALTEN REBEN</text:p>
          </table:table-cell>
          <table:table-cell office:value-type="string" calcext:value-type="string">
            <text:p>MARKUS MOLITO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6yfpk9qt213p1ykak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lte Reben</text:p>
          </table:table-cell>
          <table:table-cell office:value-type="string" calcext:value-type="string">
            <text:p>Markus Molitor</text:p>
          </table:table-cell>
          <table:table-cell office:value-type="float" office:value="45.77397" calcext:value-type="float">
            <text:p>45,7739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IESLING ALTEN REBEN</text:p>
          </table:table-cell>
          <table:table-cell office:value-type="string" calcext:value-type="string">
            <text:p>MARKUS MOLITO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6yfpk9qt213p1ykak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lte Reben</text:p>
          </table:table-cell>
          <table:table-cell office:value-type="string" calcext:value-type="string">
            <text:p>Markus Molitor</text:p>
          </table:table-cell>
          <table:table-cell office:value-type="float" office:value="45.77397" calcext:value-type="float">
            <text:p>45,77397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RIESLING</text:p>
          </table:table-cell>
          <table:table-cell office:value-type="string" calcext:value-type="string">
            <text:p>TONSCHIEFER QBA TROCKE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fjsp31mew701p9np8z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</text:p>
          </table:table-cell>
          <table:table-cell office:value-type="string" calcext:value-type="string">
            <text:p>Baden Trocken</text:p>
          </table:table-cell>
          <table:table-cell office:value-type="float" office:value="27.113684" calcext:value-type="float">
            <text:p>27,113684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RIESLING HALEMBERG GG</text:p>
          </table:table-cell>
          <table:table-cell office:value-type="string" calcext:value-type="string">
            <text:p>EMRICH SCHONLEB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xmg3tshz1vz2wqm78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lenberg Riesling GG</text:p>
          </table:table-cell>
          <table:table-cell office:value-type="string" calcext:value-type="string">
            <text:p>Emrich-Schönleber</text:p>
          </table:table-cell>
          <table:table-cell office:value-type="float" office:value="57.454857" calcext:value-type="float">
            <text:p>57,454857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RIESLING HALEMBERG GG</text:p>
          </table:table-cell>
          <table:table-cell office:value-type="string" calcext:value-type="string">
            <text:p>EMRICH SCHONLEBER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xmg3tshz1vz2wqm78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lenberg Riesling GG</text:p>
          </table:table-cell>
          <table:table-cell office:value-type="string" calcext:value-type="string">
            <text:p>Emrich-Schönleber</text:p>
          </table:table-cell>
          <table:table-cell office:value-type="float" office:value="57.454857" calcext:value-type="float">
            <text:p>57,454857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IESLING</text:p>
          </table:table-cell>
          <table:table-cell office:value-type="string" calcext:value-type="string">
            <text:p>SCHIEF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3dtp3twpzwchzm7xr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</text:p>
          </table:table-cell>
          <table:table-cell office:value-type="string" calcext:value-type="string">
            <text:p>Karl Schäefer</text:p>
          </table:table-cell>
          <table:table-cell office:value-type="float" office:value="22.750437" calcext:value-type="float">
            <text:p>22,750437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RIESLING SPATLESE TROCKEN</text:p>
          </table:table-cell>
          <table:table-cell office:value-type="string" calcext:value-type="string">
            <text:p>GEHEIMRAT “J”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rvcmn4604zb8ksq1f6t7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untersblumer Oberste Gänsweide Riesling Spätlese</text:p>
          </table:table-cell>
          <table:table-cell office:value-type="string" calcext:value-type="string">
            <text:p>Geheimrat Schnell</text:p>
          </table:table-cell>
          <table:table-cell office:value-type="float" office:value="32.160667" calcext:value-type="float">
            <text:p>32,160667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RIESLING KABINETT HALB TROCKEN</text:p>
          </table:table-cell>
          <table:table-cell office:value-type="string" calcext:value-type="string">
            <text:p>SCHLOS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3c0jxgd8208995hz8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<text:s/>Kabinett Trocken</text:p>
          </table:table-cell>
          <table:table-cell office:value-type="string" calcext:value-type="string">
            <text:p>Schloss Vollrads</text:p>
          </table:table-cell>
          <table:table-cell office:value-type="float" office:value="27.265701" calcext:value-type="float">
            <text:p>27,265701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RIESLING GELBLOCK</text:p>
          </table:table-cell>
          <table:table-cell office:value-type="string" calcext:value-type="string">
            <text:p>SCHLOS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xkdsfqwwx818cg7sd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lblack Riesling Trocken</text:p>
          </table:table-cell>
          <table:table-cell office:value-type="string" calcext:value-type="string">
            <text:p>Schloss Johannisberg</text:p>
          </table:table-cell>
          <table:table-cell office:value-type="float" office:value="28.768679" calcext:value-type="float">
            <text:p>28,768679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RIESLING 50°</text:p>
          </table:table-cell>
          <table:table-cell office:value-type="string" calcext:value-type="string">
            <text:p>SCHLOS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yvz0tzjmmah36fzsz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dition Cuvée 50 Years</text:p>
          </table:table-cell>
          <table:table-cell office:value-type="string" calcext:value-type="string">
            <text:p>Schloss Gobelsburg</text:p>
          </table:table-cell>
          <table:table-cell office:value-type="float" office:value="21.56982" calcext:value-type="float">
            <text:p>21,56982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RIESLING HATTENHEIMER NUSSBRUNNEN ''R''</text:p>
          </table:table-cell>
          <table:table-cell office:value-type="string" calcext:value-type="string">
            <text:p>GRAF VON SCHONBOR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3e6s5x3a0tyq06xt6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ussbrunnen Riesling Trocken</text:p>
          </table:table-cell>
          <table:table-cell office:value-type="string" calcext:value-type="string">
            <text:p>Domänenweingut Schloss Schönborn - Graf von Schönborn</text:p>
          </table:table-cell>
          <table:table-cell office:value-type="float" office:value="48.514465" calcext:value-type="float">
            <text:p>48,514465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RIESLING SPATLESE HATTENHEIMER PFAFFENBERGER</text:p>
          </table:table-cell>
          <table:table-cell office:value-type="string" calcext:value-type="string">
            <text:p>SCHLOSS SCHONBOR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ntmmf0sfpfrjwg1dppcx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heingau Riesling Spätlese Hattenheimer Pfaffenberg</text:p>
          </table:table-cell>
          <table:table-cell office:value-type="string" calcext:value-type="string">
            <text:p>Domänenweingut Schloss Schönborn - Graf von Schönborn</text:p>
          </table:table-cell>
          <table:table-cell office:value-type="float" office:value="46.8625" calcext:value-type="float">
            <text:p>46,8625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RIESLING GIMMELDINGEN</text:p>
          </table:table-cell>
          <table:table-cell office:value-type="string" calcext:value-type="string">
            <text:p>TROCKE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fjsp31mew701p9np8z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</text:p>
          </table:table-cell>
          <table:table-cell office:value-type="string" calcext:value-type="string">
            <text:p>Baden Trocken</text:p>
          </table:table-cell>
          <table:table-cell office:value-type="float" office:value="27.113684" calcext:value-type="float">
            <text:p>27,113684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IESLING RUPPERTSBERGER HOHEBURG</text:p>
          </table:table-cell>
          <table:table-cell office:value-type="string" calcext:value-type="string">
            <text:p>DR BURKLIN-WOL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sykf2e8b0vn1dcvxv93b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uppertsberger Hoheburg Riesling Spätlese</text:p>
          </table:table-cell>
          <table:table-cell office:value-type="string" calcext:value-type="string">
            <text:p>Dr. Bürklin-Wolf</text:p>
          </table:table-cell>
          <table:table-cell office:value-type="float" office:value="53.07179" calcext:value-type="float">
            <text:p>53,07179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IESLING RUPPERTSBERGER HOHEBURG</text:p>
          </table:table-cell>
          <table:table-cell office:value-type="string" calcext:value-type="string">
            <text:p>DR BURKLIN-WOL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sykf2e8b0vn1dcvxv93b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uppertsberger Hoheburg Riesling Spätlese</text:p>
          </table:table-cell>
          <table:table-cell office:value-type="string" calcext:value-type="string">
            <text:p>Dr. Bürklin-Wolf</text:p>
          </table:table-cell>
          <table:table-cell office:value-type="float" office:value="53.07179" calcext:value-type="float">
            <text:p>53,07179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IESLING RUPPERTSBERGER HOHEBURG</text:p>
          </table:table-cell>
          <table:table-cell office:value-type="string" calcext:value-type="string">
            <text:p>DR BURKLIN-WOLF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sykf2e8b0vn1dcvxv93b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uppertsberger Hoheburg Riesling Spätlese</text:p>
          </table:table-cell>
          <table:table-cell office:value-type="string" calcext:value-type="string">
            <text:p>Dr. Bürklin-Wolf</text:p>
          </table:table-cell>
          <table:table-cell office:value-type="float" office:value="53.07179" calcext:value-type="float">
            <text:p>53,07179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SELECTI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t0x2j7cbyh36rwmkr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Beyond Selection</text:p>
          </table:table-cell>
          <table:table-cell office:value-type="float" office:value="21.771736" calcext:value-type="float">
            <text:p>21,771736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LVAZIJA ISTRIANA</text:p>
          </table:table-cell>
          <table:table-cell office:value-type="string" calcext:value-type="string">
            <text:p>MARKO 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y7xmajejgyy80n6y9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zija</text:p>
          </table:table-cell>
          <table:table-cell office:value-type="string" calcext:value-type="string">
            <text:p>Vinogradi Fon</text:p>
          </table:table-cell>
          <table:table-cell office:value-type="float" office:value="20.793983" calcext:value-type="float">
            <text:p>20,793983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MALVAZIJA ISTRIANA SELEZIONE</text:p>
          </table:table-cell>
          <table:table-cell office:value-type="string" calcext:value-type="string">
            <text:p>MARKO 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y7xmajejgyy80n6y9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zija</text:p>
          </table:table-cell>
          <table:table-cell office:value-type="string" calcext:value-type="string">
            <text:p>Vinogradi Fon</text:p>
          </table:table-cell>
          <table:table-cell office:value-type="float" office:value="20.793983" calcext:value-type="float">
            <text:p>20,793983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SAUVIGNON</text:p>
          </table:table-cell>
          <table:table-cell office:value-type="string" calcext:value-type="string">
            <text:p>SELECTI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ez6md3szcbwnq85jy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Herzog Selection</text:p>
          </table:table-cell>
          <table:table-cell office:value-type="float" office:value="20.600246" calcext:value-type="float">
            <text:p>20,600246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VITOVSKA</text:p>
          </table:table-cell>
          <table:table-cell office:value-type="string" calcext:value-type="string">
            <text:p>MARKO F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fasr0pv4e6zn4ars6b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tovska</text:p>
          </table:table-cell>
          <table:table-cell office:value-type="string" calcext:value-type="string">
            <text:p>Vinogradi Fon</text:p>
          </table:table-cell>
          <table:table-cell office:value-type="float" office:value="25.497545" calcext:value-type="float">
            <text:p>25,497545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MENADE SOBRENATURAL</text:p>
          </table:table-cell>
          <table:table-cell office:value-type="string" calcext:value-type="string">
            <text:p>CASTILLA Y LE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0bk9rbwszq2zeftrv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enide</text:p>
          </table:table-cell>
          <table:table-cell office:value-type="string" calcext:value-type="string">
            <text:p>Franchina e Giarone</text:p>
          </table:table-cell>
          <table:table-cell office:value-type="float" office:value="10.264162" calcext:value-type="float">
            <text:p>10,264162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VIOGNIER E MUSCAT</text:p>
          </table:table-cell>
          <table:table-cell office:value-type="string" calcext:value-type="string">
            <text:p>LAS CUADRA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en9n9t4br9rkv5r8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ognier - Muscat</text:p>
          </table:table-cell>
          <table:table-cell office:value-type="string" calcext:value-type="string">
            <text:p>Las Cuadras</text:p>
          </table:table-cell>
          <table:table-cell office:value-type="float" office:value="42.950424" calcext:value-type="float">
            <text:p>42,950424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d0bbyd9xrgczv3rj39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per l'Ermitage</text:p>
          </table:table-cell>
          <table:table-cell office:value-type="string" calcext:value-type="string">
            <text:p>Allegrini</text:p>
          </table:table-cell>
          <table:table-cell office:value-type="float" office:value="30.97182" calcext:value-type="float">
            <text:p>30,97182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AMARONE RISERVA FIERAMONT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bw6der283t6yhbyg9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eramonte Amarone della Valpolicella Riserva</text:p>
          </table:table-cell>
          <table:table-cell office:value-type="string" calcext:value-type="string">
            <text:p>Allegrini</text:p>
          </table:table-cell>
          <table:table-cell office:value-type="float" office:value="43.037445" calcext:value-type="float">
            <text:p>43,037445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AMARONE RISERVA FIERAMONT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bw6der283t6yhbyg9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eramonte Amarone della Valpolicella Riserva</text:p>
          </table:table-cell>
          <table:table-cell office:value-type="string" calcext:value-type="string">
            <text:p>Allegrini</text:p>
          </table:table-cell>
          <table:table-cell office:value-type="float" office:value="43.037445" calcext:value-type="float">
            <text:p>43,037445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AMARONE RISERVA FIERAMONT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bw6der283t6yhbyg9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eramonte Amarone della Valpolicella Riserva</text:p>
          </table:table-cell>
          <table:table-cell office:value-type="string" calcext:value-type="string">
            <text:p>Allegrini</text:p>
          </table:table-cell>
          <table:table-cell office:value-type="float" office:value="43.037445" calcext:value-type="float">
            <text:p>43,037445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k9nn59ds3pr5ma5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oja (Monovitigno Corvina Veronese)</text:p>
          </table:table-cell>
          <table:table-cell office:value-type="string" calcext:value-type="string">
            <text:p>Allegrini</text:p>
          </table:table-cell>
          <table:table-cell office:value-type="float" office:value="35.308647" calcext:value-type="float">
            <text:p>35,308647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k9nn59ds3pr5ma5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oja (Monovitigno Corvina Veronese)</text:p>
          </table:table-cell>
          <table:table-cell office:value-type="string" calcext:value-type="string">
            <text:p>Allegrini</text:p>
          </table:table-cell>
          <table:table-cell office:value-type="float" office:value="35.308647" calcext:value-type="float">
            <text:p>35,308647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6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xkzgj2rjdje1bsxc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rego Alighieri Vaio Armaron Amarone della Valpolicella Classico</text:p>
          </table:table-cell>
          <table:table-cell office:value-type="string" calcext:value-type="string">
            <text:p>Masi</text:p>
          </table:table-cell>
          <table:table-cell office:value-type="float" office:value="21.2733" calcext:value-type="float">
            <text:p>21,2733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8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xkzgj2rjdje1bsxc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rego Alighieri Vaio Armaron Amarone della Valpolicella Classico</text:p>
          </table:table-cell>
          <table:table-cell office:value-type="string" calcext:value-type="string">
            <text:p>Masi</text:p>
          </table:table-cell>
          <table:table-cell office:value-type="float" office:value="21.2733" calcext:value-type="float">
            <text:p>21,2733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AMARONE RISERV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vp4wnrh91q4q675g0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Fumetto Riserva</text:p>
          </table:table-cell>
          <table:table-cell office:value-type="string" calcext:value-type="string">
            <text:p>Secondo Marco</text:p>
          </table:table-cell>
          <table:table-cell office:value-type="float" office:value="40.631363" calcext:value-type="float">
            <text:p>40,631363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AMARONE RISERVA BROLO DELLE GIARE</text:p>
          </table:table-cell>
          <table:table-cell office:value-type="string" calcext:value-type="string">
            <text:p>TEZZ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d3zbhbqbyhv8v3gh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lo delle Giare Riserva Amarone della Valpolicella Valpantena</text:p>
          </table:table-cell>
          <table:table-cell office:value-type="string" calcext:value-type="string">
            <text:p>Tezza</text:p>
          </table:table-cell>
          <table:table-cell office:value-type="float" office:value="46.94883" calcext:value-type="float">
            <text:p>46,94883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AMARONE CLASSICO VALPANTENA</text:p>
          </table:table-cell>
          <table:table-cell office:value-type="string" calcext:value-type="string">
            <text:p>TEZZ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dzfcn865fd5w1qp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Valpantena</text:p>
          </table:table-cell>
          <table:table-cell office:value-type="string" calcext:value-type="string">
            <text:p>Tezza</text:p>
          </table:table-cell>
          <table:table-cell office:value-type="float" office:value="39.347843" calcext:value-type="float">
            <text:p>39,347843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mq243y6zdvccy6f2y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rvedi Amarone</text:p>
          </table:table-cell>
          <table:table-cell office:value-type="string" calcext:value-type="string">
            <text:p>Bertani</text:p>
          </table:table-cell>
          <table:table-cell office:value-type="float" office:value="29.375309" calcext:value-type="float">
            <text:p>29,375309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6xa2kf0g9zy74sr0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Quintarelli Giuseppe</text:p>
          </table:table-cell>
          <table:table-cell office:value-type="float" office:value="27.01929" calcext:value-type="float">
            <text:p>27,01929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AMARONE CLASSICO RISERVA LA MATTONARA</text:p>
          </table:table-cell>
          <table:table-cell office:value-type="string" calcext:value-type="string">
            <text:p>ZYME'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3mk5zagrvq5fpw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Mattonara Amarone della Valpolicella Classico Riserva</text:p>
          </table:table-cell>
          <table:table-cell office:value-type="string" calcext:value-type="string">
            <text:p>Zýmē</text:p>
          </table:table-cell>
          <table:table-cell office:value-type="float" office:value="42.991364" calcext:value-type="float">
            <text:p>42,991364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42.240345" calcext:value-type="float">
            <text:p>42,240345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42.240345" calcext:value-type="float">
            <text:p>42,240345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42.240345" calcext:value-type="float">
            <text:p>42,240345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VALPOLICELLA SUPERIORE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3fswy0qzrny1518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° Valpolicella Superiore</text:p>
          </table:table-cell>
          <table:table-cell office:value-type="string" calcext:value-type="string">
            <text:p>Dal Forno Romano</text:p>
          </table:table-cell>
          <table:table-cell office:value-type="float" office:value="47.25387" calcext:value-type="float">
            <text:p>47,25387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AMARONE CLASSICO</text:p>
          </table:table-cell>
          <table:table-cell office:value-type="string" calcext:value-type="string">
            <text:p>CA' LA BIOND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hx4z7v88ybkz5evw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Ca La Bionda</text:p>
          </table:table-cell>
          <table:table-cell office:value-type="float" office:value="45.59861" calcext:value-type="float">
            <text:p>45,59861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AMARONE CLASSICO</text:p>
          </table:table-cell>
          <table:table-cell office:value-type="string" calcext:value-type="string">
            <text:p>LE GUAITE DI NOEM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ah0vtwpv9qj3nmb9z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</text:p>
          </table:table-cell>
          <table:table-cell office:value-type="string" calcext:value-type="string">
            <text:p>Le Guaite di Noemi</text:p>
          </table:table-cell>
          <table:table-cell office:value-type="float" office:value="47.66265" calcext:value-type="float">
            <text:p>47,66265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98d7n39dkfbtekf3t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di Amarone</text:p>
          </table:table-cell>
          <table:table-cell office:value-type="string" calcext:value-type="string">
            <text:p>Zenato</text:p>
          </table:table-cell>
          <table:table-cell office:value-type="float" office:value="27.211994" calcext:value-type="float">
            <text:p>27,211994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RIPASS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Valpolicella Ripasso Superiore</text:p>
          </table:table-cell>
          <table:table-cell office:value-type="string" calcext:value-type="string">
            <text:p>Zenato</text:p>
          </table:table-cell>
          <table:table-cell office:value-type="float" office:value="31.843685" calcext:value-type="float">
            <text:p>31,843685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RIPASS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Valpolicella Ripasso Superiore</text:p>
          </table:table-cell>
          <table:table-cell office:value-type="string" calcext:value-type="string">
            <text:p>Zenato</text:p>
          </table:table-cell>
          <table:table-cell office:value-type="float" office:value="31.843685" calcext:value-type="float">
            <text:p>31,843685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ARDESCO ROSSO</text:p>
          </table:table-cell>
          <table:table-cell office:value-type="string" calcext:value-type="string">
            <text:p>SORELLE BRONC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1tyyea9ddsygjet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desco</text:p>
          </table:table-cell>
          <table:table-cell office:value-type="string" calcext:value-type="string">
            <text:p>Sorelle Bronca</text:p>
          </table:table-cell>
          <table:table-cell office:value-type="float" office:value="52.220356" calcext:value-type="float">
            <text:p>52,220356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ROSSO RISERVA SER BELE</text:p>
          </table:table-cell>
          <table:table-cell office:value-type="string" calcext:value-type="string">
            <text:p>SORELLE BRONC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31mrbzsw3ekn8qkdq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r Bele Riserva</text:p>
          </table:table-cell>
          <table:table-cell office:value-type="string" calcext:value-type="string">
            <text:p>Sorelle Bronca</text:p>
          </table:table-cell>
          <table:table-cell office:value-type="float" office:value="55.18805" calcext:value-type="float">
            <text:p>55,18805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PINOT NERO CORS</text:p>
          </table:table-cell>
          <table:table-cell office:value-type="string" calcext:value-type="string">
            <text:p>AZ. AGR. VAL DE PO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dqbvzakn3x9m9xmnp2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Córs</text:p>
          </table:table-cell>
          <table:table-cell office:value-type="string" calcext:value-type="string">
            <text:p>Val de Pol</text:p>
          </table:table-cell>
          <table:table-cell office:value-type="float" office:value="40.246662" calcext:value-type="float">
            <text:p>40,246662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PINOT NERO CORS</text:p>
          </table:table-cell>
          <table:table-cell office:value-type="string" calcext:value-type="string">
            <text:p>AZ. AGR. VAL DE POL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dqbvzakn3x9m9xmnp2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Córs</text:p>
          </table:table-cell>
          <table:table-cell office:value-type="string" calcext:value-type="string">
            <text:p>Val de Pol</text:p>
          </table:table-cell>
          <table:table-cell office:value-type="float" office:value="40.246662" calcext:value-type="float">
            <text:p>40,246662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STILEMA TAURASI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zr13k1r7hvejqej64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ilema</text:p>
          </table:table-cell>
          <table:table-cell office:value-type="string" calcext:value-type="string">
            <text:p>Mastroberardino</text:p>
          </table:table-cell>
          <table:table-cell office:value-type="float" office:value="39.356342" calcext:value-type="float">
            <text:p>39,356342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SANGIOVESE DI ROMAGNA SUP. SORRISO DI LIZZANO</text:p>
          </table:table-cell>
          <table:table-cell office:value-type="string" calcext:value-type="string">
            <text:p>TENUTA SERENISSIM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hcm31h9hg1m48sckbet6x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Superiore - Sorriso di Lizzano</text:p>
          </table:table-cell>
          <table:table-cell office:value-type="string" calcext:value-type="string">
            <text:p>Tenuta Serenissima</text:p>
          </table:table-cell>
          <table:table-cell office:value-type="float" office:value="56.580025" calcext:value-type="float">
            <text:p>56,580025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ARCIONE</text:p>
          </table:table-cell>
          <table:table-cell office:value-type="string" calcext:value-type="string">
            <text:p>LA TUNEL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9pwkwangbjqxq1x6r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'Arcione</text:p>
          </table:table-cell>
          <table:table-cell office:value-type="string" calcext:value-type="string">
            <text:p>La Tunella</text:p>
          </table:table-cell>
          <table:table-cell office:value-type="float" office:value="34.18695" calcext:value-type="float">
            <text:p>34,18695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MERLOT RISERVA ARTIUL</text:p>
          </table:table-cell>
          <table:table-cell office:value-type="string" calcext:value-type="string">
            <text:p>RONCO SEVER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fbe1hjw57hjvxrf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tiùl</text:p>
          </table:table-cell>
          <table:table-cell office:value-type="string" calcext:value-type="string">
            <text:p>Ronco Severo</text:p>
          </table:table-cell>
          <table:table-cell office:value-type="float" office:value="51.27944" calcext:value-type="float">
            <text:p>51,27944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MERLOT BURI</text:p>
          </table:table-cell>
          <table:table-cell office:value-type="string" calcext:value-type="string">
            <text:p>MIAN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hmbadyae50epsqp1jamz2h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uri</text:p>
          </table:table-cell>
          <table:table-cell office:value-type="string" calcext:value-type="string">
            <text:p>Miani</text:p>
          </table:table-cell>
          <table:table-cell office:value-type="float" office:value="35.811016" calcext:value-type="float">
            <text:p>35,811016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PINOT NERO GRIFO NERO</text:p>
          </table:table-cell>
          <table:table-cell office:value-type="string" calcext:value-type="string">
            <text:p>AZ. AGR. RUSSO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qwz4tmpv441re5d8f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ifo Nero Pinot Nero</text:p>
          </table:table-cell>
          <table:table-cell office:value-type="string" calcext:value-type="string">
            <text:p>Russolo Rino</text:p>
          </table:table-cell>
          <table:table-cell office:value-type="float" office:value="44.88949" calcext:value-type="float">
            <text:p>44,88949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ROSSO RISERVA DEGLI ORZONI</text:p>
          </table:table-cell>
          <table:table-cell office:value-type="string" calcext:value-type="string">
            <text:p>MARCO FELLUG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fwqgks8pn6kkqgnfn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lio Rosso</text:p>
          </table:table-cell>
          <table:table-cell office:value-type="string" calcext:value-type="string">
            <text:p>Marco Felluga</text:p>
          </table:table-cell>
          <table:table-cell office:value-type="float" office:value="36.704895" calcext:value-type="float">
            <text:p>36,704895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PELAGO</text:p>
          </table:table-cell>
          <table:table-cell office:value-type="string" calcext:value-type="string">
            <text:p>UMANI RONCH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sxpkg24amr15814y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lago Marche Rosso</text:p>
          </table:table-cell>
          <table:table-cell office:value-type="string" calcext:value-type="string">
            <text:p>Umani Ronchi</text:p>
          </table:table-cell>
          <table:table-cell office:value-type="float" office:value="45.309353" calcext:value-type="float">
            <text:p>45,30935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BARBERA VIGNA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nkzvrd352xa1je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a Francia</text:p>
          </table:table-cell>
          <table:table-cell office:value-type="string" calcext:value-type="string">
            <text:p>Giacomo Conterno</text:p>
          </table:table-cell>
          <table:table-cell office:value-type="float" office:value="49.79509" calcext:value-type="float">
            <text:p>49,79509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BARBERA VIGNA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nkzvrd352xa1je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a Francia</text:p>
          </table:table-cell>
          <table:table-cell office:value-type="string" calcext:value-type="string">
            <text:p>Giacomo Conterno</text:p>
          </table:table-cell>
          <table:table-cell office:value-type="float" office:value="49.79509" calcext:value-type="float">
            <text:p>49,79509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BARBERA VIGNA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nkzvrd352xa1jet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a Francia</text:p>
          </table:table-cell>
          <table:table-cell office:value-type="string" calcext:value-type="string">
            <text:p>Giacomo Conterno</text:p>
          </table:table-cell>
          <table:table-cell office:value-type="float" office:value="49.79509" calcext:value-type="float">
            <text:p>49,79509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BARBERA D'ALBA AVES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xpjnefn752de7b0p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Aves</text:p>
          </table:table-cell>
          <table:table-cell office:value-type="string" calcext:value-type="string">
            <text:p>Comm. G.B. Burlotto</text:p>
          </table:table-cell>
          <table:table-cell office:value-type="float" office:value="36.181587" calcext:value-type="float">
            <text:p>36,181587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DOLCETTO</text:p>
          </table:table-cell>
          <table:table-cell office:value-type="string" calcext:value-type="string">
            <text:p>CAV. ACCOMASS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5eeaxxj5rtr8c45a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</text:p>
          </table:table-cell>
          <table:table-cell office:value-type="string" calcext:value-type="string">
            <text:p>Lorenzo Accomasso</text:p>
          </table:table-cell>
          <table:table-cell office:value-type="float" office:value="28.710033" calcext:value-type="float">
            <text:p>28,710033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FORAVIA</text:p>
          </table:table-cell>
          <table:table-cell office:value-type="string" calcext:value-type="string">
            <text:p>MORRA GABRIELE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4wa1cmrhafqgapa7c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ravia Rosso</text:p>
          </table:table-cell>
          <table:table-cell office:value-type="string" calcext:value-type="string">
            <text:p>Morra Gabriele</text:p>
          </table:table-cell>
          <table:table-cell office:value-type="float" office:value="42.65764" calcext:value-type="float">
            <text:p>42,65764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GATTINARA VIGNA VALFERANA</text:p>
          </table:table-cell>
          <table:table-cell office:value-type="string" calcext:value-type="string">
            <text:p>NERV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b4rjgcs8ejbzrg36vr57d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Valferana</text:p>
          </table:table-cell>
          <table:table-cell office:value-type="string" calcext:value-type="string">
            <text:p>Nervi</text:p>
          </table:table-cell>
          <table:table-cell office:value-type="float" office:value="41.99871" calcext:value-type="float">
            <text:p>41,99871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GHEMME VIGNA PELLIZZANE</text:p>
          </table:table-cell>
          <table:table-cell office:value-type="string" calcext:value-type="string">
            <text:p>TORRACCIA DEL PIANTAVIGN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b4rjfh6nftxym59ryrfqt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hemme Vigna Pelizzane</text:p>
          </table:table-cell>
          <table:table-cell office:value-type="string" calcext:value-type="string">
            <text:p>Torraccia del Piantavigna</text:p>
          </table:table-cell>
          <table:table-cell office:value-type="float" office:value="65.30281" calcext:value-type="float">
            <text:p>65,30281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NEBBIOLO</text:p>
          </table:table-cell>
          <table:table-cell office:value-type="string" calcext:value-type="string">
            <text:p>ROCCHE VIBER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f28c6mskckyb9qfh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Viberti Giovanni</text:p>
          </table:table-cell>
          <table:table-cell office:value-type="float" office:value="26.088078" calcext:value-type="float">
            <text:p>26,088078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NEBBIOLO</text:p>
          </table:table-cell>
          <table:table-cell office:value-type="string" calcext:value-type="string">
            <text:p>VAJR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w2t4kw43wwfsv9c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G.D. Vajra</text:p>
          </table:table-cell>
          <table:table-cell office:value-type="float" office:value="26.217659" calcext:value-type="float">
            <text:p>26,217659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NEBBIOLO</text:p>
          </table:table-cell>
          <table:table-cell office:value-type="string" calcext:value-type="string">
            <text:p>CAV. ACCOMASS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5eszssk2pmp3zbs7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Lorenzo Accomasso</text:p>
          </table:table-cell>
          <table:table-cell office:value-type="float" office:value="28.365126" calcext:value-type="float">
            <text:p>28,365126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ROERO RISERVA CIABOT SAN GIORGIO</text:p>
          </table:table-cell>
          <table:table-cell office:value-type="string" calcext:value-type="string">
            <text:p>AZ. AGR. NEGR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rgy02hyz452fwfj5y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abot San Giorgio Roero Riserva</text:p>
          </table:table-cell>
          <table:table-cell office:value-type="string" calcext:value-type="string">
            <text:p>Negro Angelo</text:p>
          </table:table-cell>
          <table:table-cell office:value-type="float" office:value="44.797737" calcext:value-type="float">
            <text:p>44,797737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VERDUNO PELAVERGA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xsvrg1yjng5yxj5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duno Pelaverga</text:p>
          </table:table-cell>
          <table:table-cell office:value-type="string" calcext:value-type="string">
            <text:p>Comm. G.B. Burlotto</text:p>
          </table:table-cell>
          <table:table-cell office:value-type="float" office:value="36.075394" calcext:value-type="float">
            <text:p>36,075394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PRODUTTORI BARBARES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0.99562" calcext:value-type="float">
            <text:p>40,99562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PRODUTTORI BARBARES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0.99562" calcext:value-type="float">
            <text:p>40,99562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PRODUTTORI BARBARESCO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6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0.99562" calcext:value-type="float">
            <text:p>40,99562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BARBARESCO BASARIN</text:p>
          </table:table-cell>
          <table:table-cell office:value-type="string" calcext:value-type="string">
            <text:p>AZ. AGR. NEGR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s27p4kajygc89h1rd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asarin</text:p>
          </table:table-cell>
          <table:table-cell office:value-type="string" calcext:value-type="string">
            <text:p>Negro Angelo</text:p>
          </table:table-cell>
          <table:table-cell office:value-type="float" office:value="36.489983" calcext:value-type="float">
            <text:p>36,489983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CORTE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c7ch2j0eg2ak26q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iuseppe Cortese</text:p>
          </table:table-cell>
          <table:table-cell office:value-type="float" office:value="28.54254" calcext:value-type="float">
            <text:p>28,54254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CORTE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c7ch2j0eg2ak26q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iuseppe Cortese</text:p>
          </table:table-cell>
          <table:table-cell office:value-type="float" office:value="28.54254" calcext:value-type="float">
            <text:p>28,54254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BARBARESCO RABAJA’</text:p>
          </table:table-cell>
          <table:table-cell office:value-type="string" calcext:value-type="string">
            <text:p>CORTE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8ag2a0h2dgqwefr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a</text:p>
          </table:table-cell>
          <table:table-cell office:value-type="string" calcext:value-type="string">
            <text:p>Giuseppe Cortese</text:p>
          </table:table-cell>
          <table:table-cell office:value-type="float" office:value="39.09611" calcext:value-type="float">
            <text:p>39,09611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BARBARESCO RABAJA’</text:p>
          </table:table-cell>
          <table:table-cell office:value-type="string" calcext:value-type="string">
            <text:p>CORTES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8ag2a0h2dgqwefr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a</text:p>
          </table:table-cell>
          <table:table-cell office:value-type="string" calcext:value-type="string">
            <text:p>Giuseppe Cortese</text:p>
          </table:table-cell>
          <table:table-cell office:value-type="float" office:value="39.09611" calcext:value-type="float">
            <text:p>39,0961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BARBARESCO RABAJA’</text:p>
          </table:table-cell>
          <table:table-cell office:value-type="string" calcext:value-type="string">
            <text:p>CORTESE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8ag2a0h2dgqwefr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a</text:p>
          </table:table-cell>
          <table:table-cell office:value-type="string" calcext:value-type="string">
            <text:p>Giuseppe Cortese</text:p>
          </table:table-cell>
          <table:table-cell office:value-type="float" office:value="39.09611" calcext:value-type="float">
            <text:p>39,09611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BARBARESCO RABAJA’</text:p>
          </table:table-cell>
          <table:table-cell office:value-type="string" calcext:value-type="string">
            <text:p>CORTESE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9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8ag2a0h2dgqwefr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a</text:p>
          </table:table-cell>
          <table:table-cell office:value-type="string" calcext:value-type="string">
            <text:p>Giuseppe Cortese</text:p>
          </table:table-cell>
          <table:table-cell office:value-type="float" office:value="39.09611" calcext:value-type="float">
            <text:p>39,09611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BARBARESCO</text:p>
          </table:table-cell>
          <table:table-cell office:value-type="string" calcext:value-type="string">
            <text:p>CORTESE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c7ch2j0eg2ak26q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iuseppe Cortese</text:p>
          </table:table-cell>
          <table:table-cell office:value-type="float" office:value="28.54254" calcext:value-type="float">
            <text:p>28,54254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BARBARESCO ASILI RIS. FALLETTO E.R.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8vd986x3ce79gtej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baresco Asili</text:p>
          </table:table-cell>
          <table:table-cell office:value-type="string" calcext:value-type="string">
            <text:p>Bruno Giacosa</text:p>
          </table:table-cell>
          <table:table-cell office:value-type="float" office:value="59.787037" calcext:value-type="float">
            <text:p>59,787037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BARBARESCO ASILI RIS. FALLETTO E.R.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1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8vd986x3ce79gtej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baresco Asili</text:p>
          </table:table-cell>
          <table:table-cell office:value-type="string" calcext:value-type="string">
            <text:p>Bruno Giacosa</text:p>
          </table:table-cell>
          <table:table-cell office:value-type="float" office:value="59.787037" calcext:value-type="float">
            <text:p>59,787037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BAROLO CA’ D MORISSIO RISERVA GIUSEPPE</text:p>
          </table:table-cell>
          <table:table-cell office:value-type="string" calcext:value-type="string">
            <text:p>MASCAREL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p4k1fg23vemy13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privato Cà d'Morissio</text:p>
          </table:table-cell>
          <table:table-cell office:value-type="string" calcext:value-type="string">
            <text:p>Mascarello Giuseppe e Figlio</text:p>
          </table:table-cell>
          <table:table-cell office:value-type="float" office:value="33.550545" calcext:value-type="float">
            <text:p>33,550545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AROLO MONPRIVATO GIUSEPPE</text:p>
          </table:table-cell>
          <table:table-cell office:value-type="string" calcext:value-type="string">
            <text:p>MASCAREL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cfp39fb2hfbwgn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privato</text:p>
          </table:table-cell>
          <table:table-cell office:value-type="string" calcext:value-type="string">
            <text:p>Mascarello Giuseppe e Figlio</text:p>
          </table:table-cell>
          <table:table-cell office:value-type="float" office:value="33.574196" calcext:value-type="float">
            <text:p>33,574196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BAROLO MONPRIVATO GIUSEPPE</text:p>
          </table:table-cell>
          <table:table-cell office:value-type="string" calcext:value-type="string">
            <text:p>MASCAREL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cfp39fb2hfbwgn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privato</text:p>
          </table:table-cell>
          <table:table-cell office:value-type="string" calcext:value-type="string">
            <text:p>Mascarello Giuseppe e Figlio</text:p>
          </table:table-cell>
          <table:table-cell office:value-type="float" office:value="33.574196" calcext:value-type="float">
            <text:p>33,574196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BAROLO PERNO VIGNA SANTO STEFANO GIUSEPPE</text:p>
          </table:table-cell>
          <table:table-cell office:value-type="string" calcext:value-type="string">
            <text:p>MASCAREL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0n3hj12wxzj7xv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anto Stefano di Perno</text:p>
          </table:table-cell>
          <table:table-cell office:value-type="string" calcext:value-type="string">
            <text:p>Mascarello Giuseppe e Figlio</text:p>
          </table:table-cell>
          <table:table-cell office:value-type="float" office:value="38.011642" calcext:value-type="float">
            <text:p>38,011642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BAROLO VILLERO GIUSEPPE</text:p>
          </table:table-cell>
          <table:table-cell office:value-type="string" calcext:value-type="string">
            <text:p>MASCARELL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rnzsc6eq4k2d2pf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llero</text:p>
          </table:table-cell>
          <table:table-cell office:value-type="string" calcext:value-type="string">
            <text:p>Mascarello Giuseppe e Figlio</text:p>
          </table:table-cell>
          <table:table-cell office:value-type="float" office:value="31.532042" calcext:value-type="float">
            <text:p>31,532042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BAROLO BRICCO DELLE VIOLE</text:p>
          </table:table-cell>
          <table:table-cell office:value-type="string" calcext:value-type="string">
            <text:p>VAJR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42.913284" calcext:value-type="float">
            <text:p>42,913284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BAROL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x6vzm9te2hadxvrq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omm. G.B. Burlotto</text:p>
          </table:table-cell>
          <table:table-cell office:value-type="float" office:value="24.93399" calcext:value-type="float">
            <text:p>24,93399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BAROLO MONVIGLIER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xe7vze0wrfqndc25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Comm. G.B. Burlotto</text:p>
          </table:table-cell>
          <table:table-cell office:value-type="float" office:value="35.767082" calcext:value-type="float">
            <text:p>35,767082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BAROLO MONVIGLIER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xe7vze0wrfqndc25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Comm. G.B. Burlotto</text:p>
          </table:table-cell>
          <table:table-cell office:value-type="float" office:value="35.767082" calcext:value-type="float">
            <text:p>35,767082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BAROLO MONVIGLIER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xe7vze0wrfqndc25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Comm. G.B. Burlotto</text:p>
          </table:table-cell>
          <table:table-cell office:value-type="float" office:value="35.767082" calcext:value-type="float">
            <text:p>35,767082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BAROLO MONVIGLIER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xe7vze0wrfqndc25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Comm. G.B. Burlotto</text:p>
          </table:table-cell>
          <table:table-cell office:value-type="float" office:value="35.767082" calcext:value-type="float">
            <text:p>35,767082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BAROLO MONVIGLIER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9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xe7vze0wrfqndc25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Comm. G.B. Burlotto</text:p>
          </table:table-cell>
          <table:table-cell office:value-type="float" office:value="35.767082" calcext:value-type="float">
            <text:p>35,767082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BAROLO ACCLIVI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xk3rrt05n2ka437p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cclivi</text:p>
          </table:table-cell>
          <table:table-cell office:value-type="string" calcext:value-type="string">
            <text:p>Comm. G.B. Burlotto</text:p>
          </table:table-cell>
          <table:table-cell office:value-type="float" office:value="37.919163" calcext:value-type="float">
            <text:p>37,919163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BAROLO ACCLIVI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xk3rrt05n2ka437p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cclivi</text:p>
          </table:table-cell>
          <table:table-cell office:value-type="string" calcext:value-type="string">
            <text:p>Comm. G.B. Burlotto</text:p>
          </table:table-cell>
          <table:table-cell office:value-type="float" office:value="37.919163" calcext:value-type="float">
            <text:p>37,919163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BAROLO CANNUBI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yr6bw18hp3q69257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eto Cannubi</text:p>
          </table:table-cell>
          <table:table-cell office:value-type="string" calcext:value-type="string">
            <text:p>Comm. G.B. Burlotto</text:p>
          </table:table-cell>
          <table:table-cell office:value-type="float" office:value="32.49972" calcext:value-type="float">
            <text:p>32,49972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BAROLO CANNUBI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qyr6bw18hp3q69257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eto Cannubi</text:p>
          </table:table-cell>
          <table:table-cell office:value-type="string" calcext:value-type="string">
            <text:p>Comm. G.B. Burlotto</text:p>
          </table:table-cell>
          <table:table-cell office:value-type="float" office:value="32.49972" calcext:value-type="float">
            <text:p>32,49972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BAROLO LE ROCCHE DI CASTIGLIONE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7rqj4k2fertbs82g1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ocche di Castiglione</text:p>
          </table:table-cell>
          <table:table-cell office:value-type="string" calcext:value-type="string">
            <text:p>Vietti</text:p>
          </table:table-cell>
          <table:table-cell office:value-type="float" office:value="48.696636" calcext:value-type="float">
            <text:p>48,696636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BAROLO VECCHIE VITI</text:p>
          </table:table-cell>
          <table:table-cell office:value-type="string" calcext:value-type="string">
            <text:p>ROCCHE VIBER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f5gpr7xa4gvsd533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Eraldo Viberti</text:p>
          </table:table-cell>
          <table:table-cell office:value-type="float" office:value="27.223001" calcext:value-type="float">
            <text:p>27,223001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BAROLO LE ROCCHE DEL FALLETTO RISERVA E.R.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3t6h3wdxhfs6e580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olo Le Rocche del Falletto Riserva</text:p>
          </table:table-cell>
          <table:table-cell office:value-type="string" calcext:value-type="string">
            <text:p>Bruno Giacosa</text:p>
          </table:table-cell>
          <table:table-cell office:value-type="float" office:value="57.829205" calcext:value-type="float">
            <text:p>57,829205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BAROLO LE ROCCHE DEL FALLETTO RISERVA E.R.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3t6h3wdxhfs6e580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olo Le Rocche del Falletto Riserva</text:p>
          </table:table-cell>
          <table:table-cell office:value-type="string" calcext:value-type="string">
            <text:p>Bruno Giacosa</text:p>
          </table:table-cell>
          <table:table-cell office:value-type="float" office:value="57.829205" calcext:value-type="float">
            <text:p>57,829205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BAROLO LE ROCCHE DEL FALLETTO RISERVA E.R.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3t6h3wdxhfs6e580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olo Le Rocche del Falletto Riserva</text:p>
          </table:table-cell>
          <table:table-cell office:value-type="string" calcext:value-type="string">
            <text:p>Bruno Giacosa</text:p>
          </table:table-cell>
          <table:table-cell office:value-type="float" office:value="57.829205" calcext:value-type="float">
            <text:p>57,829205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BAROLO FALLETTO VIGNA LE ROCCHE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e3rts4yykb3najatx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olo Le Rocche del Falletto</text:p>
          </table:table-cell>
          <table:table-cell office:value-type="string" calcext:value-type="string">
            <text:p>Bruno Giacosa</text:p>
          </table:table-cell>
          <table:table-cell office:value-type="float" office:value="55.330498" calcext:value-type="float">
            <text:p>55,330498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BAROLO FALLETTO VIGNA LE ROCCHE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e3rts4yykb3najatx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lletto Barolo Le Rocche del Falletto</text:p>
          </table:table-cell>
          <table:table-cell office:value-type="string" calcext:value-type="string">
            <text:p>Bruno Giacosa</text:p>
          </table:table-cell>
          <table:table-cell office:value-type="float" office:value="55.330498" calcext:value-type="float">
            <text:p>55,330498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BAROLO ANNUNZIATA RISERVA</text:p>
          </table:table-cell>
          <table:table-cell office:value-type="string" calcext:value-type="string">
            <text:p>CAV. ACCOMASS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5ep30rpzt7e6f7dxa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nunziata Barolo Riserva</text:p>
          </table:table-cell>
          <table:table-cell office:value-type="string" calcext:value-type="string">
            <text:p>Lorenzo Accomasso</text:p>
          </table:table-cell>
          <table:table-cell office:value-type="float" office:value="43.151142" calcext:value-type="float">
            <text:p>43,151142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BAROLO RIS. VIGNA BUSSIA PIANPOLVERE SOPRANO</text:p>
          </table:table-cell>
          <table:table-cell office:value-type="string" calcext:value-type="string">
            <text:p>PIANPOLVERE SOPRA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w1hbh7t7k0wkgswk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ssia Barolo</text:p>
          </table:table-cell>
          <table:table-cell office:value-type="string" calcext:value-type="string">
            <text:p>Pianpolvere Soprano</text:p>
          </table:table-cell>
          <table:table-cell office:value-type="float" office:value="59.73952" calcext:value-type="float">
            <text:p>59,73952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BAROLO RIS. VIGNA BUSSIA PIANPOLVERE SOPRANO</text:p>
          </table:table-cell>
          <table:table-cell office:value-type="string" calcext:value-type="string">
            <text:p>docg Barol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0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g5h0jxmcqvf4f2gbv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ssia Barolo</text:p>
          </table:table-cell>
          <table:table-cell office:value-type="string" calcext:value-type="string">
            <text:p>Terre del Barolo</text:p>
          </table:table-cell>
          <table:table-cell office:value-type="float" office:value="30.257523" calcext:value-type="float">
            <text:p>30,257523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BAROLO RIS. VIGNA BUSSIA PIANPOLVERE SOPRANO</text:p>
          </table:table-cell>
          <table:table-cell office:value-type="string" calcext:value-type="string">
            <text:p>docg Barolo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g5h0jxmcqvf4f2gbv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ssia Barolo</text:p>
          </table:table-cell>
          <table:table-cell office:value-type="string" calcext:value-type="string">
            <text:p>Terre del Barolo</text:p>
          </table:table-cell>
          <table:table-cell office:value-type="float" office:value="30.257523" calcext:value-type="float">
            <text:p>30,257523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BAROLO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mh9qqa6wb2vpzv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cina Francia</text:p>
          </table:table-cell>
          <table:table-cell office:value-type="string" calcext:value-type="string">
            <text:p>Giacomo Conterno</text:p>
          </table:table-cell>
          <table:table-cell office:value-type="float" office:value="46.53554" calcext:value-type="float">
            <text:p>46,53554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BAROLO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mh9qqa6wb2vpzv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cina Francia</text:p>
          </table:table-cell>
          <table:table-cell office:value-type="string" calcext:value-type="string">
            <text:p>Giacomo Conterno</text:p>
          </table:table-cell>
          <table:table-cell office:value-type="float" office:value="46.53554" calcext:value-type="float">
            <text:p>46,53554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BAROLO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mh9qqa6wb2vpzv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cina Francia</text:p>
          </table:table-cell>
          <table:table-cell office:value-type="string" calcext:value-type="string">
            <text:p>Giacomo Conterno</text:p>
          </table:table-cell>
          <table:table-cell office:value-type="float" office:value="46.53554" calcext:value-type="float">
            <text:p>46,53554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BAROLO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mh9qqa6wb2vpzv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cina Francia</text:p>
          </table:table-cell>
          <table:table-cell office:value-type="string" calcext:value-type="string">
            <text:p>Giacomo Conterno</text:p>
          </table:table-cell>
          <table:table-cell office:value-type="float" office:value="46.53554" calcext:value-type="float">
            <text:p>46,53554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BAROLO BUSSIA VIGNA COLONNELLO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h811n9e30392yn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Colonnello</text:p>
          </table:table-cell>
          <table:table-cell office:value-type="string" calcext:value-type="string">
            <text:p>Aldo Conterno</text:p>
          </table:table-cell>
          <table:table-cell office:value-type="float" office:value="58.209328" calcext:value-type="float">
            <text:p>58,209328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BAROLO BUSSIA VIGNA ROMIRASCO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pdq3mb2vnmd3s31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Romirasco</text:p>
          </table:table-cell>
          <table:table-cell office:value-type="string" calcext:value-type="string">
            <text:p>Aldo Conterno</text:p>
          </table:table-cell>
          <table:table-cell office:value-type="float" office:value="59.59104" calcext:value-type="float">
            <text:p>59,59104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BAROLO GRANBUSSIA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x8c6dwz8dg1z4bm9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Granbussia</text:p>
          </table:table-cell>
          <table:table-cell office:value-type="string" calcext:value-type="string">
            <text:p>Aldo Conterno</text:p>
          </table:table-cell>
          <table:table-cell office:value-type="float" office:value="50.417404" calcext:value-type="float">
            <text:p>50,417404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ES PRIMITIVO DI MANDURIA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hbdtt267b62c61jz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 Primitivo di Manduria</text:p>
          </table:table-cell>
          <table:table-cell office:value-type="string" calcext:value-type="string">
            <text:p>Gianfranco Fino</text:p>
          </table:table-cell>
          <table:table-cell office:value-type="float" office:value="46.23595" calcext:value-type="float">
            <text:p>46,23595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JO NEGROAMARO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hbgarrg0k1c68vct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o Negroamaro Salento</text:p>
          </table:table-cell>
          <table:table-cell office:value-type="string" calcext:value-type="string">
            <text:p>Gianfranco Fino</text:p>
          </table:table-cell>
          <table:table-cell office:value-type="float" office:value="48.039284" calcext:value-type="float">
            <text:p>48,039284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GHIRARDA CARA ‘GONARE BARBAGIA ROSSO</text:p>
          </table:table-cell>
          <table:table-cell office:value-type="string" calcext:value-type="string">
            <text:p>TEULARJU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czfm88bcn3vh271fq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hirada Cara Gonare Barbagia Rosso</text:p>
          </table:table-cell>
          <table:table-cell office:value-type="string" calcext:value-type="string">
            <text:p>Teularju</text:p>
          </table:table-cell>
          <table:table-cell office:value-type="float" office:value="60.88495" calcext:value-type="float">
            <text:p>60,88495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ROCCA RUBIA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yn6fv0xhary0spszesxapv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a Rubia Carignano del Sulcis</text:p>
          </table:table-cell>
          <table:table-cell office:value-type="string" calcext:value-type="string">
            <text:p>Santadi</text:p>
          </table:table-cell>
          <table:table-cell office:value-type="float" office:value="39.248444" calcext:value-type="float">
            <text:p>39,248444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TENORES ROSSO</text:p>
          </table:table-cell>
          <table:table-cell office:value-type="string" calcext:value-type="string">
            <text:p>DETT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mw5wj56ttcr5hja39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ores Badde Nigolosu</text:p>
          </table:table-cell>
          <table:table-cell office:value-type="string" calcext:value-type="string">
            <text:p>Tenute Dettori</text:p>
          </table:table-cell>
          <table:table-cell office:value-type="float" office:value="29.308582" calcext:value-type="float">
            <text:p>29,308582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TERRE BRUNE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jm8dkrt75756qxtj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e Brune Carignano</text:p>
          </table:table-cell>
          <table:table-cell office:value-type="string" calcext:value-type="string">
            <text:p>Santadi</text:p>
          </table:table-cell>
          <table:table-cell office:value-type="float" office:value="40.28242" calcext:value-type="float">
            <text:p>40,28242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TERRE BRUNE</text:p>
          </table:table-cell>
          <table:table-cell office:value-type="string" calcext:value-type="string">
            <text:p>SANTAD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jm8dkrt75756qxtj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e Brune Carignano</text:p>
          </table:table-cell>
          <table:table-cell office:value-type="string" calcext:value-type="string">
            <text:p>Santadi</text:p>
          </table:table-cell>
          <table:table-cell office:value-type="float" office:value="40.28242" calcext:value-type="float">
            <text:p>40,28242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TURRIGA</text:p>
          </table:table-cell>
          <table:table-cell office:value-type="string" calcext:value-type="string">
            <text:p>ARGIOLA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wyrtxrwcmh0h2ma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urriga Isola dei Nuraghi</text:p>
          </table:table-cell>
          <table:table-cell office:value-type="string" calcext:value-type="string">
            <text:p>Argiolas</text:p>
          </table:table-cell>
          <table:table-cell office:value-type="float" office:value="31.415676" calcext:value-type="float">
            <text:p>31,415676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TURRIGA</text:p>
          </table:table-cell>
          <table:table-cell office:value-type="string" calcext:value-type="string">
            <text:p>ARGIOLAS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wyrtxrwcmh0h2ma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urriga Isola dei Nuraghi</text:p>
          </table:table-cell>
          <table:table-cell office:value-type="string" calcext:value-type="string">
            <text:p>Argiolas</text:p>
          </table:table-cell>
          <table:table-cell office:value-type="float" office:value="31.415676" calcext:value-type="float">
            <text:p>31,415676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ETNA ROSSO MUNJEBEL ''CLASSICO''</text:p>
          </table:table-cell>
          <table:table-cell office:value-type="string" calcext:value-type="string">
            <text:p>FRANK CORNELLISSE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bwdqt9nfpb5qxwyv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nJebel Rosso</text:p>
          </table:table-cell>
          <table:table-cell office:value-type="string" calcext:value-type="string">
            <text:p>Frank Cornelissen</text:p>
          </table:table-cell>
          <table:table-cell office:value-type="float" office:value="48.602654" calcext:value-type="float">
            <text:p>48,602654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ETNA ROSSO MUNJEBEL ''VA'' VIGNE ALTE</text:p>
          </table:table-cell>
          <table:table-cell office:value-type="string" calcext:value-type="string">
            <text:p>FRANK CORNELLISSE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c2rhybrnf56sza84c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nJebel VA (Vigne Alte) Rosso</text:p>
          </table:table-cell>
          <table:table-cell office:value-type="string" calcext:value-type="string">
            <text:p>Frank Cornelissen</text:p>
          </table:table-cell>
          <table:table-cell office:value-type="float" office:value="60.34577" calcext:value-type="float">
            <text:p>60,34577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TANCREDI DOLCE&amp;GABBANA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jm7zs3xmrc0qwvps5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ncredi Edizione Limitata Dolce &amp; Gabbana</text:p>
          </table:table-cell>
          <table:table-cell office:value-type="string" calcext:value-type="string">
            <text:p>Donnafugata</text:p>
          </table:table-cell>
          <table:table-cell office:value-type="float" office:value="45.131157" calcext:value-type="float">
            <text:p>45,131157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CAMARTINA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bdcmkskes5qrt5b1h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Camartina</text:p>
          </table:table-cell>
          <table:table-cell office:value-type="string" calcext:value-type="string">
            <text:p>Querciabella</text:p>
          </table:table-cell>
          <table:table-cell office:value-type="float" office:value="39.05565" calcext:value-type="float">
            <text:p>39,05565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COEVO</text:p>
          </table:table-cell>
          <table:table-cell office:value-type="string" calcext:value-type="string">
            <text:p>CECCH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1cfxvh7ytrmz9gp2q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evo Toscana</text:p>
          </table:table-cell>
          <table:table-cell office:value-type="string" calcext:value-type="string">
            <text:p>Cecchi</text:p>
          </table:table-cell>
          <table:table-cell office:value-type="float" office:value="35.66381" calcext:value-type="float">
            <text:p>35,66381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COEVO</text:p>
          </table:table-cell>
          <table:table-cell office:value-type="string" calcext:value-type="string">
            <text:p>CECCH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1cfxvh7ytrmz9gp2q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evo Toscana</text:p>
          </table:table-cell>
          <table:table-cell office:value-type="string" calcext:value-type="string">
            <text:p>Cecchi</text:p>
          </table:table-cell>
          <table:table-cell office:value-type="float" office:value="35.66381" calcext:value-type="float">
            <text:p>35,66381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IL BRUCIAT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2q2hmw4ae4sbrw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Guado al Tasso Il Bruciato Bolgheri</text:p>
          </table:table-cell>
          <table:table-cell office:value-type="string" calcext:value-type="string">
            <text:p>Antinori</text:p>
          </table:table-cell>
          <table:table-cell office:value-type="float" office:value="34.01822" calcext:value-type="float">
            <text:p>34,01822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IL BRUCIAT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2q2hmw4ae4sbrw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Guado al Tasso Il Bruciato Bolgheri</text:p>
          </table:table-cell>
          <table:table-cell office:value-type="string" calcext:value-type="string">
            <text:p>Antinori</text:p>
          </table:table-cell>
          <table:table-cell office:value-type="float" office:value="34.01822" calcext:value-type="float">
            <text:p>34,01822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MONTESODI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h5qdj4072pefp8g3h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sodi Jorinde Voigt</text:p>
          </table:table-cell>
          <table:table-cell office:value-type="string" calcext:value-type="string">
            <text:p>Frescobaldi</text:p>
          </table:table-cell>
          <table:table-cell office:value-type="float" office:value="35.425026" calcext:value-type="float">
            <text:p>35,425026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PETRA</text:p>
          </table:table-cell>
          <table:table-cell office:value-type="string" calcext:value-type="string">
            <text:p>PETRA WINE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31.842411" calcext:value-type="float">
            <text:p>31,84241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CHIANTI CLASSICO BIO TERRAZZE SAN LEONINO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080avd8m0x6ta2hp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zze San Leolino Gran Selezione Chianti Classico</text:p>
          </table:table-cell>
          <table:table-cell office:value-type="string" calcext:value-type="string">
            <text:p>Fontodi</text:p>
          </table:table-cell>
          <table:table-cell office:value-type="float" office:value="50.46831" calcext:value-type="float">
            <text:p>50,46831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CHIANTI CLASSICO VIGNA DEL SORBO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v46xjep6nfh54zemwmhwq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Vigna del Sorbo</text:p>
          </table:table-cell>
          <table:table-cell office:value-type="string" calcext:value-type="string">
            <text:p>Fontodi</text:p>
          </table:table-cell>
          <table:table-cell office:value-type="float" office:value="49.105812" calcext:value-type="float">
            <text:p>49,105812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CHIANTI CLASSICO CASTELLO DI AMA VIGNETO LA CASUCCIA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5r52yc8xcfn7xh7q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o La Casuccia Chianti Classico Gran Selezione</text:p>
          </table:table-cell>
          <table:table-cell office:value-type="string" calcext:value-type="string">
            <text:p>Castello di Ama</text:p>
          </table:table-cell>
          <table:table-cell office:value-type="float" office:value="47.804367" calcext:value-type="float">
            <text:p>47,804367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CHIANTI CLASSICO CASTELLO DI AMA SAN LORENZO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y6gja7fn0tpxa4j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Vigneto Gran Selezione San Lorenzo</text:p>
          </table:table-cell>
          <table:table-cell office:value-type="string" calcext:value-type="string">
            <text:p>Castello di Ama</text:p>
          </table:table-cell>
          <table:table-cell office:value-type="float" office:value="44.143784" calcext:value-type="float">
            <text:p>44,143784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CHIANTI CLASSICO</text:p>
          </table:table-cell>
          <table:table-cell office:value-type="string" calcext:value-type="string">
            <text:p>CASTELLARE DI CASTELLIN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06zwcsc4b3znqxg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are</text:p>
          </table:table-cell>
          <table:table-cell office:value-type="float" office:value="34.671295" calcext:value-type="float">
            <text:p>34,671295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CHIANTI CLASSICO</text:p>
          </table:table-cell>
          <table:table-cell office:value-type="string" calcext:value-type="string">
            <text:p>CASTELLARE DI CASTELLIN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06zwcsc4b3znqxg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are</text:p>
          </table:table-cell>
          <table:table-cell office:value-type="float" office:value="34.671295" calcext:value-type="float">
            <text:p>34,671295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I SODI DI SAN NICCOLO'</text:p>
          </table:table-cell>
          <table:table-cell office:value-type="string" calcext:value-type="string">
            <text:p>CASTELLARE DI CASTELLIN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y2hxt8mx9sfhqn7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I Sodi di San Niccolo</text:p>
          </table:table-cell>
          <table:table-cell office:value-type="string" calcext:value-type="string">
            <text:p>Castellare</text:p>
          </table:table-cell>
          <table:table-cell office:value-type="float" office:value="48.360146" calcext:value-type="float">
            <text:p>48,360146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FLACCIANELLO DELLA PIEVE BIO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5.657322" calcext:value-type="float">
            <text:p>55,657322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FLACCIANELLO DELLA PIEVE BIO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5.657322" calcext:value-type="float">
            <text:p>55,657322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FLACCIANELLO DELLA PIEVE BIO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5.657322" calcext:value-type="float">
            <text:p>55,657322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38.08645" calcext:value-type="float">
            <text:p>38,08645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LUCE</text:p>
          </table:table-cell>
          <table:table-cell office:value-type="string" calcext:value-type="string">
            <text:p>TENUTA LUCE FRESCOB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35.53663" calcext:value-type="float">
            <text:p>35,53663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UCE</text:p>
          </table:table-cell>
          <table:table-cell office:value-type="string" calcext:value-type="string">
            <text:p>TENUTA LUCE FRESCOBALD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35.53663" calcext:value-type="float">
            <text:p>35,53663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LUCE</text:p>
          </table:table-cell>
          <table:table-cell office:value-type="string" calcext:value-type="string">
            <text:p>TENUTA LUCE FRESCOB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35.53663" calcext:value-type="float">
            <text:p>35,53663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LUCE</text:p>
          </table:table-cell>
          <table:table-cell office:value-type="string" calcext:value-type="string">
            <text:p>TENUTA LUCE FRESCOB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9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35.53663" calcext:value-type="float">
            <text:p>35,53663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LUX VITIS</text:p>
          </table:table-cell>
          <table:table-cell office:value-type="string" calcext:value-type="string">
            <text:p>TENUTA LUCE FRESCOBAL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mw209dh7a4h3dj5hv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Tenuta Luce</text:p>
          </table:table-cell>
          <table:table-cell office:value-type="float" office:value="42.6858" calcext:value-type="float">
            <text:p>42,6858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LUCENTE</text:p>
          </table:table-cell>
          <table:table-cell office:value-type="string" calcext:value-type="string">
            <text:p>TENUTA LUCE FRESCOBALD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m9t1289514mmb8xrf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Tenuta Luce</text:p>
          </table:table-cell>
          <table:table-cell office:value-type="float" office:value="38.685368" calcext:value-type="float">
            <text:p>38,685368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Tignanello 'Solaia'</text:p>
          </table:table-cell>
          <table:table-cell office:value-type="string" calcext:value-type="string">
            <text:p>Antinori</text:p>
          </table:table-cell>
          <table:table-cell office:value-type="float" office:value="33.06343" calcext:value-type="float">
            <text:p>33,06343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Tignanello 'Solaia'</text:p>
          </table:table-cell>
          <table:table-cell office:value-type="string" calcext:value-type="string">
            <text:p>Antinori</text:p>
          </table:table-cell>
          <table:table-cell office:value-type="float" office:value="33.06343" calcext:value-type="float">
            <text:p>33,06343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5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Tignanello 'Solaia'</text:p>
          </table:table-cell>
          <table:table-cell office:value-type="string" calcext:value-type="string">
            <text:p>Antinori</text:p>
          </table:table-cell>
          <table:table-cell office:value-type="float" office:value="33.06343" calcext:value-type="float">
            <text:p>33,06343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8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9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PARADISO DI MANFRE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sahzfkv8pft8yj3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Il Paradiso di Manfredi</text:p>
          </table:table-cell>
          <table:table-cell office:value-type="float" office:value="43.57646" calcext:value-type="float">
            <text:p>43,57646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BRUNELLO DI MONTALCINO</text:p>
          </table:table-cell>
          <table:table-cell office:value-type="string" calcext:value-type="string">
            <text:p>PARADISO DI MANFRED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sahzfkv8pft8yj3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Il Paradiso di Manfredi</text:p>
          </table:table-cell>
          <table:table-cell office:value-type="float" office:value="43.57646" calcext:value-type="float">
            <text:p>43,57646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BRUNELLO DI MONTALCINO LUCE</text:p>
          </table:table-cell>
          <table:table-cell office:value-type="string" calcext:value-type="string">
            <text:p>TENUTA LUCE MONTALC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q8trqgcg35yx9h0q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Brunello di Montalcino</text:p>
          </table:table-cell>
          <table:table-cell office:value-type="string" calcext:value-type="string">
            <text:p>Tenuta Luce</text:p>
          </table:table-cell>
          <table:table-cell office:value-type="float" office:value="45.81599" calcext:value-type="float">
            <text:p>45,81599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BRUNELLO DI MONTALCINO RIS. CERRETALTO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w0zs009rtydt0mm7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rretalto Brunello di Montalcino</text:p>
          </table:table-cell>
          <table:table-cell office:value-type="string" calcext:value-type="string">
            <text:p>Casanova di Neri</text:p>
          </table:table-cell>
          <table:table-cell office:value-type="float" office:value="59.136444" calcext:value-type="float">
            <text:p>59,136444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BRUNELLO DI MONTALCINO RISERVA MADONNA DELLE GRAZIE</text:p>
          </table:table-cell>
          <table:table-cell office:value-type="string" calcext:value-type="string">
            <text:p>docg Brunello di Montalci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csbxxjnfjcr42tjtp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Cantina di Montalcino</text:p>
          </table:table-cell>
          <table:table-cell office:value-type="float" office:value="39.535164" calcext:value-type="float">
            <text:p>39,535164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BRUNELLO DI MONTALCINO VIGNA MONTOSOLI</text:p>
          </table:table-cell>
          <table:table-cell office:value-type="string" calcext:value-type="string">
            <text:p>docg Brunello di Montalci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37.942642" calcext:value-type="float">
            <text:p>37,942642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LE SERRE NUOVE</text:p>
          </table:table-cell>
          <table:table-cell office:value-type="string" calcext:value-type="string">
            <text:p>TENUTA DELL’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4h7xx4hv71hrs77zk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Vigne Nuove Sangiovese</text:p>
          </table:table-cell>
          <table:table-cell office:value-type="string" calcext:value-type="string">
            <text:p>Drei Donà - Tenuta La Palazza</text:p>
          </table:table-cell>
          <table:table-cell office:value-type="float" office:value="18.20332" calcext:value-type="float">
            <text:p>18,20332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GUADO AL TASS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xb1ke92qa2sv7v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Guado al Tasso Matarocchio</text:p>
          </table:table-cell>
          <table:table-cell office:value-type="string" calcext:value-type="string">
            <text:p>Antinori</text:p>
          </table:table-cell>
          <table:table-cell office:value-type="float" office:value="43.376717" calcext:value-type="float">
            <text:p>43,376717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GUADO AL TASS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xb1ke92qa2sv7v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Guado al Tasso Matarocchio</text:p>
          </table:table-cell>
          <table:table-cell office:value-type="string" calcext:value-type="string">
            <text:p>Antinori</text:p>
          </table:table-cell>
          <table:table-cell office:value-type="float" office:value="43.376717" calcext:value-type="float">
            <text:p>43,376717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/>
          <table:table-cell table:number-columns-repeated="2" office:value-type="string" calcext:value-type="string">
            <text:p>SAPAI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dh0zytr41adyza5y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aio Bolgheri Volpolo</text:p>
          </table:table-cell>
          <table:table-cell office:value-type="string" calcext:value-type="string">
            <text:p>Podere Sapaio</text:p>
          </table:table-cell>
          <table:table-cell office:value-type="float" office:value="29.484886" calcext:value-type="float">
            <text:p>29,484886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/>
          <table:table-cell table:number-columns-repeated="2" office:value-type="string" calcext:value-type="string">
            <text:p>SAPAI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dh0zytr41adyza5y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aio Bolgheri Volpolo</text:p>
          </table:table-cell>
          <table:table-cell office:value-type="string" calcext:value-type="string">
            <text:p>Podere Sapaio</text:p>
          </table:table-cell>
          <table:table-cell office:value-type="float" office:value="29.484886" calcext:value-type="float">
            <text:p>29,484886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MAGAR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p8p767re0qdjjj1p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'Marcanda Magari</text:p>
          </table:table-cell>
          <table:table-cell office:value-type="string" calcext:value-type="string">
            <text:p>Gaja</text:p>
          </table:table-cell>
          <table:table-cell office:value-type="float" office:value="34.91822" calcext:value-type="float">
            <text:p>34,91822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SASSICAIA Doppio Magnum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SASSICAIA Doppio Magnum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SASSICAIA Doppio Magnum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4.90496" calcext:value-type="float">
            <text:p>44,90496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CABERNET SAUVIGNON 213/1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ugum Merlot - Cabernet Sauvignon</text:p>
          </table:table-cell>
          <table:table-cell office:value-type="string" calcext:value-type="string">
            <text:p>Peter Dipoli</text:p>
          </table:table-cell>
          <table:table-cell office:value-type="float" office:value="41.93111" calcext:value-type="float">
            <text:p>41,93111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CUVEE' STAFFELFELD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Staffelfeld Cabernet - Merlot</text:p>
          </table:table-cell>
          <table:table-cell office:value-type="string" calcext:value-type="string">
            <text:p>Andreas Baron Widmann</text:p>
          </table:table-cell>
          <table:table-cell office:value-type="float" office:value="44.002213" calcext:value-type="float">
            <text:p>44,002213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CUVEE' STAFFELFELD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Staffelfeld Cabernet - Merlot</text:p>
          </table:table-cell>
          <table:table-cell office:value-type="string" calcext:value-type="string">
            <text:p>Andreas Baron Widmann</text:p>
          </table:table-cell>
          <table:table-cell office:value-type="float" office:value="44.002213" calcext:value-type="float">
            <text:p>44,002213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ESEGESI</text:p>
          </table:table-cell>
          <table:table-cell office:value-type="string" calcext:value-type="string">
            <text:p>ROS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099852t8aeyh4dx2k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segesi Vallagarina</text:p>
          </table:table-cell>
          <table:table-cell office:value-type="string" calcext:value-type="string">
            <text:p>Eugenio Rosi</text:p>
          </table:table-cell>
          <table:table-cell office:value-type="float" office:value="23.621437" calcext:value-type="float">
            <text:p>23,621437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FIHL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zek1bgbjcw1vqbme07w4v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hl Merlot</text:p>
          </table:table-cell>
          <table:table-cell office:value-type="string" calcext:value-type="string">
            <text:p>Peter Dipoli</text:p>
          </table:table-cell>
          <table:table-cell office:value-type="float" office:value="47.19507" calcext:value-type="float">
            <text:p>47,19507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IUGUM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ugum Merlot - Cabernet Sauvignon</text:p>
          </table:table-cell>
          <table:table-cell office:value-type="string" calcext:value-type="string">
            <text:p>Peter Dipoli</text:p>
          </table:table-cell>
          <table:table-cell office:value-type="float" office:value="48.380264" calcext:value-type="float">
            <text:p>48,380264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IUGUM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ugum Merlot - Cabernet Sauvignon</text:p>
          </table:table-cell>
          <table:table-cell office:value-type="string" calcext:value-type="string">
            <text:p>Peter Dipoli</text:p>
          </table:table-cell>
          <table:table-cell office:value-type="float" office:value="48.380264" calcext:value-type="float">
            <text:p>48,380264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LAGREIN RISERVA DI ORA IN ORA</text:p>
          </table:table-cell>
          <table:table-cell office:value-type="string" calcext:value-type="string">
            <text:p>CANTINA CARLOT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4vm0hjzj9mpj4tbwe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erruccio Carlotto</text:p>
          </table:table-cell>
          <table:table-cell office:value-type="float" office:value="34.9031" calcext:value-type="float">
            <text:p>34,9031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LAGREIN RISERVA PORPHYR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 (Terlano)</text:p>
          </table:table-cell>
          <table:table-cell office:value-type="float" office:value="58.44566" calcext:value-type="float">
            <text:p>58,44566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LAGREIN RISERVA PORPHYR</text:p>
          </table:table-cell>
          <table:table-cell office:value-type="string" calcext:value-type="string">
            <text:p>TERLA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 (Terlano)</text:p>
          </table:table-cell>
          <table:table-cell office:value-type="float" office:value="58.44566" calcext:value-type="float">
            <text:p>58,44566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5.4915" calcext:value-type="float">
            <text:p>45,4915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LAGREIN RISERVA CASTEL RING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6y83ba9q9yymzgv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60.58156" calcext:value-type="float">
            <text:p>60,58156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PINOT NERO PATRICI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smf95bvw0mp9sxwy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tricia Pinot Noir</text:p>
          </table:table-cell>
          <table:table-cell office:value-type="string" calcext:value-type="string">
            <text:p>Girlan</text:p>
          </table:table-cell>
          <table:table-cell office:value-type="float" office:value="37.192963" calcext:value-type="float">
            <text:p>37,192963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PINOT NERO RISERVA TRATTMA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ttmann Pinot Noir Riserva</text:p>
          </table:table-cell>
          <table:table-cell office:value-type="string" calcext:value-type="string">
            <text:p>Girlan</text:p>
          </table:table-cell>
          <table:table-cell office:value-type="float" office:value="40.23463" calcext:value-type="float">
            <text:p>40,23463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PINOT NERO RISERVA MONTICOL</text:p>
          </table:table-cell>
          <table:table-cell office:value-type="string" calcext:value-type="string">
            <text:p>CANTINA TERLAN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Terlan (Terlano)</text:p>
          </table:table-cell>
          <table:table-cell office:value-type="float" office:value="53.382595" calcext:value-type="float">
            <text:p>53,382595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PINOT NERO FILARI DI MAZZON</text:p>
          </table:table-cell>
          <table:table-cell office:value-type="string" calcext:value-type="string">
            <text:p>CANTINA CARLOTT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4rvs6qaxj9sdpw9x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Ferruccio Carlotto</text:p>
          </table:table-cell>
          <table:table-cell office:value-type="float" office:value="31.806568" calcext:value-type="float">
            <text:p>31,806568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SAN LEONARDO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4.061256" calcext:value-type="float">
            <text:p>44,061256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SAN LEONARDO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5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4.061256" calcext:value-type="float">
            <text:p>44,061256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SAN LEONARDO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6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4.061256" calcext:value-type="float">
            <text:p>44,061256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SAN LEONARDO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JEROBOAM</text:p>
          </table:table-cell>
          <table:table-cell office:value-type="string" calcext:value-type="string">
            <text:p>2015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4.061256" calcext:value-type="float">
            <text:p>44,061256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SAN LEONARDO 6 l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4.061256" calcext:value-type="float">
            <text:p>44,061256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TEROLDEGO ROTALIANO</text:p>
          </table:table-cell>
          <table:table-cell office:value-type="string" calcext:value-type="string">
            <text:p>DE VESCOVI HULZBACH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ep43461acqgvrpc7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Rotaliano</text:p>
          </table:table-cell>
          <table:table-cell office:value-type="string" calcext:value-type="string">
            <text:p>De Vescovi Ulzbach</text:p>
          </table:table-cell>
          <table:table-cell office:value-type="float" office:value="55.314556" calcext:value-type="float">
            <text:p>55,314556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CHATEAU HAUT-MARBUZET</text:p>
          </table:table-cell>
          <table:table-cell office:value-type="string" calcext:value-type="string">
            <text:p>DUBOSQ ET FILL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n4bvk26c38xf1j6j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Haut Bardin Cuvée Terroir Bordeaux</text:p>
          </table:table-cell>
          <table:table-cell office:value-type="string" calcext:value-type="string">
            <text:p>Christian Dumas et Fils</text:p>
          </table:table-cell>
          <table:table-cell office:value-type="float" office:value="20.478344" calcext:value-type="float">
            <text:p>20,478344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/>
          <table:table-cell table:number-columns-repeated="2" office:value-type="string" calcext:value-type="string">
            <text:p>CHATEAU DE PEZ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b4rjfd1z0t7tw7yjpsk2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'Eclat de Tour de Pez Saint-Estèphe</text:p>
          </table:table-cell>
          <table:table-cell office:value-type="string" calcext:value-type="string">
            <text:p>Château Tour de Pez</text:p>
          </table:table-cell>
          <table:table-cell office:value-type="float" office:value="29.810955" calcext:value-type="float">
            <text:p>29,810955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/>
          <table:table-cell table:number-columns-repeated="2" office:value-type="string" calcext:value-type="string">
            <text:p>CHATEAU PALM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f5ansemx1bbg5c0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er Ego de Château Palmer</text:p>
          </table:table-cell>
          <table:table-cell office:value-type="string" calcext:value-type="string">
            <text:p>Chateau Palmer</text:p>
          </table:table-cell>
          <table:table-cell office:value-type="float" office:value="34.762505" calcext:value-type="float">
            <text:p>34,762505</text:p>
          </table:table-cell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/>
          <table:table-cell table:number-columns-repeated="2" office:value-type="string" calcext:value-type="string">
            <text:p>CHATEAU GISCOUR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x860bnccfgq1qzj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iscours (Grand Cru Classé)</text:p>
          </table:table-cell>
          <table:table-cell office:value-type="string" calcext:value-type="string">
            <text:p>Château Giscours</text:p>
          </table:table-cell>
          <table:table-cell office:value-type="float" office:value="44.33484" calcext:value-type="float">
            <text:p>44,33484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/>
          <table:table-cell table:number-columns-repeated="2" office:value-type="string" calcext:value-type="string">
            <text:p>CHATEAU HAUT BRI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nf442xq49cezwjg9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larence de Haut Brion Pessac-Léognan (Château Bahans Haut-Brion)</text:p>
          </table:table-cell>
          <table:table-cell office:value-type="string" calcext:value-type="string">
            <text:p>Château Haut-Brion</text:p>
          </table:table-cell>
          <table:table-cell office:value-type="float" office:value="46.644985" calcext:value-type="float">
            <text:p>46,644985</text:p>
          </table:table-cell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/>
          <table:table-cell table:number-columns-repeated="2" office:value-type="string" calcext:value-type="string">
            <text:p>CHATEAU HAUT BRI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0</text:p>
          </table:table-cell>
          <table:table-cell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nf442xq49cezwjg9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larence de Haut Brion Pessac-Léognan (Château Bahans Haut-Brion)</text:p>
          </table:table-cell>
          <table:table-cell office:value-type="string" calcext:value-type="string">
            <text:p>Château Haut-Brion</text:p>
          </table:table-cell>
          <table:table-cell office:value-type="float" office:value="46.644985" calcext:value-type="float">
            <text:p>46,644985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/>
          <table:table-cell table:number-columns-repeated="2" office:value-type="string" calcext:value-type="string">
            <text:p>CHATEAU PONTET CAN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q43asexxmagq1g02z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Hauts de Pontet-Canet Pauillac</text:p>
          </table:table-cell>
          <table:table-cell office:value-type="string" calcext:value-type="string">
            <text:p>Château Pontet-Canet</text:p>
          </table:table-cell>
          <table:table-cell office:value-type="float" office:value="47.947395" calcext:value-type="float">
            <text:p>47,947395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/>
          <table:table-cell table:number-columns-repeated="2" office:value-type="string" calcext:value-type="string">
            <text:p>CHATEAU DUHART-MIL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6h0pvrew6tqwxj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ulin de Duhart Pauillac</text:p>
          </table:table-cell>
          <table:table-cell office:value-type="string" calcext:value-type="string">
            <text:p>Château Duhart-Milon</text:p>
          </table:table-cell>
          <table:table-cell office:value-type="float" office:value="47.767128" calcext:value-type="float">
            <text:p>47,767128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CHATEAU HAUT-BATAILLEY</text:p>
          </table:table-cell>
          <table:table-cell office:value-type="string" calcext:value-type="string">
            <text:p>CHATEAU HAUT BATAILLE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40mhzw1wrmhmtz1x7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ons de Batailley</text:p>
          </table:table-cell>
          <table:table-cell office:value-type="string" calcext:value-type="string">
            <text:p>Château Batailley</text:p>
          </table:table-cell>
          <table:table-cell office:value-type="float" office:value="41.14507" calcext:value-type="float">
            <text:p>41,14507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CHATEAU LAFITE ROTHSCHILD</text:p>
          </table:table-cell>
          <table:table-cell office:value-type="string" calcext:value-type="string">
            <text:p>DOMAINE BARONS DE ROTHSCHIL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awsmm8dswnag5xv6z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Lafite Caro Lafitl Merlot Bordeaux Supérieur</text:p>
          </table:table-cell>
          <table:table-cell office:value-type="string" calcext:value-type="string">
            <text:p>Barons de Rothschild (Lafite)</text:p>
          </table:table-cell>
          <table:table-cell office:value-type="float" office:value="41.095245" calcext:value-type="float">
            <text:p>41,095245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CHATEAU LATOUR</text:p>
          </table:table-cell>
          <table:table-cell office:value-type="string" calcext:value-type="string">
            <text:p>DOMAINE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bdkw55s4kcvx6hfzw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ppillons de Château Latour</text:p>
          </table:table-cell>
          <table:table-cell office:value-type="string" calcext:value-type="string">
            <text:p>Château Latour</text:p>
          </table:table-cell>
          <table:table-cell office:value-type="float" office:value="26.897078" calcext:value-type="float">
            <text:p>26,897078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CHATEAU LAFITE ROTHSCHILD</text:p>
          </table:table-cell>
          <table:table-cell office:value-type="string" calcext:value-type="string">
            <text:p>DOMAINE BARONS DE ROTHSCHIL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8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awsmm8dswnag5xv6z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Lafite Caro Lafitl Merlot Bordeaux Supérieur</text:p>
          </table:table-cell>
          <table:table-cell office:value-type="string" calcext:value-type="string">
            <text:p>Barons de Rothschild (Lafite)</text:p>
          </table:table-cell>
          <table:table-cell office:value-type="float" office:value="41.095245" calcext:value-type="float">
            <text:p>41,095245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CARRUADES DE LAFITE</text:p>
          </table:table-cell>
          <table:table-cell office:value-type="string" calcext:value-type="string">
            <text:p>DOMAINE BARONS DE ROTHSCHIL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awsmm8dswnag5xv6z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Lafite Caro Lafitl Merlot Bordeaux Supérieur</text:p>
          </table:table-cell>
          <table:table-cell office:value-type="string" calcext:value-type="string">
            <text:p>Barons de Rothschild (Lafite)</text:p>
          </table:table-cell>
          <table:table-cell office:value-type="float" office:value="37.805653" calcext:value-type="float">
            <text:p>37,805653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CHATEAU MOUTON ROTHSCHILD</text:p>
          </table:table-cell>
          <table:table-cell office:value-type="string" calcext:value-type="string">
            <text:p>MOUTON ROTHSCHIL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88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</text:p>
          </table:table-cell>
          <table:table-cell office:value-type="string" calcext:value-type="string">
            <text:p>Château Mouton Rothschild</text:p>
          </table:table-cell>
          <table:table-cell office:value-type="float" office:value="49.214825" calcext:value-type="float">
            <text:p>49,214825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CHATEAU MOUTON ROTHSCHILD</text:p>
          </table:table-cell>
          <table:table-cell office:value-type="string" calcext:value-type="string">
            <text:p>MOUTON ROTHSCHIL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83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</text:p>
          </table:table-cell>
          <table:table-cell office:value-type="string" calcext:value-type="string">
            <text:p>Château Mouton Rothschild</text:p>
          </table:table-cell>
          <table:table-cell office:value-type="float" office:value="49.214825" calcext:value-type="float">
            <text:p>49,214825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ESPERANCE DE TROTANOY</text:p>
          </table:table-cell>
          <table:table-cell office:value-type="string" calcext:value-type="string">
            <text:p>CHATEAU TROTANO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nywc3bcrtp0skeb1pc0mf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spérance de Trotanoy Pomerol</text:p>
          </table:table-cell>
          <table:table-cell office:value-type="string" calcext:value-type="string">
            <text:p>Château Trotanoy</text:p>
          </table:table-cell>
          <table:table-cell office:value-type="float" office:value="55.077614" calcext:value-type="float">
            <text:p>55,077614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/>
          <table:table-cell table:number-columns-repeated="2" office:value-type="string" calcext:value-type="string">
            <text:p>CHATEAU LA FLEUR-PETRU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sykpb5bc4p680g2sf4b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cond du Chateau La Fleur Saint-Émilion</text:p>
          </table:table-cell>
          <table:table-cell office:value-type="string" calcext:value-type="string">
            <text:p>Château La Fleur</text:p>
          </table:table-cell>
          <table:table-cell office:value-type="float" office:value="34.402702" calcext:value-type="float">
            <text:p>34,402702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/>
          <table:table-cell table:number-columns-repeated="2" office:value-type="string" calcext:value-type="string">
            <text:p>CHATEAU L'EVANGIL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6000" calcext:value-type="float">
            <text:p>4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3gr8fwgp6s2txg5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son de L’Evangile Pomerol</text:p>
          </table:table-cell>
          <table:table-cell office:value-type="string" calcext:value-type="string">
            <text:p>Château l'Évangile</text:p>
          </table:table-cell>
          <table:table-cell office:value-type="float" office:value="43.82515" calcext:value-type="float">
            <text:p>43,82515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/>
          <table:table-cell table:number-columns-repeated="2" office:value-type="string" calcext:value-type="string">
            <text:p>CHATEAU LA CONSEILLANT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rdmxgjzg6ejwjz4x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uo de Conseillante Pomerol</text:p>
          </table:table-cell>
          <table:table-cell office:value-type="string" calcext:value-type="string">
            <text:p>Château La Conseillante</text:p>
          </table:table-cell>
          <table:table-cell office:value-type="float" office:value="44.40754" calcext:value-type="float">
            <text:p>44,40754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CHATEAU LAFLEUR-GAZIN</text:p>
          </table:table-cell>
          <table:table-cell office:value-type="string" calcext:value-type="string">
            <text:p>LAFLEUR-GAZ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a2amsthaysqgywbx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azin Pomerol</text:p>
          </table:table-cell>
          <table:table-cell office:value-type="string" calcext:value-type="string">
            <text:p>Château Gazin</text:p>
          </table:table-cell>
          <table:table-cell office:value-type="float" office:value="34.003284" calcext:value-type="float">
            <text:p>34,003284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CHATEAU LAFLEUR-GAZIN</text:p>
          </table:table-cell>
          <table:table-cell office:value-type="string" calcext:value-type="string">
            <text:p>LAFLEUR-GAZ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a2amsthaysqgywbx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azin Pomerol</text:p>
          </table:table-cell>
          <table:table-cell office:value-type="string" calcext:value-type="string">
            <text:p>Château Gazin</text:p>
          </table:table-cell>
          <table:table-cell office:value-type="float" office:value="34.003284" calcext:value-type="float">
            <text:p>34,003284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CHATEAU LA GRAVE</text:p>
          </table:table-cell>
          <table:table-cell office:value-type="string" calcext:value-type="string">
            <text:p>TRIGANT DE BOISS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qvvg3awcke97hrp69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hartreuse de Trigant Pessac-Léognan</text:p>
          </table:table-cell>
          <table:table-cell office:value-type="string" calcext:value-type="string">
            <text:p>Château Trigant</text:p>
          </table:table-cell>
          <table:table-cell office:value-type="float" office:value="25.040354" calcext:value-type="float">
            <text:p>25,040354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CHATEAU LA GRAVE</text:p>
          </table:table-cell>
          <table:table-cell office:value-type="string" calcext:value-type="string">
            <text:p>TRIGANT DE BOISS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qvvg3awcke97hrp69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hartreuse de Trigant Pessac-Léognan</text:p>
          </table:table-cell>
          <table:table-cell office:value-type="string" calcext:value-type="string">
            <text:p>Château Trigant</text:p>
          </table:table-cell>
          <table:table-cell office:value-type="float" office:value="25.040354" calcext:value-type="float">
            <text:p>25,040354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CHATEAU LATOUR A POMEROL</text:p>
          </table:table-cell>
          <table:table-cell office:value-type="string" calcext:value-type="string">
            <text:p>CHATEAU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bdkw55s4kcvx6hfzw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ppillons de Château Latour</text:p>
          </table:table-cell>
          <table:table-cell office:value-type="string" calcext:value-type="string">
            <text:p>Château Latour</text:p>
          </table:table-cell>
          <table:table-cell office:value-type="float" office:value="33.482643" calcext:value-type="float">
            <text:p>33,482643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CHATEAU LATOUR A POMEROL</text:p>
          </table:table-cell>
          <table:table-cell office:value-type="string" calcext:value-type="string">
            <text:p>CHATEAU LA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bdkw55s4kcvx6hfzw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ppillons de Château Latour</text:p>
          </table:table-cell>
          <table:table-cell office:value-type="string" calcext:value-type="string">
            <text:p>Château Latour</text:p>
          </table:table-cell>
          <table:table-cell office:value-type="float" office:value="33.482643" calcext:value-type="float">
            <text:p>33,482643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CHATEAU CHEVAL BLANC</text:p>
          </table:table-cell>
          <table:table-cell office:value-type="string" calcext:value-type="string">
            <text:p>DOMAINE CHEVAL BLAN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0</text:p>
          </table:table-cell>
          <table:table-cell office:value-type="float" office:value="1550" calcext:value-type="float">
            <text:p>1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8mwve4hsqfdvftk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Cheval Saint-Émilion Grand Cru</text:p>
          </table:table-cell>
          <table:table-cell office:value-type="string" calcext:value-type="string">
            <text:p>Château Cheval Blanc</text:p>
          </table:table-cell>
          <table:table-cell office:value-type="float" office:value="34.529488" calcext:value-type="float">
            <text:p>34,529488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BOURGOGNE HAUTES COTES DE BEAUNE CLOS MARC</text:p>
          </table:table-cell>
          <table:table-cell office:value-type="string" calcext:value-type="string">
            <text:p>SYLVAIN LANGOUREAU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3mgykymw9171xfcts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Hautes-Côtes de Beaune 'Clos Marc'</text:p>
          </table:table-cell>
          <table:table-cell office:value-type="string" calcext:value-type="string">
            <text:p>Domaine Sylvain Langoureau</text:p>
          </table:table-cell>
          <table:table-cell office:value-type="float" office:value="55.771996" calcext:value-type="float">
            <text:p>55,771996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BOURGOGNE</text:p>
          </table:table-cell>
          <table:table-cell office:value-type="string" calcext:value-type="string">
            <text:p>CUVEE N. 1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vb40dzxn1x9vbgsspg7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cet Bourgogne Passetoutgrains</text:p>
          </table:table-cell>
          <table:table-cell office:value-type="string" calcext:value-type="string">
            <text:p>N. Langeron</text:p>
          </table:table-cell>
          <table:table-cell office:value-type="float" office:value="16.332317" calcext:value-type="float">
            <text:p>16,332317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BOURGOGNE</text:p>
          </table:table-cell>
          <table:table-cell office:value-type="string" calcext:value-type="string">
            <text:p>ROUG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yfegn86avme1zff6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Emmanuel Rouget</text:p>
          </table:table-cell>
          <table:table-cell office:value-type="float" office:value="19.325377" calcext:value-type="float">
            <text:p>19,325377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/>
          <table:table-cell office:value-type="string" calcext:value-type="string">
            <text:p>CHOREY LES BAUNE</text:p>
          </table:table-cell>
          <table:table-cell office:value-type="string" calcext:value-type="string">
            <text:p>DOMAINE TOLLOT-BEAU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m1tc2a3zfjc9m6pmj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orey-Lès-Beaune</text:p>
          </table:table-cell>
          <table:table-cell office:value-type="string" calcext:value-type="string">
            <text:p>Domaine Tollot-Beaut</text:p>
          </table:table-cell>
          <table:table-cell office:value-type="float" office:value="49.073593" calcext:value-type="float">
            <text:p>49,073593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FIXIN 1ER CRU CLOS DU CHAPITRE</text:p>
          </table:table-cell>
          <table:table-cell office:value-type="string" calcext:value-type="string">
            <text:p>DOMAINE DOFOULE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mg8mms246rs0hqd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xin 1er Cru 'Clos du Chapitre'</text:p>
          </table:table-cell>
          <table:table-cell office:value-type="string" calcext:value-type="string">
            <text:p>Dufouleur Père &amp; Fils</text:p>
          </table:table-cell>
          <table:table-cell office:value-type="float" office:value="36.36232" calcext:value-type="float">
            <text:p>36,36232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/>
          <table:table-cell office:value-type="string" calcext:value-type="string">
            <text:p>BOURGOGNE</text:p>
          </table:table-cell>
          <table:table-cell office:value-type="string" calcext:value-type="string">
            <text:p>ROUGE RETOUR DES FLANDRE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yfegn86avme1zff6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Emmanuel Rouget</text:p>
          </table:table-cell>
          <table:table-cell office:value-type="float" office:value="19.325377" calcext:value-type="float">
            <text:p>19,325377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GEVREY-CHAMBERTIN 1ER CRU LAVAUX SAIT-JACQUES</text:p>
          </table:table-cell>
          <table:table-cell office:value-type="string" calcext:value-type="string">
            <text:p>DENIS MORT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mxs4mptn5g50490k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Lavaux St-Jacques</text:p>
          </table:table-cell>
          <table:table-cell office:value-type="string" calcext:value-type="string">
            <text:p>Domaine Denis Mortet</text:p>
          </table:table-cell>
          <table:table-cell office:value-type="float" office:value="52.7862" calcext:value-type="float">
            <text:p>52,7862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/>
          <table:table-cell office:value-type="string" calcext:value-type="string">
            <text:p>GEVREY-CHAMBERTIN</text:p>
          </table:table-cell>
          <table:table-cell office:value-type="string" calcext:value-type="string">
            <text:p>DOMAINE MORTET ARNAU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m1xx49qa40jf7ca52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Arnaud Mortet</text:p>
          </table:table-cell>
          <table:table-cell office:value-type="float" office:value="48.191612" calcext:value-type="float">
            <text:p>48,191612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/>
          <table:table-cell office:value-type="string" calcext:value-type="string">
            <text:p>CHAMBERTIN</text:p>
          </table:table-cell>
          <table:table-cell office:value-type="string" calcext:value-type="string">
            <text:p>ARMAND ROUSSEAU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q5qza30r467hatawy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Armand Rousseau</text:p>
          </table:table-cell>
          <table:table-cell office:value-type="float" office:value="35.95854" calcext:value-type="float">
            <text:p>35,95854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string" calcext:value-type="string">
            <text:p>CHAMBERTIN</text:p>
          </table:table-cell>
          <table:table-cell office:value-type="string" calcext:value-type="string">
            <text:p>ARMAND ROUSSEAU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q5qza30r467hatawy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Armand Rousseau</text:p>
          </table:table-cell>
          <table:table-cell office:value-type="float" office:value="35.95854" calcext:value-type="float">
            <text:p>35,95854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/>
          <table:table-cell office:value-type="string" calcext:value-type="string">
            <text:p>CHAMBERTIN</text:p>
          </table:table-cell>
          <table:table-cell office:value-type="string" calcext:value-type="string">
            <text:p>ARMAND ROUSSEAU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tq5qza30r467hatawy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Armand Rousseau</text:p>
          </table:table-cell>
          <table:table-cell office:value-type="float" office:value="35.95854" calcext:value-type="float">
            <text:p>35,95854</text:p>
          </table:table-cell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/>
          <table:table-cell office:value-type="string" calcext:value-type="string">
            <text:p>MAZIS-CHAMBERTIN</text:p>
          </table:table-cell>
          <table:table-cell office:value-type="string" calcext:value-type="string">
            <text:p>LEROY-D'AUVENA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9800" calcext:value-type="float">
            <text:p>19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70wpewky42jfjcy0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is-Chambertin Grand Cru</text:p>
          </table:table-cell>
          <table:table-cell office:value-type="string" calcext:value-type="string">
            <text:p>Domaine d'Auvenay (Lalou Bize Leroy)</text:p>
          </table:table-cell>
          <table:table-cell office:value-type="float" office:value="36.30606" calcext:value-type="float">
            <text:p>36,30606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/>
          <table:table-cell office:value-type="string" calcext:value-type="string">
            <text:p>MOREY SAINT DENIS 1ER CRU CUVEE DES ALOUETTES</text:p>
          </table:table-cell>
          <table:table-cell office:value-type="string" calcext:value-type="string">
            <text:p>DOMAINE PONS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yvv1efy9ade7zzd93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y-Saint-Denis Premier Cru Cuvée des Alouettes</text:p>
          </table:table-cell>
          <table:table-cell office:value-type="string" calcext:value-type="string">
            <text:p>Domaine Ponsot</text:p>
          </table:table-cell>
          <table:table-cell office:value-type="float" office:value="47.339256" calcext:value-type="float">
            <text:p>47,339256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/>
          <table:table-cell office:value-type="string" calcext:value-type="string">
            <text:p>MOREY SAINT DENIS CLOS DES ROSIER MONOPOLE</text:p>
          </table:table-cell>
          <table:table-cell office:value-type="string" calcext:value-type="string">
            <text:p>CHANTAL REMY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8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vb3khd480egztyqf1zgk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s Rosiers Monopole Morey-Saint-Denis</text:p>
          </table:table-cell>
          <table:table-cell office:value-type="string" calcext:value-type="string">
            <text:p>Domaine Chantal Remy</text:p>
          </table:table-cell>
          <table:table-cell office:value-type="float" office:value="55.994743" calcext:value-type="float">
            <text:p>55,994743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CLOS DE LA ROCHE CUVEE VIEILLES VIGNES</text:p>
          </table:table-cell>
          <table:table-cell office:value-type="string" calcext:value-type="string">
            <text:p>DOMAINE PONS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4qcfd5mx3cbksfq1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Roche Grand Cru Cuvée Vieilles Vignes</text:p>
          </table:table-cell>
          <table:table-cell office:value-type="string" calcext:value-type="string">
            <text:p>Domaine Ponsot</text:p>
          </table:table-cell>
          <table:table-cell office:value-type="float" office:value="41.61079" calcext:value-type="float">
            <text:p>41,61079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/>
          <table:table-cell office:value-type="string" calcext:value-type="string">
            <text:p>CLOS DES LAMBRAYS</text:p>
          </table:table-cell>
          <table:table-cell office:value-type="string" calcext:value-type="string">
            <text:p>DOMAINE DES LAMBRAY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0r9v19ry5pr4p9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s Lambrays Grand Cru</text:p>
          </table:table-cell>
          <table:table-cell office:value-type="string" calcext:value-type="string">
            <text:p>Domaine des Lambrays</text:p>
          </table:table-cell>
          <table:table-cell office:value-type="float" office:value="44.965546" calcext:value-type="float">
            <text:p>44,965546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/>
          <table:table-cell office:value-type="string" calcext:value-type="string">
            <text:p>CLOS DES LAMBRAYS</text:p>
          </table:table-cell>
          <table:table-cell office:value-type="string" calcext:value-type="string">
            <text:p>DOMAINE DES LAMBRAY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0r9v19ry5pr4p9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s Lambrays Grand Cru</text:p>
          </table:table-cell>
          <table:table-cell office:value-type="string" calcext:value-type="string">
            <text:p>Domaine des Lambrays</text:p>
          </table:table-cell>
          <table:table-cell office:value-type="float" office:value="44.965546" calcext:value-type="float">
            <text:p>44,965546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/>
          <table:table-cell office:value-type="string" calcext:value-type="string">
            <text:p>CLOS DES TART</text:p>
          </table:table-cell>
          <table:table-cell office:value-type="string" calcext:value-type="string">
            <text:p>DOMAINE DU CLOS DE TAR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kpxj1s9qbxqf8vdk7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Tart Grand Cru Monopole</text:p>
          </table:table-cell>
          <table:table-cell office:value-type="string" calcext:value-type="string">
            <text:p>Domaine du Clos de Tart</text:p>
          </table:table-cell>
          <table:table-cell office:value-type="float" office:value="42.208706" calcext:value-type="float">
            <text:p>42,208706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/>
          <table:table-cell office:value-type="string" calcext:value-type="string">
            <text:p>CLOS DES TART</text:p>
          </table:table-cell>
          <table:table-cell office:value-type="string" calcext:value-type="string">
            <text:p>DOMAINE DU CLOS DE TAR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kpxj1s9qbxqf8vdk7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Tart Grand Cru Monopole</text:p>
          </table:table-cell>
          <table:table-cell office:value-type="string" calcext:value-type="string">
            <text:p>Domaine du Clos de Tart</text:p>
          </table:table-cell>
          <table:table-cell office:value-type="float" office:value="42.208706" calcext:value-type="float">
            <text:p>42,208706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/>
          <table:table-cell office:value-type="string" calcext:value-type="string">
            <text:p>CHAMBOLLE MUSIGNY 1er CRU LES SENTIERS</text:p>
          </table:table-cell>
          <table:table-cell office:value-type="string" calcext:value-type="string">
            <text:p>DOMAINE FRANCOIS FEUILL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btj7agg7rayy323pk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 Premier Cru 'Les Sentiers'</text:p>
          </table:table-cell>
          <table:table-cell office:value-type="string" calcext:value-type="string">
            <text:p>Francois Feuillet</text:p>
          </table:table-cell>
          <table:table-cell office:value-type="float" office:value="53.3147" calcext:value-type="float">
            <text:p>53,3147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CHAMBOLLE MUSIGNY</text:p>
          </table:table-cell>
          <table:table-cell office:value-type="string" calcext:value-type="string">
            <text:p>LES ATHET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sykn7h1sbsdatjsmp8z2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Les Vins Aujoux</text:p>
          </table:table-cell>
          <table:table-cell office:value-type="float" office:value="22.677351" calcext:value-type="float">
            <text:p>22,677351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MUSIGNY VIELLES VIGNES</text:p>
          </table:table-cell>
          <table:table-cell office:value-type="string" calcext:value-type="string">
            <text:p>GEORGES DE VOGU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6nj076swnymekkf46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signy Grand Cru (Cuveé Vieilles Vignes)</text:p>
          </table:table-cell>
          <table:table-cell office:value-type="string" calcext:value-type="string">
            <text:p>Domaine Comte Georges de Vogüé</text:p>
          </table:table-cell>
          <table:table-cell office:value-type="float" office:value="37.15226" calcext:value-type="float">
            <text:p>37,15226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MUSIGNY VIELLES VIGNES</text:p>
          </table:table-cell>
          <table:table-cell office:value-type="string" calcext:value-type="string">
            <text:p>GEORGES DE VOGU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6nj076swnymekkf46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signy Grand Cru (Cuveé Vieilles Vignes)</text:p>
          </table:table-cell>
          <table:table-cell office:value-type="string" calcext:value-type="string">
            <text:p>Domaine Comte Georges de Vogüé</text:p>
          </table:table-cell>
          <table:table-cell office:value-type="float" office:value="37.15226" calcext:value-type="float">
            <text:p>37,15226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/>
          <table:table-cell office:value-type="string" calcext:value-type="string">
            <text:p>MUSIGNY</text:p>
          </table:table-cell>
          <table:table-cell office:value-type="string" calcext:value-type="string">
            <text:p>FAIVELE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jsd60xd6gz6t58nm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Domaine Faiveley</text:p>
          </table:table-cell>
          <table:table-cell office:value-type="float" office:value="24.549166" calcext:value-type="float">
            <text:p>24,549166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/>
          <table:table-cell office:value-type="string" calcext:value-type="string">
            <text:p>CLOS DU VOUGEOT</text:p>
          </table:table-cell>
          <table:table-cell office:value-type="string" calcext:value-type="string">
            <text:p>FAIVELE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jsrrjnnpxmxg6g250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Vougeot Grand Cru</text:p>
          </table:table-cell>
          <table:table-cell office:value-type="string" calcext:value-type="string">
            <text:p>Domaine Faiveley</text:p>
          </table:table-cell>
          <table:table-cell office:value-type="float" office:value="26.701843" calcext:value-type="float">
            <text:p>26,701843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CLOS DU VOUGEOT VIELLES VIGNES</text:p>
          </table:table-cell>
          <table:table-cell office:value-type="string" calcext:value-type="string">
            <text:p>PONS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mwkw9bs6q49dq0g7n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Vougeot Grand Cru Cuvée Vieilles Vignes</text:p>
          </table:table-cell>
          <table:table-cell office:value-type="string" calcext:value-type="string">
            <text:p>Domaine Ponsot</text:p>
          </table:table-cell>
          <table:table-cell office:value-type="float" office:value="31.036674" calcext:value-type="float">
            <text:p>31,036674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CLOS DU VOUGEOT</text:p>
          </table:table-cell>
          <table:table-cell office:value-type="string" calcext:value-type="string">
            <text:p>CHATEAU DE LA TO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shpz3zh0y6j4g6q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Vougeot Grand Cru</text:p>
          </table:table-cell>
          <table:table-cell office:value-type="string" calcext:value-type="string">
            <text:p>Château de la Tour</text:p>
          </table:table-cell>
          <table:table-cell office:value-type="float" office:value="33.71798" calcext:value-type="float">
            <text:p>33,71798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/>
          <table:table-cell office:value-type="string" calcext:value-type="string">
            <text:p>ECHEZEAUX</text:p>
          </table:table-cell>
          <table:table-cell office:value-type="string" calcext:value-type="string">
            <text:p>DOMAINE GROS FRERE ET SOEU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rvcm2wyasvmfgp26hgz4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Échezeaux Grand Cru</text:p>
          </table:table-cell>
          <table:table-cell office:value-type="string" calcext:value-type="string">
            <text:p>Domaine Gros Frère et Soeur</text:p>
          </table:table-cell>
          <table:table-cell office:value-type="float" office:value="47.23137" calcext:value-type="float">
            <text:p>47,23137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/>
          <table:table-cell office:value-type="string" calcext:value-type="string">
            <text:p>LA ROMANEE</text:p>
          </table:table-cell>
          <table:table-cell office:value-type="string" calcext:value-type="string">
            <text:p>DOMAINE DU COMTE LIGER-BELAI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ett9e2jp5qc0jxyjg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olombiere Vosne-Romanée</text:p>
          </table:table-cell>
          <table:table-cell office:value-type="string" calcext:value-type="string">
            <text:p>Domaine du Comte Liger-Belair</text:p>
          </table:table-cell>
          <table:table-cell office:value-type="float" office:value="47.10864" calcext:value-type="float">
            <text:p>47,10864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/>
          <table:table-cell office:value-type="string" calcext:value-type="string">
            <text:p>ECHEZEAUX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p6z00d6zkzg0qp9e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Échezeaux Grand Cru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37.78892" calcext:value-type="float">
            <text:p>37,78892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/>
          <table:table-cell office:value-type="string" calcext:value-type="string">
            <text:p>GRANDS ECHEZEAUX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7akqcmczp488xcb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s-Échezeaux Grand Cru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43.26512" calcext:value-type="float">
            <text:p>43,26512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/>
          <table:table-cell office:value-type="string" calcext:value-type="string">
            <text:p>LA TACHE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8800" calcext:value-type="float">
            <text:p>8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5b32sstw2h0nxq0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Tâche Grand Cru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43.249577" calcext:value-type="float">
            <text:p>43,24957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/>
          <table:table-cell office:value-type="string" calcext:value-type="string">
            <text:p>LA TACHE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8800" calcext:value-type="float">
            <text:p>8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5b32sstw2h0nxq0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Tâche Grand Cru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43.249577" calcext:value-type="float">
            <text:p>43,249577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RICHEBOURG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5600" calcext:value-type="float">
            <text:p>5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n1tavkzeqfda3s7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39.419785" calcext:value-type="float">
            <text:p>39,419785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/>
          <table:table-cell office:value-type="string" calcext:value-type="string">
            <text:p>RICHEBOURG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n1tavkzeqfda3s7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chebourg Grand Cru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39.419785" calcext:value-type="float">
            <text:p>39,419785</text:p>
          </table:table-cell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/>
          <table:table-cell office:value-type="string" calcext:value-type="string">
            <text:p>ROMANEE-CONTI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5rxnd0ryzcamxbd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manée-Conti Grand Cru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43.13461" calcext:value-type="float">
            <text:p>43,13461</text:p>
          </table:table-cell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/>
          <table:table-cell office:value-type="string" calcext:value-type="string">
            <text:p>ROMANEE-CONTI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5rxnd0ryzcamxbd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manée-Conti Grand Cru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43.13461" calcext:value-type="float">
            <text:p>43,13461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ROMANEE-CONTI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3000" calcext:value-type="float">
            <text:p>2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5rxnd0ryzcamxbd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manée-Conti Grand Cru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43.13461" calcext:value-type="float">
            <text:p>43,13461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ROMANEE-SAINT VIVANT</text:p>
          </table:table-cell>
          <table:table-cell office:value-type="string" calcext:value-type="string">
            <text:p>DOMAINE DE LA ROMANEE-CONT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6j3hg3k8g0mjtgsj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manée-Saint-Vivant Grand Cru (Marey-Monge)</text:p>
          </table:table-cell>
          <table:table-cell office:value-type="string" calcext:value-type="string">
            <text:p>Domaine de La Romanée-Conti</text:p>
          </table:table-cell>
          <table:table-cell office:value-type="float" office:value="42.664795" calcext:value-type="float">
            <text:p>42,664795</text:p>
          </table:table-cell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NUITS ST. GEORGES LES PORETS</text:p>
          </table:table-cell>
          <table:table-cell office:value-type="string" calcext:value-type="string">
            <text:p>FAIVELE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js74hcavda8n8ma8z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1er Cru Les Poréts</text:p>
          </table:table-cell>
          <table:table-cell office:value-type="string" calcext:value-type="string">
            <text:p>Domaine Faiveley</text:p>
          </table:table-cell>
          <table:table-cell office:value-type="float" office:value="32.843132" calcext:value-type="float">
            <text:p>32,843132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NUITS ST. GEORGES 1er CRU AUX BOUDOTS</text:p>
          </table:table-cell>
          <table:table-cell office:value-type="string" calcext:value-type="string">
            <text:p>MEO CAMUZE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kyz9cw4yn5abjgne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1er Cru 'Aux Boudots'</text:p>
          </table:table-cell>
          <table:table-cell office:value-type="string" calcext:value-type="string">
            <text:p>Méo-Camuzet</text:p>
          </table:table-cell>
          <table:table-cell office:value-type="float" office:value="59.22842" calcext:value-type="float">
            <text:p>59,22842</text:p>
          </table:table-cell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NUITS ST. GEORGES 1er CRU LES CRAS</text:p>
          </table:table-cell>
          <table:table-cell office:value-type="string" calcext:value-type="string">
            <text:p>COMTE LIGER-BELAI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xjvtae9w1w0bpqrtcv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1er Cru 'Les Saint-Georges'</text:p>
          </table:table-cell>
          <table:table-cell office:value-type="string" calcext:value-type="string">
            <text:p>Liger Belair</text:p>
          </table:table-cell>
          <table:table-cell office:value-type="float" office:value="52.610153" calcext:value-type="float">
            <text:p>52,610153</text:p>
          </table:table-cell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PERNAND-VERGELESSES 1ER CRU LES FICHOTS</text:p>
          </table:table-cell>
          <table:table-cell office:value-type="string" calcext:value-type="string">
            <text:p>DOMAINE ROSSIGNO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xr5ky9pz8tcm9n3n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nand-Vergelesses 1er Cru 'Les Fichots'</text:p>
          </table:table-cell>
          <table:table-cell office:value-type="string" calcext:value-type="string">
            <text:p>Domaine Nicolas Rossignol</text:p>
          </table:table-cell>
          <table:table-cell office:value-type="float" office:value="43.519417" calcext:value-type="float">
            <text:p>43,519417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/>
          <table:table-cell office:value-type="string" calcext:value-type="string">
            <text:p>ALOXE-CORTON ROUGE “LES FOURNIERES”</text:p>
          </table:table-cell>
          <table:table-cell office:value-type="string" calcext:value-type="string">
            <text:p>TOLLOT-BEAU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rjycne7hqwdnawbw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oxe-Corton 1er Cru Les Fournières</text:p>
          </table:table-cell>
          <table:table-cell office:value-type="string" calcext:value-type="string">
            <text:p>Domaine Tollot-Beaut</text:p>
          </table:table-cell>
          <table:table-cell office:value-type="float" office:value="48.179127" calcext:value-type="float">
            <text:p>48,179127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POMMARD 1ER CRU LES EPENOTS</text:p>
          </table:table-cell>
          <table:table-cell office:value-type="string" calcext:value-type="string">
            <text:p>ROSSIGNO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xr303ejb83mw92xz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1er Cru 'Les Épenots'</text:p>
          </table:table-cell>
          <table:table-cell office:value-type="string" calcext:value-type="string">
            <text:p>Domaine Nicolas Rossignol</text:p>
          </table:table-cell>
          <table:table-cell office:value-type="float" office:value="35.169323" calcext:value-type="float">
            <text:p>35,169323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POMMARD 1ER CRU VIELLES VIGNE</text:p>
          </table:table-cell>
          <table:table-cell office:value-type="string" calcext:value-type="string">
            <text:p>DOMINIQUE LAUREN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kzfbzpdmm0d2bhjt9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1er Cru Vieilles Vignes</text:p>
          </table:table-cell>
          <table:table-cell office:value-type="string" calcext:value-type="string">
            <text:p>Dominique Laurent</text:p>
          </table:table-cell>
          <table:table-cell office:value-type="float" office:value="44.162327" calcext:value-type="float">
            <text:p>44,162327</text:p>
          </table:table-cell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POMMARD</text:p>
          </table:table-cell>
          <table:table-cell office:value-type="string" calcext:value-type="string">
            <text:p>DOMAINE ROY JACQUELIN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fxnejxbxkeencfzdrc8zf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</text:p>
          </table:table-cell>
          <table:table-cell office:value-type="string" calcext:value-type="string">
            <text:p>Domaine Roy Jacquelin</text:p>
          </table:table-cell>
          <table:table-cell office:value-type="float" office:value="42.463234" calcext:value-type="float">
            <text:p>42,463234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VOLNAY</text:p>
          </table:table-cell>
          <table:table-cell office:value-type="string" calcext:value-type="string">
            <text:p>DOMAINE BOULE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54552qbnc6h5g6eg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</text:p>
          </table:table-cell>
          <table:table-cell office:value-type="string" calcext:value-type="string">
            <text:p>Pierrick Bouley</text:p>
          </table:table-cell>
          <table:table-cell office:value-type="float" office:value="25.078356" calcext:value-type="float">
            <text:p>25,078356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VOLNAY 1ER CRU LES FREMIETS</text:p>
          </table:table-cell>
          <table:table-cell office:value-type="string" calcext:value-type="string">
            <text:p>DOMAINE BOILL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j742zbaw5wfjz1tb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Les Fremiets</text:p>
          </table:table-cell>
          <table:table-cell office:value-type="string" calcext:value-type="string">
            <text:p>Domaine Henri Boillot</text:p>
          </table:table-cell>
          <table:table-cell office:value-type="float" office:value="40.846664" calcext:value-type="float">
            <text:p>40,846664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EN GRANDS CHAMPS</text:p>
          </table:table-cell>
          <table:table-cell office:value-type="string" calcext:value-type="string">
            <text:p>ALPHONSE MELL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vxqss1t68x8pr875q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 Grands Champs Sancerre</text:p>
          </table:table-cell>
          <table:table-cell office:value-type="string" calcext:value-type="string">
            <text:p>Alphonse Mellot</text:p>
          </table:table-cell>
          <table:table-cell office:value-type="float" office:value="50.664375" calcext:value-type="float">
            <text:p>50,664375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CHINON ''VIELLES VIGNES''</text:p>
          </table:table-cell>
          <table:table-cell office:value-type="string" calcext:value-type="string">
            <text:p>PATRIK LAMBER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p1t03y10bg5thz89y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Chinon</text:p>
          </table:table-cell>
          <table:table-cell office:value-type="string" calcext:value-type="string">
            <text:p>Patrick Lambert</text:p>
          </table:table-cell>
          <table:table-cell office:value-type="float" office:value="43.773483" calcext:value-type="float">
            <text:p>43,773483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CHATEAUNEUF-DU-PAPE ROUGE</text:p>
          </table:table-cell>
          <table:table-cell office:value-type="string" calcext:value-type="string">
            <text:p>CHATEAU GIGOGNA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p12vvkzy5teg82azg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hâteau Gigognan</text:p>
          </table:table-cell>
          <table:table-cell office:value-type="float" office:value="43.554863" calcext:value-type="float">
            <text:p>43,554863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COTE-ROTIE CRU LA LANDONNE</text:p>
          </table:table-cell>
          <table:table-cell office:value-type="string" calcext:value-type="string">
            <text:p>DELA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hbpn7apjw69ywq5xa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Landonne Côte-Rôtie</text:p>
          </table:table-cell>
          <table:table-cell office:value-type="string" calcext:value-type="string">
            <text:p>Delas</text:p>
          </table:table-cell>
          <table:table-cell office:value-type="float" office:value="45.851326" calcext:value-type="float">
            <text:p>45,851326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/>
          <table:table-cell office:value-type="string" calcext:value-type="string">
            <text:p>HERMITAGE ROUGE</text:p>
          </table:table-cell>
          <table:table-cell office:value-type="string" calcext:value-type="string">
            <text:p>GUIGAL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5xpabb8rdcch0jz8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Rouge</text:p>
          </table:table-cell>
          <table:table-cell office:value-type="string" calcext:value-type="string">
            <text:p>E. Guigal</text:p>
          </table:table-cell>
          <table:table-cell office:value-type="float" office:value="31.068335" calcext:value-type="float">
            <text:p>31,068335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DOMAINE DE LA GRANGE DES PERES</text:p>
          </table:table-cell>
          <table:table-cell office:value-type="string" calcext:value-type="string">
            <text:p>LA GRANGE DES PERE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mnt1bcxwzjg8dz2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 de Pays de l'Hérault</text:p>
          </table:table-cell>
          <table:table-cell office:value-type="string" calcext:value-type="string">
            <text:p>La Grange des Pères</text:p>
          </table:table-cell>
          <table:table-cell office:value-type="float" office:value="29.727455" calcext:value-type="float">
            <text:p>29,727455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DOMAINE DE LA GRANGE DES PERES</text:p>
          </table:table-cell>
          <table:table-cell office:value-type="string" calcext:value-type="string">
            <text:p>LA GRANGE DES PERE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mnt1bcxwzjg8dz2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 de Pays de l'Hérault</text:p>
          </table:table-cell>
          <table:table-cell office:value-type="string" calcext:value-type="string">
            <text:p>La Grange des Pères</text:p>
          </table:table-cell>
          <table:table-cell office:value-type="float" office:value="29.727455" calcext:value-type="float">
            <text:p>29,727455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DOMAINE DE LA GRANGE DES PERES</text:p>
          </table:table-cell>
          <table:table-cell office:value-type="string" calcext:value-type="string">
            <text:p>LA GRANGE DES PERE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mnt1bcxwzjg8dz2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 de Pays de l'Hérault</text:p>
          </table:table-cell>
          <table:table-cell office:value-type="string" calcext:value-type="string">
            <text:p>La Grange des Pères</text:p>
          </table:table-cell>
          <table:table-cell office:value-type="float" office:value="29.727455" calcext:value-type="float">
            <text:p>29,727455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MAS DE DAUMAS GASSAC</text:p>
          </table:table-cell>
          <table:table-cell office:value-type="string" calcext:value-type="string">
            <text:p>MAS DE DAUMAS DE GASSA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2ktx1ppgzkh0jd5p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ut Vallée du Gassac Rouge</text:p>
          </table:table-cell>
          <table:table-cell office:value-type="string" calcext:value-type="string">
            <text:p>Mas de Daumas Gassac</text:p>
          </table:table-cell>
          <table:table-cell office:value-type="float" office:value="50.327415" calcext:value-type="float">
            <text:p>50,327415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PIC SAINT LOUP</text:p>
          </table:table-cell>
          <table:table-cell office:value-type="string" calcext:value-type="string">
            <text:p>CLOS MARI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wjna8h2pde4pp8b5g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mon Pic Saint Loup</text:p>
          </table:table-cell>
          <table:table-cell office:value-type="string" calcext:value-type="string">
            <text:p>Clos Marie</text:p>
          </table:table-cell>
          <table:table-cell office:value-type="float" office:value="42.341858" calcext:value-type="float">
            <text:p>42,341858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CLOS DE GAMOT CAHORS</text:p>
          </table:table-cell>
          <table:table-cell office:value-type="string" calcext:value-type="string">
            <text:p>CLOS DE GAM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ndx73jjbbkmskyhtp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os Siete (by Michel Rolland)</text:p>
          </table:table-cell>
          <table:table-cell office:value-type="string" calcext:value-type="string">
            <text:p>Clos de los Siete</text:p>
          </table:table-cell>
          <table:table-cell office:value-type="float" office:value="24.722923" calcext:value-type="float">
            <text:p>24,722923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CAHORS MALBEC</text:p>
          </table:table-cell>
          <table:table-cell office:value-type="string" calcext:value-type="string">
            <text:p>CHATEAU PONZA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4s5brcv8m4kws4cnj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roix des Vignes Cahors Malbec</text:p>
          </table:table-cell>
          <table:table-cell office:value-type="string" calcext:value-type="string">
            <text:p>Château Ponzac</text:p>
          </table:table-cell>
          <table:table-cell office:value-type="float" office:value="37.046734" calcext:value-type="float">
            <text:p>37,046734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MERLOT CRU SELECTION</text:p>
          </table:table-cell>
          <table:table-cell office:value-type="string" calcext:value-type="string">
            <text:p>SIMC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zhf1k5bwskdr5kt4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ru Selection</text:p>
          </table:table-cell>
          <table:table-cell office:value-type="string" calcext:value-type="string">
            <text:p>Marjan Simčič</text:p>
          </table:table-cell>
          <table:table-cell office:value-type="float" office:value="30.03461" calcext:value-type="float">
            <text:p>30,03461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PINOT NOIR CRU SELECTION</text:p>
          </table:table-cell>
          <table:table-cell office:value-type="string" calcext:value-type="string">
            <text:p>SIMCIC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ywbk0m0rqppfjwm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Cru Selection</text:p>
          </table:table-cell>
          <table:table-cell office:value-type="string" calcext:value-type="string">
            <text:p>Marjan Simčič</text:p>
          </table:table-cell>
          <table:table-cell office:value-type="float" office:value="31.495678" calcext:value-type="float">
            <text:p>31,495678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PINOT NOIR STAJERSKA</text:p>
          </table:table-cell>
          <table:table-cell office:value-type="string" calcext:value-type="string">
            <text:p>VERU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zzh8mxgdgyfdf2ree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Verus</text:p>
          </table:table-cell>
          <table:table-cell office:value-type="float" office:value="30.781042" calcext:value-type="float">
            <text:p>30,781042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TINTO GRAN RESERVA ''CASTILLO YGAY''</text:p>
          </table:table-cell>
          <table:table-cell office:value-type="string" calcext:value-type="string">
            <text:p>BODEGAS MARQUES DE MURIET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tazhand1y55efyq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illo Ygay Gran Reserva Especial Tinto</text:p>
          </table:table-cell>
          <table:table-cell office:value-type="string" calcext:value-type="string">
            <text:p>Marqués de Murrieta</text:p>
          </table:table-cell>
          <table:table-cell office:value-type="float" office:value="53.59989" calcext:value-type="float">
            <text:p>53,59989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/>
          <table:table-cell office:value-type="string" calcext:value-type="string">
            <text:p>VEGA SICILIA TINTO VALBUENA 5°ANNO</text:p>
          </table:table-cell>
          <table:table-cell office:value-type="string" calcext:value-type="string">
            <text:p>BODEGAS VEGA SICIL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pjen71x83db32aht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buena</text:p>
          </table:table-cell>
          <table:table-cell office:value-type="string" calcext:value-type="string">
            <text:p>Vega Sicilia</text:p>
          </table:table-cell>
          <table:table-cell office:value-type="float" office:value="48.618305" calcext:value-type="float">
            <text:p>48,618305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/>
          <table:table-cell office:value-type="string" calcext:value-type="string">
            <text:p>VEGA SICILIA UNICO</text:p>
          </table:table-cell>
          <table:table-cell office:value-type="string" calcext:value-type="string">
            <text:p>BODEGAS VEGA SICIL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2dkjzk41y8z4zfs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nico</text:p>
          </table:table-cell>
          <table:table-cell office:value-type="string" calcext:value-type="string">
            <text:p>Vega Sicilia</text:p>
          </table:table-cell>
          <table:table-cell office:value-type="float" office:value="45.512226" calcext:value-type="float">
            <text:p>45,512226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PINOT NOIR</text:p>
          </table:table-cell>
          <table:table-cell office:value-type="string" calcext:value-type="string">
            <text:p>WEINGUT GANTENBE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122932" calcext:value-type="float">
            <text:p>28,122932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/>
          <table:table-cell table:number-columns-repeated="2" office:value-type="string" calcext:value-type="string">
            <text:p>CHATEAU MUSA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6e1z722yv7tsczw7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usar Rouge</text:p>
          </table:table-cell>
          <table:table-cell office:value-type="string" calcext:value-type="string">
            <text:p>Château Musar</text:p>
          </table:table-cell>
          <table:table-cell office:value-type="float" office:value="41.831387" calcext:value-type="float">
            <text:p>41,831387</text:p>
          </table:table-cell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>DVO</text:p>
          </table:table-cell>
          <table:table-cell office:value-type="string" calcext:value-type="string">
            <text:p>DELLA VALLE-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n1yd7wpfmvjc9y4d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vo Villamagna</text:p>
          </table:table-cell>
          <table:table-cell office:value-type="string" calcext:value-type="string">
            <text:p>Valle Martello</text:p>
          </table:table-cell>
          <table:table-cell office:value-type="float" office:value="19.087116" calcext:value-type="float">
            <text:p>19,087116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RECIOTO DELLA VALPOLICELLA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HALF_BOTTLE</text:p>
          </table:table-cell>
          <table:table-cell office:value-type="string" calcext:value-type="string">
            <text:p>201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26a9npvn5zn8tnvk9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Quintarelli Giuseppe</text:p>
          </table:table-cell>
          <table:table-cell office:value-type="float" office:value="37.49613" calcext:value-type="float">
            <text:p>37,49613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MOSCATO D’ASTI</text:p>
          </table:table-cell>
          <table:table-cell office:value-type="string" calcext:value-type="string">
            <text:p>CASTELLO DI NEIV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mxg4nv5b15r34zngzw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Castello di Neive</text:p>
          </table:table-cell>
          <table:table-cell office:value-type="float" office:value="41.47049" calcext:value-type="float">
            <text:p>41,47049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MOSCATO PASSITO ''SEREN''</text:p>
          </table:table-cell>
          <table:table-cell office:value-type="string" calcext:value-type="string">
            <text:p>AZ. AGR. METILD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qvdwengtpfm2pwhkr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eren</text:p>
          </table:table-cell>
          <table:table-cell office:value-type="string" calcext:value-type="string">
            <text:p>Metilde</text:p>
          </table:table-cell>
          <table:table-cell office:value-type="float" office:value="35.04622" calcext:value-type="float">
            <text:p>35,04622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/>
          <table:table-cell office:value-type="string" calcext:value-type="string">
            <text:p>MARSALA RISERVA ''AEGUSA'' SEMISECCO</text:p>
          </table:table-cell>
          <table:table-cell office:value-type="string" calcext:value-type="string">
            <text:p>FLORI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74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sytmghbz8njyj3p5v9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Aegusa Marsala Superiore Riserva</text:p>
          </table:table-cell>
          <table:table-cell office:value-type="string" calcext:value-type="string">
            <text:p>Florio</text:p>
          </table:table-cell>
          <table:table-cell office:value-type="float" office:value="43.03865" calcext:value-type="float">
            <text:p>43,03865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MARSALA RISERVA ''DONNAFRANCA'' SEMISECCO</text:p>
          </table:table-cell>
          <table:table-cell office:value-type="string" calcext:value-type="string">
            <text:p>FLORI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symtnwvpd17nqfxj7p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SR0207 Marsala Superiore Riserva Semisecco</text:p>
          </table:table-cell>
          <table:table-cell office:value-type="string" calcext:value-type="string">
            <text:p>Florio</text:p>
          </table:table-cell>
          <table:table-cell office:value-type="float" office:value="40.23077" calcext:value-type="float">
            <text:p>40,23077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MALAVASIA DELLE LIPARI</text:p>
          </table:table-cell>
          <table:table-cell office:value-type="string" calcext:value-type="string">
            <text:p>CARAVAGLI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vnj6xe4y1ndgtjfvmg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alvasia delle Lipari Passito</text:p>
          </table:table-cell>
          <table:table-cell office:value-type="string" calcext:value-type="string">
            <text:p>Caravaglio</text:p>
          </table:table-cell>
          <table:table-cell office:value-type="float" office:value="44.134163" calcext:value-type="float">
            <text:p>44,134163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BEN RYE'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03jah9kxz5asj0shk1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en Ryé Grappa</text:p>
          </table:table-cell>
          <table:table-cell office:value-type="string" calcext:value-type="string">
            <text:p>Donnafugata</text:p>
          </table:table-cell>
          <table:table-cell office:value-type="float" office:value="40.14437" calcext:value-type="float">
            <text:p>40,14437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EPOKALE GEWURZTRAMINER SPATLESE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Tramin</text:p>
          </table:table-cell>
          <table:table-cell office:value-type="float" office:value="43.348644" calcext:value-type="float">
            <text:p>43,348644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SAUTERNES CHAT. HAUT-PEYRAGUEY 1ER CRU CLASSE</text:p>
          </table:table-cell>
          <table:table-cell office:value-type="string" calcext:value-type="string">
            <text:p>HAUT-PEYRAGUEY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9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amj1jv46fsy6k7g6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(Premier Grand Cru Classé)</text:p>
          </table:table-cell>
          <table:table-cell office:value-type="string" calcext:value-type="string">
            <text:p>Clos Haut-Peyraguey</text:p>
          </table:table-cell>
          <table:table-cell office:value-type="float" office:value="41.58064" calcext:value-type="float">
            <text:p>41,58064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SAUTERNES CHAT. FILHOT GRAND CRU CLASSE'</text:p>
          </table:table-cell>
          <table:table-cell office:value-type="string" calcext:value-type="string">
            <text:p>DOMAINE FILH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7e872x10xnwkw9yy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(Grand Cru Classé)</text:p>
          </table:table-cell>
          <table:table-cell office:value-type="string" calcext:value-type="string">
            <text:p>Château Filhot</text:p>
          </table:table-cell>
          <table:table-cell office:value-type="float" office:value="36.559124" calcext:value-type="float">
            <text:p>36,559124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SAUTERNES CHATEAU LIOT</text:p>
          </table:table-cell>
          <table:table-cell office:value-type="string" calcext:value-type="string">
            <text:p>DOMAINE LIO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xzdn9mn1w7ypwekjs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âteau du Levant Sauternes</text:p>
          </table:table-cell>
          <table:table-cell office:value-type="string" calcext:value-type="string">
            <text:p>Château Liot</text:p>
          </table:table-cell>
          <table:table-cell office:value-type="float" office:value="28.110521" calcext:value-type="float">
            <text:p>28,110521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SAUTERNES CHATEAU SUDUIRAUT 1ER CRU CLASSE'</text:p>
          </table:table-cell>
          <table:table-cell office:value-type="string" calcext:value-type="string">
            <text:p>CHATEAU SUDUIRAU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40vqbn889rmvmaqjr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ions de Suduiraut Sauternes</text:p>
          </table:table-cell>
          <table:table-cell office:value-type="string" calcext:value-type="string">
            <text:p>Château Suduiraut</text:p>
          </table:table-cell>
          <table:table-cell office:value-type="float" office:value="45.782303" calcext:value-type="float">
            <text:p>45,782303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SAUTERNES CHATEAU SUDUIRAUT 1ER CRU CLASSE'</text:p>
          </table:table-cell>
          <table:table-cell office:value-type="string" calcext:value-type="string">
            <text:p>CHATEAU SUDUIRAU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40vqbn889rmvmaqjr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ions de Suduiraut Sauternes</text:p>
          </table:table-cell>
          <table:table-cell office:value-type="string" calcext:value-type="string">
            <text:p>Château Suduiraut</text:p>
          </table:table-cell>
          <table:table-cell office:value-type="float" office:value="45.782303" calcext:value-type="float">
            <text:p>45,782303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/>
          <table:table-cell office:value-type="string" calcext:value-type="string">
            <text:p>GABY VIAL BANYULS 7 ANS</text:p>
          </table:table-cell>
          <table:table-cell office:value-type="string" calcext:value-type="string">
            <text:p>DOMAINE VIAL MAGNERE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h3as4pfwj2pw9reqf2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Cuvée Bernard Sapéras Banyuls Ambré</text:p>
          </table:table-cell>
          <table:table-cell office:value-type="string" calcext:value-type="string">
            <text:p>Domaine Vial Magnères</text:p>
          </table:table-cell>
          <table:table-cell office:value-type="float" office:value="43.22251" calcext:value-type="float">
            <text:p>43,22251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/>
          <table:table-cell office:value-type="string" calcext:value-type="string">
            <text:p>RIVESALTES</text:p>
          </table:table-cell>
          <table:table-cell office:value-type="string" calcext:value-type="string">
            <text:p>CHATEAU LAS COL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h2c8xpgjs8s521ek7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vesaltes Ambré</text:p>
          </table:table-cell>
          <table:table-cell office:value-type="string" calcext:value-type="string">
            <text:p>Château les Pins</text:p>
          </table:table-cell>
          <table:table-cell office:value-type="float" office:value="18.34394" calcext:value-type="float">
            <text:p>18,34394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PEDRO XIMENEZ SOLERA</text:p>
          </table:table-cell>
          <table:table-cell office:value-type="string" calcext:value-type="string">
            <text:p>BODEGA ALVEA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19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rr776hn1xvkph8406j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Solera 1830 Pedro Ximénez</text:p>
          </table:table-cell>
          <table:table-cell office:value-type="string" calcext:value-type="string">
            <text:p>Alvear</text:p>
          </table:table-cell>
          <table:table-cell office:value-type="float" office:value="45.00183" calcext:value-type="float">
            <text:p>45,00183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SHERRY PX PEDRO XIMENEZ</text:p>
          </table:table-cell>
          <table:table-cell office:value-type="string" calcext:value-type="string">
            <text:p>FERNANDO DE CASTIL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rr2cxt023erdph1zqe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Classic Sweet Pedro Ximénez Sherry</text:p>
          </table:table-cell>
          <table:table-cell office:value-type="string" calcext:value-type="string">
            <text:p>Fernando de Castilla</text:p>
          </table:table-cell>
          <table:table-cell office:value-type="float" office:value="47.4767" calcext:value-type="float">
            <text:p>47,4767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TOKAJI ASZU 5 PUTTONIOS</text:p>
          </table:table-cell>
          <table:table-cell office:value-type="string" calcext:value-type="string">
            <text:p>SAMUEL TIN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p0ztbj8tg4q8zx97ebj72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ù 5 Puttonyos</text:p>
          </table:table-cell>
          <table:table-cell office:value-type="string" calcext:value-type="string">
            <text:p>Samuel Tinon</text:p>
          </table:table-cell>
          <table:table-cell office:value-type="float" office:value="67.73314" calcext:value-type="float">
            <text:p>67,73314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TOKAJI ASZU 3 PUTTONIOS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8bpzbzh0qrhgkn2r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3 Puttonyos</text:p>
          </table:table-cell>
          <table:table-cell office:value-type="string" calcext:value-type="string">
            <text:p>Oremus</text:p>
          </table:table-cell>
          <table:table-cell office:value-type="float" office:value="54.473793" calcext:value-type="float">
            <text:p>54,473793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/>
          <table:table-cell office:value-type="string" calcext:value-type="string">
            <text:p>TOKAJI ASZU 5 PUTTONIOS</text:p>
          </table:table-cell>
          <table:table-cell office:value-type="string" calcext:value-type="string">
            <text:p>PAJZO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j0p13gjp3a0a4109ds4p861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ù 5 Puttonyos</text:p>
          </table:table-cell>
          <table:table-cell office:value-type="string" calcext:value-type="string">
            <text:p>Château Pajzos</text:p>
          </table:table-cell>
          <table:table-cell office:value-type="float" office:value="50.28199" calcext:value-type="float">
            <text:p>50,28199</text:p>
          </table:table-cell>
        </table:table-row>
        <calcext:conditional-formats>
          <calcext:conditional-format calcext:target-range-address="'Auto (select correct)'.A2:'Auto (select correct)'.R949">
            <calcext:condition calcext:apply-style-name="Good" calcext:value="formula-is([.$A2]=1)" calcext:base-cell-address="'Auto (select correct)'.A2"/>
          </calcext:conditional-format>
        </calcext:conditional-formats>
      </table:table>
      <table:table table:name="Manual (DO NOT TOUCH)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</table:table-row>
        <table:table-row table:style-name="ro1">
          <table:table-cell table:formula="of:=IF(ISBLANK([.B2]); &quot;&quot;; 1)">
            <text:p/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RNELLAIA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LTEMASI</text:p>
          </table:table-cell>
          <table:table-cell office:value-type="string" calcext:value-type="string">
            <text:p>CAVI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4]); &quot;&quot;; 1)">
            <text:p/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EXTRA BRUT CHAMPAGNE LA CLOSERIE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5]); &quot;&quot;; 1)">
            <text:p/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BRUT CHAMPAGNE OZANNE BLANC DE BLANC GRAND CRU</text:p>
          </table:table-cell>
          <table:table-cell office:value-type="string" calcext:value-type="string">
            <text:p>M.FALL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S/A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6]); &quot;&quot;; 1)">
            <text:p/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UA D’ORO DORONA</text:p>
          </table:table-cell>
          <table:table-cell office:value-type="string" calcext:value-type="string">
            <text:p>BINIOL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7]); &quot;&quot;; 1)">
            <text:p/>
          </table:table-cell>
          <table:table-cell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LOWENGANG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8]); &quot;&quot;; 1)">
            <text:p/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SOMERE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9]); &quot;&quot;; 1)">
            <text:p/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CHARDONNAY</text:p>
          </table:table-cell>
          <table:table-cell office:value-type="string" calcext:value-type="string">
            <text:p>CIAMPAGNI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10]); &quot;&quot;; 1)">
            <text:p/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TRAMINAK</text:p>
          </table:table-cell>
          <table:table-cell office:value-type="string" calcext:value-type="string">
            <text:p>BELLEND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11]); &quot;&quot;; 1)">
            <text:p/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UCCELLANDA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12]); &quot;&quot;; 1)">
            <text:p/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UCCELLANDA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13]); &quot;&quot;; 1)">
            <text:p/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table:number-columns-repeated="2" office:value-type="string" calcext:value-type="string">
            <text:p>CAPICHER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14]); &quot;&quot;; 1)">
            <text:p/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ABISSALE</text:p>
          </table:table-cell>
          <table:table-cell office:value-type="string" calcext:value-type="string">
            <text:p>VIGNETI DI MAR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15]); &quot;&quot;; 1)">
            <text:p/>
          </table:table-cell>
          <table:table-cell/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RIESLING</text:p>
          </table:table-cell>
          <table:table-cell office:value-type="string" calcext:value-type="string">
            <text:p>SCHIEFERTERRASSE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16]); &quot;&quot;; 1)">
            <text:p/>
          </table:table-cell>
          <table:table-cell/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RIESLING</text:p>
          </table:table-cell>
          <table:table-cell office:value-type="string" calcext:value-type="string">
            <text:p>SCHWARZHOFBERGER QB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17]); &quot;&quot;; 1)">
            <text:p/>
          </table:table-cell>
          <table:table-cell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RIESLING</text:p>
          </table:table-cell>
          <table:table-cell office:value-type="string" calcext:value-type="string">
            <text:p>BLAUSCHIEFER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18]); &quot;&quot;; 1)">
            <text:p/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RIESLING BERNKASTELER BADSTUBE KABINETT</text:p>
          </table:table-cell>
          <table:table-cell office:value-type="string" calcext:value-type="string">
            <text:p>J.J.PRUM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19]); &quot;&quot;; 1)">
            <text:p/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RIESLING</text:p>
          </table:table-cell>
          <table:table-cell office:value-type="string" calcext:value-type="string">
            <text:p>WEHLENER SONNENUHR KABINET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20]); &quot;&quot;; 1)">
            <text:p/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RIESLING GRAACHER HIMMELREICH KABINETT</text:p>
          </table:table-cell>
          <table:table-cell office:value-type="string" calcext:value-type="string">
            <text:p>J.J.PRUM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21]); &quot;&quot;; 1)">
            <text:p/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BULA</text:p>
          </table:table-cell>
          <table:table-cell office:value-type="string" calcext:value-type="string">
            <text:p>SELECTIO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22]); &quot;&quot;; 1)">
            <text:p/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AMARONE</text:p>
          </table:table-cell>
          <table:table-cell office:value-type="string" calcext:value-type="string">
            <text:p>REIU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23]); &quot;&quot;; 1)">
            <text:p/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CAPO DI STATO</text:p>
          </table:table-cell>
          <table:table-cell office:value-type="string" calcext:value-type="string">
            <text:p>VENEGAZZU'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24]); &quot;&quot;; 1)">
            <text:p/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ROSSO VECCHIO GRION</text:p>
          </table:table-cell>
          <table:table-cell office:value-type="string" calcext:value-type="string">
            <text:p>BALA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25]); &quot;&quot;; 1)">
            <text:p/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ROSSO VECCHIO GRION</text:p>
          </table:table-cell>
          <table:table-cell office:value-type="string" calcext:value-type="string">
            <text:p>BALA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26]); &quot;&quot;; 1)">
            <text:p/>
          </table:table-cell>
          <table:table-cell/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MONTEVETRANO</text:p>
          </table:table-cell>
          <table:table-cell office:value-type="string" calcext:value-type="string">
            <text:p>SILVIA IMPARATO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27]); &quot;&quot;; 1)">
            <text:p/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BARBACARLO</text:p>
          </table:table-cell>
          <table:table-cell office:value-type="string" calcext:value-type="string">
            <text:p>LINO MAG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28]); &quot;&quot;; 1)">
            <text:p/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BARBACARLO</text:p>
          </table:table-cell>
          <table:table-cell office:value-type="string" calcext:value-type="string">
            <text:p>LINO MAG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29]); &quot;&quot;; 1)">
            <text:p/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ORAVIA</text:p>
          </table:table-cell>
          <table:table-cell office:value-type="string" calcext:value-type="string">
            <text:p>Doppia Manum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0]); &quot;&quot;; 1)">
            <text:p/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ARCHINERI</text:p>
          </table:table-cell>
          <table:table-cell office:value-type="string" calcext:value-type="string">
            <text:p>PIETRA DOLCE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1]); &quot;&quot;; 1)">
            <text:p/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FARO PALARI</text:p>
          </table:table-cell>
          <table:table-cell office:value-type="string" calcext:value-type="string">
            <text:p>SALVATORE GERAC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2]); &quot;&quot;; 1)">
            <text:p/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FARO PALARI</text:p>
          </table:table-cell>
          <table:table-cell office:value-type="string" calcext:value-type="string">
            <text:p>SALVATORE GERACI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3]); &quot;&quot;; 1)">
            <text:p/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CA' MARCANDA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4]); &quot;&quot;; 1)">
            <text:p/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ORNELLAIA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5]); &quot;&quot;; 1)">
            <text:p/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ORNELLAIA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1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6]); &quot;&quot;; 1)">
            <text:p/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ORNELLAIA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7]); &quot;&quot;; 1)">
            <text:p/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ORNELLAIA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8]); &quot;&quot;; 1)">
            <text:p/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ORNELLAIA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39]); &quot;&quot;; 1)">
            <text:p/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ORNELLAIA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MAGNUM</text:p>
          </table:table-cell>
          <table:table-cell office:value-type="string" calcext:value-type="string">
            <text:p>2020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40]); &quot;&quot;; 1)">
            <text:p/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MERLOT BRENNTAL</text:p>
          </table:table-cell>
          <table:table-cell office:value-type="string" calcext:value-type="string">
            <text:p>CORTACCIA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41]); &quot;&quot;; 1)">
            <text:p/>
          </table:table-cell>
          <table:table-cell/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ANSEILLAN</text:p>
          </table:table-cell>
          <table:table-cell office:value-type="string" calcext:value-type="string">
            <text:p>DOMAINE BARONS DE ROTHSCHILD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42]); &quot;&quot;; 1)">
            <text:p/>
          </table:table-cell>
          <table:table-cell/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PETRUS</text:p>
          </table:table-cell>
          <table:table-cell office:value-type="string" calcext:value-type="string">
            <text:p>PETRUS LACOSTE LOUBA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8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43]); &quot;&quot;; 1)">
            <text:p/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ETRUS</text:p>
          </table:table-cell>
          <table:table-cell office:value-type="string" calcext:value-type="string">
            <text:p>PETRUS LACOSTE LOUBA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44]); &quot;&quot;; 1)">
            <text:p/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ETRUS</text:p>
          </table:table-cell>
          <table:table-cell office:value-type="string" calcext:value-type="string">
            <text:p>PETRUS LACOSTE LOUBAT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2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45]); &quot;&quot;; 1)">
            <text:p/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HARLAN ESTATE</text:p>
          </table:table-cell>
          <table:table-cell office:value-type="string" calcext:value-type="string">
            <text:p>HARLAN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16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F(ISBLANK([.B46]); &quot;&quot;; 1)">
            <text:p/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SAUTERNES CHAT. D'YQUEM</text:p>
          </table:table-cell>
          <table:table-cell office:value-type="string" calcext:value-type="string">
            <text:p>LUR SALUCES</text:p>
          </table:table-cell>
          <table:table-cell/>
          <table:table-cell office:value-type="string" calcext:value-type="string">
            <text:p>BOTTLE</text:p>
          </table:table-cell>
          <table:table-cell office:value-type="string" calcext:value-type="string">
            <text:p>2001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21:33:59.534249757</dc:date>
    <meta:editing-duration>PT4M54S</meta:editing-duration>
    <meta:editing-cycles>2</meta:editing-cycles>
    <meta:generator>LibreOffice/7.3.7.2$Linux_X86_64 LibreOffice_project/30$Build-2</meta:generator>
    <meta:document-statistic meta:table-count="2" meta:cell-count="13136" meta:object-count="0"/>
  </office:meta>
</office:document-meta>
</file>